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50000000F836DD33AC0C7957E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1"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a1" style:family="table">
      <style:table-properties style:width="6.9931in" fo:margin-left="0in" fo:margin-top="0in" fo:margin-bottom="0in" table:align="left" style:writing-mode="lr-tb"/>
    </style:style>
    <style:style style:name="Tabla1.A" style:family="table-column">
      <style:table-column-properties style:column-width="2.3306in"/>
    </style:style>
    <style:style style:name="Tabla1.B" style:family="table-column">
      <style:table-column-properties style:column-width="2.3313in"/>
    </style:style>
    <style:style style:name="Tabla1.1" style:family="table-row">
      <style:table-row-properties style:min-row-height="0.8243in" fo:keep-together="auto"/>
    </style:style>
    <style:style style:name="Tabla1.A1" style:family="table-cell">
      <style:table-cell-properties style:vertical-align="bottom" fo:padding-left="0.075in" fo:padding-right="0.075in" fo:padding-top="0in" fo:padding-bottom="0in" fo:border="none"/>
    </style:style>
    <style:style style:name="Tabla2" style:family="table">
      <style:table-properties style:width="4.6625in" fo:margin-left="0in" fo:margin-top="0in" fo:margin-bottom="0in" table:align="left" style:writing-mode="lr-tb"/>
    </style:style>
    <style:style style:name="Tabla2.A" style:family="table-column">
      <style:table-column-properties style:column-width="2.3313in"/>
    </style:style>
    <style:style style:name="Tabla2.1" style:family="table-row">
      <style:table-row-properties style:min-row-height="0.9819in" fo:keep-together="auto"/>
    </style:style>
    <style:style style:name="Tabla2.A1" style:family="table-cell">
      <style:table-cell-properties style:vertical-align="bottom" fo:padding-left="0.075in" fo:padding-right="0.075in" fo:padding-top="0in" fo:padding-bottom="0in" fo:border="none"/>
    </style:style>
    <style:style style:name="Tabla3" style:family="table">
      <style:table-properties style:width="4.6625in" fo:margin-left="0in" fo:margin-top="0in" fo:margin-bottom="0in" table:align="left" style:writing-mode="lr-tb"/>
    </style:style>
    <style:style style:name="Tabla3.A" style:family="table-column">
      <style:table-column-properties style:column-width="2.3313in"/>
    </style:style>
    <style:style style:name="Tabla3.1" style:family="table-row">
      <style:table-row-properties style:min-row-height="1.0535in" fo:keep-together="auto"/>
    </style:style>
    <style:style style:name="Tabla3.A1" style:family="table-cell">
      <style:table-cell-properties style:vertical-align="bottom" fo:padding-left="0.075in" fo:padding-right="0.075in" fo:padding-top="0in" fo:padding-bottom="0in" fo:border="none"/>
    </style:style>
    <style:style style:name="P1" style:family="paragraph" style:parent-style-name="Standard">
      <style:paragraph-properties fo:margin-top="0in" fo:margin-bottom="0in" loext:contextual-spacing="false" style:shadow="none">
        <style:tab-stops/>
      </style:paragraph-properties>
      <style:text-properties officeooo:paragraph-rsid="002f304b"/>
    </style:style>
    <style:style style:name="P2" style:family="paragraph" style:parent-style-name="Standard">
      <style:paragraph-properties fo:margin-top="0in" fo:margin-bottom="0in" loext:contextual-spacing="false" style:shadow="none">
        <style:tab-stops/>
      </style:paragraph-properties>
      <style:text-properties officeooo:paragraph-rsid="001f59e6"/>
    </style:style>
    <style:style style:name="P3" style:family="paragraph" style:parent-style-name="Standard">
      <style:paragraph-properties fo:margin-top="0in" fo:margin-bottom="0in" loext:contextual-spacing="false" style:shadow="none">
        <style:tab-stops/>
      </style:paragraph-properties>
      <style:text-properties officeooo:paragraph-rsid="00381c54"/>
    </style:style>
    <style:style style:name="P4" style:family="paragraph" style:parent-style-name="Standard">
      <style:paragraph-properties fo:margin-top="0in" fo:margin-bottom="0in" loext:contextual-spacing="false" fo:line-height="100%" fo:text-align="justify" style:justify-single-word="false"/>
      <style:text-properties style:font-name="Arial" fo:font-size="9pt" fo:font-weight="bold" officeooo:paragraph-rsid="002f304b" fo:background-color="transparent" style:font-name-asian="Calibri" style:font-size-asian="9pt" style:font-weight-asian="bold" style:font-name-complex="Arial2" style:font-size-complex="9pt" style:font-weight-complex="bold"/>
    </style:style>
    <style:style style:name="P5" style:family="paragraph" style:parent-style-name="Standard">
      <style:paragraph-properties fo:margin-top="0in" fo:margin-bottom="0in" loext:contextual-spacing="false" fo:line-height="100%" fo:text-align="justify" style:justify-single-word="false"/>
      <style:text-properties style:font-name="Arial" fo:font-size="9pt" fo:font-weight="bold" officeooo:paragraph-rsid="001f59e6" fo:background-color="transparent" style:font-name-asian="Calibri" style:font-size-asian="9pt" style:font-weight-asian="bold" style:font-name-complex="Arial2" style:font-size-complex="9pt" style:font-weight-complex="bold"/>
    </style:style>
    <style:style style:name="P6" style:family="paragraph" style:parent-style-name="Standard">
      <style:paragraph-properties fo:margin-top="0in" fo:margin-bottom="0in" loext:contextual-spacing="false" fo:line-height="100%" fo:text-align="justify" style:justify-single-word="false"/>
      <style:text-properties officeooo:paragraph-rsid="0028dbe1"/>
    </style:style>
    <style:style style:name="P7" style:family="paragraph" style:parent-style-name="Standard">
      <style:paragraph-properties fo:margin-top="0in" fo:margin-bottom="0in" loext:contextual-spacing="false" fo:line-height="100%" fo:text-align="justify" style:justify-single-word="false"/>
      <style:text-properties officeooo:paragraph-rsid="003753e5"/>
    </style:style>
    <style:style style:name="P8" style:family="paragraph" style:parent-style-name="Standard">
      <style:paragraph-properties fo:margin-top="0in" fo:margin-bottom="0in" loext:contextual-spacing="false" fo:line-height="100%" fo:text-align="center" style:justify-single-word="false">
        <style:tab-stops>
          <style:tab-stop style:position="2.8484in"/>
        </style:tab-stops>
      </style:paragraph-properties>
      <style:text-properties officeooo:paragraph-rsid="0035be70"/>
    </style:style>
    <style:style style:name="P9" style:family="paragraph" style:parent-style-name="Standard">
      <style:paragraph-properties fo:margin-top="0in" fo:margin-bottom="0in" loext:contextual-spacing="false" fo:line-height="100%" fo:text-align="center" style:justify-single-word="false"/>
      <style:text-properties officeooo:paragraph-rsid="0035be70"/>
    </style:style>
    <style:style style:name="P10" style:family="paragraph" style:parent-style-name="Standard">
      <style:paragraph-properties fo:margin-top="0in" fo:margin-bottom="0in" loext:contextual-spacing="false"/>
      <style:text-properties officeooo:paragraph-rsid="0027837c"/>
    </style:style>
    <style:style style:name="P11" style:family="paragraph" style:parent-style-name="Standard">
      <style:paragraph-properties fo:margin-top="0in" fo:margin-bottom="0in" loext:contextual-spacing="false" fo:line-height="100%" fo:text-align="center" style:justify-single-word="false"/>
      <style:text-properties style:font-name="Arial Narrow" fo:font-size="8pt" fo:language="es" fo:country="MX" officeooo:paragraph-rsid="0035be70" style:font-size-asian="8pt" style:font-name-complex="Arial2" style:font-size-complex="8pt"/>
    </style:style>
    <style:style style:name="P12"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MX" officeooo:paragraph-rsid="00295871" style:font-name-asian="Calibri" style:font-size-asian="8pt" style:font-name-complex="Arial2" style:font-size-complex="8pt"/>
    </style:style>
    <style:style style:name="P13"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MX" officeooo:paragraph-rsid="002a4b01" style:font-name-asian="Calibri" style:font-size-asian="8pt" style:font-name-complex="Arial2" style:font-size-complex="8pt"/>
    </style:style>
    <style:style style:name="P14"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MX" officeooo:paragraph-rsid="002c59a1" style:font-name-asian="Calibri" style:font-size-asian="8pt" style:font-name-complex="Arial2" style:font-size-complex="8pt"/>
    </style:style>
    <style:style style:name="P15" style:family="paragraph" style:parent-style-name="Standard">
      <style:paragraph-properties fo:margin-top="0in" fo:margin-bottom="0in" loext:contextual-spacing="false" fo:line-height="100%" fo:text-align="justify" style:justify-single-word="false">
        <style:tab-stops>
          <style:tab-stop style:position="0.0984in"/>
        </style:tab-stops>
      </style:paragraph-properties>
      <style:text-properties style:font-name="Arial Narrow" fo:font-size="8pt" fo:language="es" fo:country="MX" officeooo:paragraph-rsid="002c59a1" style:font-name-asian="Calibri" style:font-size-asian="8pt" style:font-name-complex="Arial2" style:font-size-complex="8pt"/>
    </style:style>
    <style:style style:name="P16"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MX" officeooo:paragraph-rsid="002cc397" style:font-name-asian="Calibri" style:font-size-asian="8pt" style:font-name-complex="Arial2" style:font-size-complex="8pt"/>
    </style:style>
    <style:style style:name="P17"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MX" officeooo:paragraph-rsid="0035be70" style:font-name-asian="Calibri" style:font-size-asian="8pt" style:font-name-complex="Arial2" style:font-size-complex="8pt"/>
    </style:style>
    <style:style style:name="P18"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MX" officeooo:paragraph-rsid="003753e5" style:font-name-asian="Calibri" style:font-size-asian="8pt" style:font-name-complex="Arial2" style:font-size-complex="8pt"/>
    </style:style>
    <style:style style:name="P19" style:family="paragraph" style:parent-style-name="Standard">
      <style:paragraph-properties fo:margin-top="0in" fo:margin-bottom="0in" loext:contextual-spacing="false" fo:line-height="100%" fo:text-align="center" style:justify-single-word="false"/>
      <style:text-properties style:font-name="Arial Narrow" fo:font-size="8pt" fo:language="es" fo:country="MX" officeooo:paragraph-rsid="0035be70" style:font-name-asian="Calibri" style:font-size-asian="8pt" style:font-name-complex="Arial2" style:font-size-complex="8pt"/>
    </style:style>
    <style:style style:name="P20" style:family="paragraph" style:parent-style-name="Standard">
      <style:paragraph-properties fo:margin-top="0in" fo:margin-bottom="0in" loext:contextual-spacing="false" fo:line-height="100%" fo:text-align="center" style:justify-single-word="false"/>
      <style:text-properties style:font-name="Arial Narrow" fo:font-size="8pt" fo:language="es" fo:country="MX" fo:font-weight="bold" officeooo:paragraph-rsid="0035be70" style:font-name-asian="Calibri" style:font-size-asian="8pt" style:font-weight-asian="bold" style:font-name-complex="Arial2" style:font-size-complex="8pt" style:font-weight-complex="bold"/>
    </style:style>
    <style:style style:name="P21" style:family="paragraph" style:parent-style-name="Standard">
      <style:paragraph-properties fo:margin-top="0in" fo:margin-bottom="0in" loext:contextual-spacing="false" fo:line-height="100%"/>
      <style:text-properties style:font-name="Arial Narrow" fo:font-size="8pt" fo:language="es" fo:country="MX" fo:font-weight="bold" officeooo:paragraph-rsid="0035be70" style:font-name-asian="Calibri" style:font-size-asian="8pt" style:font-weight-asian="bold" style:font-name-complex="Arial2" style:font-size-complex="8pt" style:font-weight-complex="bold"/>
    </style:style>
    <style:style style:name="P22"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MX" fo:font-weight="bold" officeooo:paragraph-rsid="0035be70" style:font-name-asian="Calibri" style:font-size-asian="8pt" style:font-weight-asian="bold" style:font-name-complex="Arial2" style:font-size-complex="8pt" style:font-weight-complex="bold"/>
    </style:style>
    <style:style style:name="P23" style:family="paragraph" style:parent-style-name="Standard">
      <style:paragraph-properties fo:margin-top="0in" fo:margin-bottom="0in" loext:contextual-spacing="false" fo:line-height="100%" fo:text-align="center" style:justify-single-word="false">
        <style:tab-stops>
          <style:tab-stop style:position="2.8484in"/>
        </style:tab-stops>
      </style:paragraph-properties>
      <style:text-properties style:font-name="Arial Narrow" fo:font-size="8pt" officeooo:paragraph-rsid="003753e5" style:font-name-asian="Calibri" style:font-size-asian="8pt" style:font-name-complex="Arial2" style:font-size-complex="8pt"/>
    </style:style>
    <style:style style:name="P24" style:family="paragraph" style:parent-style-name="Standard">
      <style:paragraph-properties fo:margin-top="0in" fo:margin-bottom="0in" loext:contextual-spacing="false" fo:line-height="100%" fo:text-align="center" style:justify-single-word="false"/>
      <style:text-properties style:font-name="Arial Narrow" fo:font-size="8pt" officeooo:paragraph-rsid="003753e5" style:font-name-asian="Calibri" style:font-size-asian="8pt" style:font-name-complex="Arial2" style:font-size-complex="8pt"/>
    </style:style>
    <style:style style:name="P25" style:family="paragraph" style:parent-style-name="Standard">
      <style:paragraph-properties fo:margin-top="0in" fo:margin-bottom="0in" loext:contextual-spacing="false" fo:line-height="100%" fo:text-align="justify" style:justify-single-word="false"/>
      <style:text-properties style:font-name="Arial Narrow" fo:font-size="8pt" officeooo:paragraph-rsid="003753e5" style:font-name-asian="Calibri" style:font-size-asian="8pt" style:font-name-complex="Arial2" style:font-size-complex="8pt"/>
    </style:style>
    <style:style style:name="P26" style:family="paragraph" style:parent-style-name="Standard">
      <style:paragraph-properties fo:margin-top="0in" fo:margin-bottom="0in" loext:contextual-spacing="false"/>
      <style:text-properties officeooo:paragraph-rsid="00213b0c"/>
    </style:style>
    <style:style style:name="P27" style:family="paragraph" style:parent-style-name="Standard">
      <style:paragraph-properties fo:margin-top="0in" fo:margin-bottom="0in" loext:contextual-spacing="false" fo:line-height="100%" fo:text-align="justify" style:justify-single-word="false"/>
      <style:text-properties fo:language="es" fo:country="MX" officeooo:paragraph-rsid="002a4b01"/>
    </style:style>
    <style:style style:name="P28" style:family="paragraph" style:parent-style-name="Standard">
      <style:paragraph-properties fo:margin-top="0in" fo:margin-bottom="0in" loext:contextual-spacing="false" fo:line-height="100%" fo:text-align="justify" style:justify-single-word="false"/>
      <style:text-properties fo:language="es" fo:country="MX" officeooo:paragraph-rsid="002cc397"/>
    </style:style>
    <style:style style:name="P29" style:family="paragraph" style:parent-style-name="Standard">
      <style:paragraph-properties fo:margin-top="0in" fo:margin-bottom="0in" loext:contextual-spacing="false" fo:line-height="100%" fo:text-align="justify" style:justify-single-word="false"/>
      <style:text-properties fo:language="es" fo:country="MX" officeooo:paragraph-rsid="0035be70"/>
    </style:style>
    <style:style style:name="P30" style:family="paragraph" style:parent-style-name="Standard">
      <style:paragraph-properties fo:margin-top="0in" fo:margin-bottom="0in" loext:contextual-spacing="false" fo:line-height="100%" fo:text-align="center" style:justify-single-word="false"/>
      <style:text-properties fo:color="#000000" style:font-name="Arial Narrow" fo:font-size="8pt" officeooo:paragraph-rsid="003753e5" style:font-name-asian="Times New Roman" style:font-size-asian="8pt" style:font-name-complex="Arial2" style:font-size-complex="8pt"/>
    </style:style>
    <style:style style:name="P31" style:family="paragraph" style:parent-style-name="Standard">
      <style:paragraph-properties fo:margin-top="0in" fo:margin-bottom="0in" loext:contextual-spacing="false" fo:line-height="100%" fo:text-align="center" style:justify-single-word="false"/>
      <style:text-properties fo:color="#000000" style:font-name="Arial Narrow" fo:font-size="8pt" fo:language="es" fo:country="MX" officeooo:paragraph-rsid="0035be70" style:font-name-asian="Times New Roman" style:font-size-asian="8pt" style:font-name-complex="Arial2" style:font-size-complex="8pt"/>
    </style:style>
    <style:style style:name="P32" style:family="paragraph" style:parent-style-name="Standard">
      <style:paragraph-properties fo:margin-top="0in" fo:margin-bottom="0in" loext:contextual-spacing="false" fo:line-height="100%" fo:text-align="center" style:justify-single-word="false">
        <style:tab-stops>
          <style:tab-stop style:position="2.8484in"/>
        </style:tab-stops>
      </style:paragraph-properties>
      <style:text-properties fo:color="#000000" style:font-name="Arial Narrow" fo:font-size="8pt" fo:letter-spacing="-0.0043in" fo:font-weight="bold" officeooo:paragraph-rsid="003753e5" fo:background-color="transparent" style:font-name-asian="Times New Roman" style:font-size-asian="8pt" style:font-weight-asian="bold" style:font-name-complex="Calibri" style:font-size-complex="8pt" style:font-weight-complex="bold"/>
    </style:style>
    <style:style style:name="P33" style:family="paragraph" style:parent-style-name="Standard">
      <style:paragraph-properties fo:margin-top="0in" fo:margin-bottom="0in" loext:contextual-spacing="false" fo:line-height="100%" fo:text-align="center" style:justify-single-word="false">
        <style:tab-stops>
          <style:tab-stop style:position="2.8484in"/>
        </style:tab-stops>
      </style:paragraph-properties>
      <style:text-properties fo:color="#000000" style:font-name="Arial Narrow" fo:font-size="9pt" fo:letter-spacing="-0.0043in" fo:font-weight="bold" officeooo:paragraph-rsid="003753e5" fo:background-color="transparent" style:font-name-asian="Times New Roman" style:font-size-asian="9pt" style:font-weight-asian="bold" style:font-name-complex="Arial2" style:font-size-complex="9pt" style:font-weight-complex="bold"/>
    </style:style>
    <style:style style:name="P34" style:family="paragraph" style:parent-style-name="Standard">
      <style:paragraph-properties fo:margin-top="0in" fo:margin-bottom="0in" loext:contextual-spacing="false" fo:line-height="100%" fo:text-align="center" style:justify-single-word="false">
        <style:tab-stops>
          <style:tab-stop style:position="2.8484in"/>
        </style:tab-stops>
      </style:paragraph-properties>
      <style:text-properties fo:color="#595959" style:font-name="Arial Narrow" fo:font-size="8pt" fo:letter-spacing="-0.0043in" fo:font-weight="bold" officeooo:paragraph-rsid="0035be70" fo:background-color="#c0c0c0" style:font-name-asian="Times New Roman" style:font-size-asian="8pt" style:font-weight-asian="bold" style:font-name-complex="Calibri" style:font-size-complex="8pt" style:font-weight-complex="bold"/>
    </style:style>
    <style:style style:name="P35" style:family="paragraph" style:parent-style-name="Standard">
      <style:paragraph-properties fo:margin-top="0in" fo:margin-bottom="0in" loext:contextual-spacing="false" fo:line-height="100%" fo:text-align="center" style:justify-single-word="false">
        <style:tab-stops>
          <style:tab-stop style:position="2.8484in"/>
        </style:tab-stops>
      </style:paragraph-properties>
      <style:text-properties fo:color="#595959" style:font-name="Arial Narrow" fo:font-size="8pt" fo:letter-spacing="-0.0043in" fo:language="es" fo:country="MX" fo:font-weight="bold" officeooo:paragraph-rsid="0039399e" fo:background-color="#c0c0c0" style:font-name-asian="Times New Roman" style:font-size-asian="8pt" style:font-weight-asian="bold" style:font-name-complex="Calibri" style:font-size-complex="8pt" style:font-weight-complex="bold"/>
    </style:style>
    <style:style style:name="P36" style:family="paragraph" style:parent-style-name="Standard">
      <style:paragraph-properties fo:margin-top="0in" fo:margin-bottom="0in" loext:contextual-spacing="false"/>
      <style:text-properties officeooo:paragraph-rsid="00381c54"/>
    </style:style>
    <style:style style:name="P37"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 fo:font-size="9pt" style:text-underline-style="solid" style:text-underline-width="auto" style:text-underline-color="font-color" officeooo:paragraph-rsid="0027837c" fo:background-color="transparent" style:font-name-asian="Calibri" style:font-size-asian="9pt" style:font-name-complex="Arial2" style:font-size-complex="9pt"/>
    </style:style>
    <style:style style:name="P38"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 fo:font-size="9pt" style:text-underline-style="solid" style:text-underline-width="auto" style:text-underline-color="font-color" officeooo:rsid="01274abb" officeooo:paragraph-rsid="00213b0c" fo:background-color="transparent" style:font-name-asian="Calibri" style:font-size-asian="9pt" style:font-name-complex="Arial2" style:font-size-complex="9pt"/>
    </style:style>
    <style:style style:name="P39"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 fo:font-size="9pt" style:text-underline-style="solid" style:text-underline-width="auto" style:text-underline-color="font-color" officeooo:rsid="01274abb" officeooo:paragraph-rsid="00381c54" fo:background-color="transparent" style:font-name-asian="Calibri" style:font-size-asian="9pt" style:font-name-complex="Arial2" style:font-size-complex="9pt"/>
    </style:style>
    <style:style style:name="P40"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 fo:font-size="9pt" fo:language="es" fo:country="MX" style:text-underline-style="solid" style:text-underline-width="auto" style:text-underline-color="font-color" fo:font-weight="bold" officeooo:rsid="01274abb" officeooo:paragraph-rsid="00381c54" fo:background-color="transparent" style:font-name-asian="Calibri" style:font-size-asian="9pt" style:font-weight-asian="bold" style:font-name-complex="Arial2" style:font-size-complex="9pt" style:font-weight-complex="bold"/>
    </style:style>
    <style:style style:name="P41"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3.0689in" style:type="center"/>
          <style:tab-stop style:position="6.1374in" style:type="right"/>
        </style:tab-stops>
      </style:paragraph-properties>
      <style:text-properties style:font-name="Arial Narrow" fo:font-size="8pt" fo:language="es" fo:country="MX" style:text-underline-style="none" officeooo:rsid="01274abb" officeooo:paragraph-rsid="0026b96e" fo:background-color="transparent" style:font-name-asian="Calibri" style:font-size-asian="8pt" style:language-asian="es" style:country-asian="ES" style:font-name-complex="Arial2" style:font-size-complex="8pt"/>
    </style:style>
    <style:style style:name="P42"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3.0689in" style:type="center"/>
          <style:tab-stop style:position="6.1374in" style:type="right"/>
        </style:tab-stops>
      </style:paragraph-properties>
      <style:text-properties style:font-name="Arial Narrow" fo:font-size="8pt" fo:language="es" fo:country="MX" style:text-underline-style="none" officeooo:rsid="01274abb" officeooo:paragraph-rsid="002a4b01" fo:background-color="transparent" style:font-name-asian="Calibri" style:font-size-asian="8pt" style:language-asian="es" style:country-asian="ES" style:font-name-complex="Arial2" style:font-size-complex="8pt"/>
    </style:style>
    <style:style style:name="P43"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 Narrow" fo:font-size="8pt" fo:language="es" fo:country="MX" style:text-underline-style="none" officeooo:rsid="01274abb" officeooo:paragraph-rsid="00213b0c" fo:background-color="transparent" style:font-name-asian="Calibri" style:font-size-asian="8pt" style:font-name-complex="Calibri" style:font-size-complex="8pt"/>
    </style:style>
    <style:style style:name="P44"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3.0689in" style:type="center"/>
          <style:tab-stop style:position="6.1374in" style:type="right"/>
        </style:tab-stops>
      </style:paragraph-properties>
      <style:text-properties style:font-name="Arial Narrow" fo:font-size="8pt" fo:language="es" fo:country="MX" style:text-underline-style="solid" style:text-underline-width="auto" style:text-underline-color="font-color" officeooo:rsid="01274abb" officeooo:paragraph-rsid="002a4b01" fo:background-color="transparent" style:font-name-asian="Calibri" style:font-size-asian="8pt" style:language-asian="es" style:country-asian="ES" style:font-name-complex="Arial2" style:font-size-complex="8pt"/>
    </style:style>
    <style:style style:name="P45"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 Narrow" fo:font-size="6pt" fo:language="es" fo:country="MX" style:text-underline-style="solid" style:text-underline-width="auto" style:text-underline-color="font-color" officeooo:rsid="01274abb" officeooo:paragraph-rsid="00213b0c" fo:background-color="transparent" style:font-name-asian="Calibri" style:font-size-asian="6pt" style:font-name-complex="Calibri" style:font-size-complex="6pt"/>
    </style:style>
    <style:style style:name="P46"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 Narrow" fo:font-size="6pt" fo:language="es" fo:country="MX" style:text-underline-style="solid" style:text-underline-width="auto" style:text-underline-color="font-color" officeooo:rsid="01274abb" officeooo:paragraph-rsid="0035be70" fo:background-color="transparent" style:font-name-asian="Calibri" style:font-size-asian="6pt" style:font-name-complex="Calibri" style:font-size-complex="6pt"/>
    </style:style>
    <style:style style:name="P47" style:family="paragraph" style:parent-style-name="Standard">
      <style:paragraph-properties fo:margin-left="0in" fo:margin-right="0in" fo:margin-top="0in" fo:margin-bottom="0.111in" loext:contextual-spacing="false" fo:line-height="100%" fo:text-align="justify" style:justify-single-word="false" fo:text-indent="0in" style:auto-text-indent="false">
        <style:tab-stops>
          <style:tab-stop style:position="0.1972in"/>
        </style:tab-stops>
      </style:paragraph-properties>
      <style:text-properties style:font-name="Arial Narrow" fo:font-size="8pt" fo:language="es" fo:country="MX" style:text-underline-style="none" officeooo:rsid="01274abb" officeooo:paragraph-rsid="001f59e6" fo:background-color="transparent" style:font-name-asian="Calibri" style:font-size-asian="8pt" style:font-name-complex="Arial2" style:font-size-complex="8pt"/>
    </style:style>
    <style:style style:name="P48" style:family="paragraph" style:parent-style-name="Standard">
      <style:paragraph-properties fo:margin-left="0in" fo:margin-right="0in" fo:margin-top="0in" fo:margin-bottom="0.111in" loext:contextual-spacing="false" fo:line-height="100%" fo:text-align="justify" style:justify-single-word="false" fo:text-indent="0in" style:auto-text-indent="false">
        <style:tab-stops>
          <style:tab-stop style:position="0.1972in"/>
          <style:tab-stop style:position="6.311in"/>
        </style:tab-stops>
      </style:paragraph-properties>
      <style:text-properties style:font-name="Arial Narrow" fo:font-size="8pt" fo:language="es" fo:country="MX" style:text-underline-style="none" officeooo:rsid="01274abb" officeooo:paragraph-rsid="00249f67" fo:background-color="transparent" style:font-name-asian="Calibri" style:font-size-asian="8pt" style:language-asian="es" style:country-asian="ES" style:font-name-complex="Arial2" style:font-size-complex="8pt"/>
    </style:style>
    <style:style style:name="P49" style:family="paragraph" style:parent-style-name="Standard">
      <style:paragraph-properties fo:margin-left="0in" fo:margin-right="0in" fo:margin-top="0in" fo:margin-bottom="0.111in" loext:contextual-spacing="false" fo:line-height="100%" fo:text-align="justify" style:justify-single-word="false" fo:text-indent="0in" style:auto-text-indent="false">
        <style:tab-stops>
          <style:tab-stop style:position="3.0689in" style:type="center"/>
          <style:tab-stop style:position="6.1374in" style:type="right"/>
        </style:tab-stops>
      </style:paragraph-properties>
      <style:text-properties style:font-name="Arial Narrow" fo:font-size="8pt" fo:language="es" fo:country="MX" style:text-underline-style="none" officeooo:rsid="01274abb" officeooo:paragraph-rsid="00295871" fo:background-color="transparent" style:font-name-asian="Calibri" style:font-size-asian="8pt" style:language-asian="es" style:country-asian="ES" style:font-name-complex="Arial2" style:font-size-complex="8pt"/>
    </style:style>
    <style:style style:name="P50" style:family="paragraph" style:parent-style-name="Standard">
      <style:paragraph-properties fo:margin-left="0in" fo:margin-right="0in" fo:margin-top="0in" fo:margin-bottom="0.111in" loext:contextual-spacing="false" fo:line-height="100%" fo:text-align="justify" style:justify-single-word="false" fo:text-indent="0in" style:auto-text-indent="false">
        <style:tab-stops>
          <style:tab-stop style:position="3.0689in" style:type="center"/>
          <style:tab-stop style:position="6.1374in" style:type="right"/>
        </style:tab-stops>
      </style:paragraph-properties>
      <style:text-properties style:font-name="Arial Narrow" fo:font-size="8pt" fo:language="es" fo:country="MX" style:text-underline-style="none" officeooo:rsid="01274abb" officeooo:paragraph-rsid="00295ad4" fo:background-color="transparent" style:font-name-asian="Calibri" style:font-size-asian="8pt" style:language-asian="es" style:country-asian="ES" style:font-name-complex="Arial2" style:font-size-complex="8pt"/>
    </style:style>
    <style:style style:name="P51" style:family="paragraph" style:parent-style-name="Standard">
      <style:paragraph-properties fo:margin-left="0in" fo:margin-right="0in" fo:margin-top="0in" fo:margin-bottom="0.111in" loext:contextual-spacing="false" fo:line-height="100%" fo:text-align="justify" style:justify-single-word="false" fo:text-indent="0in" style:auto-text-indent="false">
        <style:tab-stops>
          <style:tab-stop style:position="3.0689in" style:type="center"/>
          <style:tab-stop style:position="6.1374in" style:type="right"/>
        </style:tab-stops>
      </style:paragraph-properties>
      <style:text-properties style:font-name="Arial Narrow" fo:font-size="8pt" fo:language="es" fo:country="MX" style:text-underline-style="none" officeooo:rsid="01274abb" officeooo:paragraph-rsid="002b3a66" fo:background-color="transparent" style:font-name-asian="Calibri" style:font-size-asian="8pt" style:language-asian="es" style:country-asian="ES" style:font-name-complex="Arial2" style:font-size-complex="8pt"/>
    </style:style>
    <style:style style:name="P52" style:family="paragraph" style:parent-style-name="Standard">
      <style:paragraph-properties fo:margin-left="0in" fo:margin-right="0in" fo:margin-top="0in" fo:margin-bottom="0.111in" loext:contextual-spacing="false" fo:line-height="100%" fo:text-align="justify" style:justify-single-word="false" fo:text-indent="0in" style:auto-text-indent="false">
        <style:tab-stops>
          <style:tab-stop style:position="3.0689in" style:type="center"/>
          <style:tab-stop style:position="6.1374in" style:type="right"/>
        </style:tab-stops>
      </style:paragraph-properties>
      <style:text-properties style:font-name="Arial Narrow" fo:font-size="8pt" fo:language="es" fo:country="MX" style:text-underline-style="none" officeooo:rsid="01274abb" officeooo:paragraph-rsid="002c59a1" fo:background-color="transparent" style:font-name-asian="Calibri" style:font-size-asian="8pt" style:language-asian="es" style:country-asian="ES" style:font-name-complex="Arial2" style:font-size-complex="8pt"/>
    </style:style>
    <style:style style:name="P53" style:family="paragraph" style:parent-style-name="Standard">
      <style:paragraph-properties fo:margin-left="0in" fo:margin-right="0in" fo:margin-top="0in" fo:margin-bottom="0.111in" loext:contextual-spacing="false" fo:line-height="100%" fo:text-align="justify" style:justify-single-word="false" fo:text-indent="0in" style:auto-text-indent="false">
        <style:tab-stops>
          <style:tab-stop style:position="3.0689in" style:type="center"/>
          <style:tab-stop style:position="6.1374in" style:type="right"/>
        </style:tab-stops>
      </style:paragraph-properties>
      <style:text-properties style:font-name="Arial Narrow" fo:font-size="8pt" fo:language="es" fo:country="MX" style:text-underline-style="none" officeooo:rsid="01274abb" officeooo:paragraph-rsid="002cc397" fo:background-color="transparent" style:font-name-asian="Calibri" style:font-size-asian="8pt" style:language-asian="es" style:country-asian="ES" style:font-name-complex="Arial2" style:font-size-complex="8pt"/>
    </style:style>
    <style:style style:name="P54" style:family="paragraph" style:parent-style-name="List_20_Paragraph">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 style:position="6.311in"/>
        </style:tab-stops>
      </style:paragraph-properties>
      <style:text-properties style:font-name="Arial Narrow" fo:font-size="8pt" fo:language="es" fo:country="MX" officeooo:paragraph-rsid="00249f67" style:font-name-asian="Calibri" style:font-size-asian="8pt" style:font-name-complex="Arial2" style:font-size-complex="8pt"/>
    </style:style>
    <style:style style:name="P55" style:family="paragraph" style:parent-style-name="List_20_Paragraph">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 style:position="6.311in"/>
        </style:tab-stops>
      </style:paragraph-properties>
      <style:text-properties style:font-name="Arial Narrow" fo:font-size="8pt" fo:language="es" fo:country="MX" officeooo:paragraph-rsid="002a4b01" style:font-name-asian="Calibri" style:font-size-asian="8pt" style:font-name-complex="Arial2" style:font-size-complex="8pt"/>
    </style:style>
    <style:style style:name="P56" style:family="paragraph" style:parent-style-name="List_20_Paragraph">
      <style:paragraph-properties fo:margin-left="0in" fo:margin-right="0in" fo:margin-top="0in" fo:margin-bottom="0.111in" loext:contextual-spacing="true" fo:line-height="100%" fo:text-align="justify" style:justify-single-word="false" fo:text-indent="0in" style:auto-text-indent="false"/>
      <style:text-properties style:font-name="Arial Narrow" fo:font-size="8pt" fo:language="es" fo:country="MX" officeooo:paragraph-rsid="00295ad4" style:font-name-asian="Calibri" style:font-size-asian="8pt" style:font-name-complex="Arial2" style:font-size-complex="8pt"/>
    </style:style>
    <style:style style:name="P57" style:family="paragraph" style:parent-style-name="List_20_Paragraph">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officeooo:paragraph-rsid="00228479" style:font-size-asian="8pt" style:font-name-complex="Arial2" style:font-size-complex="8pt"/>
    </style:style>
    <style:style style:name="P58" style:family="paragraph" style:parent-style-name="List_20_Paragraph">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officeooo:paragraph-rsid="0035be70" style:font-name-asian="Calibri" style:font-size-asian="8pt" style:font-name-complex="Arial2" style:font-size-complex="8pt"/>
    </style:style>
    <style:style style:name="P59" style:family="paragraph" style:parent-style-name="List_20_Paragraph">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fo:language="es" fo:country="MX" officeooo:paragraph-rsid="0028dbe1" fo:background-color="transparent"/>
    </style:style>
    <style:style style:name="P60" style:family="paragraph" style:parent-style-name="Standard">
      <style:paragraph-properties fo:margin-top="0in" fo:margin-bottom="0.111in" loext:contextual-spacing="false" fo:line-height="100%" fo:text-align="center" style:justify-single-word="false"/>
      <style:text-properties style:font-name="Arial Narrow" fo:font-size="8pt" fo:language="es" fo:country="MX" fo:font-weight="bold" officeooo:paragraph-rsid="001f59e6" style:font-name-asian="Calibri" style:font-size-asian="8pt" style:font-weight-asian="bold" style:font-name-complex="Arial2" style:font-size-complex="8pt" style:font-weight-complex="bold"/>
    </style:style>
    <style:style style:name="P61" style:family="paragraph" style:parent-style-name="Standard">
      <style:paragraph-properties fo:margin-top="0in" fo:margin-bottom="0.111in" loext:contextual-spacing="false" fo:line-height="100%" fo:text-align="center" style:justify-single-word="false"/>
      <style:text-properties style:font-name="Arial Narrow" fo:font-size="8pt" fo:language="es" fo:country="MX" fo:font-weight="bold" officeooo:paragraph-rsid="002013f5" style:font-name-asian="Calibri" style:font-size-asian="8pt" style:font-weight-asian="bold" style:font-name-complex="Arial2" style:font-size-complex="8pt" style:font-weight-complex="bold"/>
    </style:style>
    <style:style style:name="P62" style:family="paragraph" style:parent-style-name="Standard">
      <style:paragraph-properties fo:margin-top="0in" fo:margin-bottom="0.111in" loext:contextual-spacing="false" fo:line-height="100%" fo:text-align="center" style:justify-single-word="false"/>
      <style:text-properties style:font-name="Arial Narrow" fo:font-size="8pt" fo:language="es" fo:country="MX" fo:font-weight="bold" officeooo:paragraph-rsid="00249f67" style:font-name-asian="Calibri" style:font-size-asian="8pt" style:font-weight-asian="bold" style:font-name-complex="Arial2" style:font-size-complex="8pt" style:font-weight-complex="bold"/>
    </style:style>
    <style:style style:name="P63" style:family="paragraph" style:parent-style-name="Standard">
      <style:paragraph-properties fo:margin-top="0in" fo:margin-bottom="0.111in" loext:contextual-spacing="false" fo:line-height="100%" fo:text-align="center" style:justify-single-word="false"/>
      <style:text-properties style:font-name="Arial Narrow" fo:font-size="8pt" fo:language="es" fo:country="MX" fo:font-weight="bold" officeooo:paragraph-rsid="0026b96e" style:font-name-asian="Calibri" style:font-size-asian="8pt" style:font-weight-asian="bold" style:font-name-complex="Arial2" style:font-size-complex="8pt" style:font-weight-complex="bold"/>
    </style:style>
    <style:style style:name="P64" style:family="paragraph" style:parent-style-name="Standard">
      <style:paragraph-properties fo:margin-top="0in" fo:margin-bottom="0.111in" loext:contextual-spacing="false" fo:line-height="100%" fo:text-align="justify" style:justify-single-word="false"/>
      <style:text-properties style:font-name="Arial Narrow" fo:font-size="8pt" fo:language="es" fo:country="MX" officeooo:paragraph-rsid="001f59e6" style:font-name-asian="Calibri" style:font-size-asian="8pt" style:font-name-complex="Arial2" style:font-size-complex="8pt"/>
    </style:style>
    <style:style style:name="P65" style:family="paragraph" style:parent-style-name="Standard">
      <style:paragraph-properties fo:margin-top="0in" fo:margin-bottom="0.111in" loext:contextual-spacing="false" fo:line-height="100%" fo:text-align="justify" style:justify-single-word="false"/>
      <style:text-properties style:font-name="Arial Narrow" fo:font-size="8pt" fo:language="es" fo:country="MX" officeooo:paragraph-rsid="002013f5" style:font-name-asian="Calibri" style:font-size-asian="8pt" style:font-name-complex="Arial2" style:font-size-complex="8pt"/>
    </style:style>
    <style:style style:name="P66" style:family="paragraph" style:parent-style-name="Standard">
      <style:paragraph-properties fo:margin-top="0in" fo:margin-bottom="0.111in" loext:contextual-spacing="false" fo:line-height="100%" fo:text-align="justify" style:justify-single-word="false"/>
      <style:text-properties style:font-name="Arial Narrow" fo:font-size="8pt" fo:language="es" fo:country="MX" officeooo:paragraph-rsid="00249f67" style:font-name-asian="Calibri" style:font-size-asian="8pt" style:font-name-complex="Arial2" style:font-size-complex="8pt"/>
    </style:style>
    <style:style style:name="P67" style:family="paragraph" style:parent-style-name="Standard">
      <style:paragraph-properties fo:margin-top="0in" fo:margin-bottom="0.111in" loext:contextual-spacing="false" fo:line-height="100%" fo:text-align="justify" style:justify-single-word="false"/>
      <style:text-properties style:font-name="Arial Narrow" fo:font-size="8pt" fo:language="es" fo:country="MX" officeooo:paragraph-rsid="00295871" style:font-name-asian="Calibri" style:font-size-asian="8pt" style:font-name-complex="Arial2" style:font-size-complex="8pt"/>
    </style:style>
    <style:style style:name="P68" style:family="paragraph" style:parent-style-name="Standard">
      <style:paragraph-properties fo:margin-top="0in" fo:margin-bottom="0.111in" loext:contextual-spacing="false" fo:line-height="100%" fo:text-align="justify" style:justify-single-word="false"/>
      <style:text-properties style:font-name="Arial Narrow" fo:font-size="8pt" fo:language="es" fo:country="MX" officeooo:paragraph-rsid="00295ad4" style:font-name-asian="Calibri" style:font-size-asian="8pt" style:font-name-complex="Arial2" style:font-size-complex="8pt"/>
    </style:style>
    <style:style style:name="P69" style:family="paragraph" style:parent-style-name="Standard">
      <style:paragraph-properties fo:margin-top="0in" fo:margin-bottom="0.111in" loext:contextual-spacing="false" fo:line-height="100%" fo:text-align="justify" style:justify-single-word="false"/>
      <style:text-properties style:font-name="Arial Narrow" fo:font-size="8pt" fo:language="es" fo:country="MX" officeooo:paragraph-rsid="002a4b01" style:font-name-asian="Calibri" style:font-size-asian="8pt" style:font-name-complex="Arial2" style:font-size-complex="8pt"/>
    </style:style>
    <style:style style:name="P70" style:family="paragraph" style:parent-style-name="Standard">
      <style:paragraph-properties fo:margin-top="0in" fo:margin-bottom="0.111in" loext:contextual-spacing="false" fo:line-height="100%" fo:text-align="justify" style:justify-single-word="false"/>
      <style:text-properties style:font-name="Arial Narrow" fo:font-size="8pt" fo:language="es" fo:country="MX" officeooo:paragraph-rsid="002b3a66" style:font-name-asian="Calibri" style:font-size-asian="8pt" style:font-name-complex="Arial2" style:font-size-complex="8pt"/>
    </style:style>
    <style:style style:name="P71" style:family="paragraph" style:parent-style-name="Standard">
      <style:paragraph-properties fo:margin-top="0in" fo:margin-bottom="0.111in" loext:contextual-spacing="false" fo:line-height="100%" fo:text-align="justify" style:justify-single-word="false"/>
      <style:text-properties style:font-name="Arial Narrow" fo:font-size="8pt" fo:language="es" fo:country="MX" officeooo:paragraph-rsid="002c59a1" style:font-name-asian="Calibri" style:font-size-asian="8pt" style:font-name-complex="Arial2" style:font-size-complex="8pt"/>
    </style:style>
    <style:style style:name="P72" style:family="paragraph" style:parent-style-name="Standard">
      <style:paragraph-properties fo:margin-top="0in" fo:margin-bottom="0.111in" loext:contextual-spacing="false" fo:line-height="100%" fo:text-align="justify" style:justify-single-word="false"/>
      <style:text-properties style:font-name="Arial Narrow" fo:font-size="8pt" fo:language="es" fo:country="MX" officeooo:paragraph-rsid="002cc397" style:font-name-asian="Calibri" style:font-size-asian="8pt" style:font-name-complex="Arial2" style:font-size-complex="8pt"/>
    </style:style>
    <style:style style:name="P73" style:family="paragraph" style:parent-style-name="Standard">
      <style:paragraph-properties fo:margin-top="0in" fo:margin-bottom="0.111in" loext:contextual-spacing="false" fo:text-align="justify" style:justify-single-word="false"/>
      <style:text-properties style:font-name="Arial Narrow" fo:font-size="8pt" fo:language="es" fo:country="MX" officeooo:paragraph-rsid="002b3a66" style:font-name-asian="Calibri" style:font-size-asian="8pt" style:font-name-complex="Arial2" style:font-size-complex="8pt"/>
    </style:style>
    <style:style style:name="P74" style:family="paragraph" style:parent-style-name="Standard">
      <style:paragraph-properties fo:margin-top="0in" fo:margin-bottom="0.111in" loext:contextual-spacing="false" fo:line-height="100%" fo:text-align="justify" style:justify-single-word="false"/>
      <style:text-properties style:font-name="Arial Narrow" fo:font-size="8pt" fo:language="es" fo:country="MX" officeooo:paragraph-rsid="00213b0c" fo:background-color="transparent" style:font-name-asian="Calibri" style:font-size-asian="8pt" style:font-name-complex="Arial2" style:font-size-complex="8pt"/>
    </style:style>
    <style:style style:name="P75" style:family="paragraph" style:parent-style-name="Standard">
      <style:paragraph-properties fo:margin-top="0in" fo:margin-bottom="0.111in" loext:contextual-spacing="false" fo:line-height="100%" fo:text-align="justify" style:justify-single-word="false"/>
      <style:text-properties style:font-name="Arial Narrow" fo:font-size="8pt" fo:language="es" fo:country="MX" officeooo:paragraph-rsid="0026b96e" fo:background-color="transparent" style:font-name-asian="Calibri" style:font-size-asian="8pt" style:font-name-complex="Arial2" style:font-size-complex="8pt"/>
    </style:style>
    <style:style style:name="P76" style:family="paragraph" style:parent-style-name="Standard">
      <style:paragraph-properties fo:margin-top="0in" fo:margin-bottom="0.111in" loext:contextual-spacing="false" fo:line-height="100%" fo:text-align="justify" style:justify-single-word="false"/>
      <style:text-properties style:font-name="Arial Narrow" fo:font-size="8pt" fo:language="es" fo:country="MX" officeooo:paragraph-rsid="002cc397" style:font-size-asian="8pt" style:font-name-complex="Arial2" style:font-size-complex="8pt"/>
    </style:style>
    <style:style style:name="P77" style:family="paragraph" style:parent-style-name="Standard">
      <style:paragraph-properties fo:margin-top="0in" fo:margin-bottom="0.111in" loext:contextual-spacing="false" fo:line-height="100%" fo:text-align="justify" style:justify-single-word="false"/>
      <style:text-properties officeooo:paragraph-rsid="00295871"/>
    </style:style>
    <style:style style:name="P78" style:family="paragraph" style:parent-style-name="Standard">
      <style:paragraph-properties fo:margin-top="0in" fo:margin-bottom="0.111in" loext:contextual-spacing="false" fo:line-height="100%" fo:text-align="justify" style:justify-single-word="false"/>
      <style:text-properties fo:language="es" fo:country="MX" officeooo:paragraph-rsid="0026b96e"/>
    </style:style>
    <style:style style:name="P79" style:family="paragraph" style:parent-style-name="Standard">
      <style:paragraph-properties fo:margin-top="0in" fo:margin-bottom="0.111in" loext:contextual-spacing="false" fo:line-height="100%" fo:text-align="justify" style:justify-single-word="false"/>
      <style:text-properties fo:language="es" fo:country="MX" officeooo:paragraph-rsid="00295871"/>
    </style:style>
    <style:style style:name="P80" style:family="paragraph" style:parent-style-name="Standard">
      <style:paragraph-properties fo:margin-top="0in" fo:margin-bottom="0.111in" loext:contextual-spacing="false" fo:line-height="100%" fo:text-align="justify" style:justify-single-word="false"/>
      <style:text-properties fo:language="es" fo:country="MX" officeooo:paragraph-rsid="00295ad4"/>
    </style:style>
    <style:style style:name="P81" style:family="paragraph" style:parent-style-name="Standard">
      <style:paragraph-properties fo:margin-top="0in" fo:margin-bottom="0.111in" loext:contextual-spacing="false" fo:line-height="100%" fo:text-align="justify" style:justify-single-word="false"/>
      <style:text-properties fo:language="es" fo:country="MX" officeooo:paragraph-rsid="002b3a66"/>
    </style:style>
    <style:style style:name="P82" style:family="paragraph" style:parent-style-name="Standard">
      <style:paragraph-properties fo:margin-top="0in" fo:margin-bottom="0.111in" loext:contextual-spacing="false" fo:line-height="100%" fo:text-align="justify" style:justify-single-word="false"/>
      <style:text-properties fo:language="es" fo:country="MX" officeooo:paragraph-rsid="002c59a1"/>
    </style:style>
    <style:style style:name="P83" style:family="paragraph" style:parent-style-name="Standard">
      <style:paragraph-properties fo:margin-top="0in" fo:margin-bottom="0.111in" loext:contextual-spacing="false" fo:line-height="100%" fo:text-align="justify" style:justify-single-word="false"/>
      <style:text-properties fo:language="es" fo:country="MX" officeooo:paragraph-rsid="002cc397"/>
    </style:style>
    <style:style style:name="P84" style:family="paragraph" style:parent-style-name="Standard">
      <style:paragraph-properties fo:margin-top="0in" fo:margin-bottom="0.111in" loext:contextual-spacing="false" fo:line-height="100%" fo:text-align="justify" style:justify-single-word="false"/>
      <style:text-properties fo:language="es" fo:country="MX" officeooo:paragraph-rsid="0026b96e" fo:background-color="transparent"/>
    </style:style>
    <style:style style:name="P85" style:family="paragraph" style:parent-style-name="Standard">
      <style:paragraph-properties fo:margin-top="0in" fo:margin-bottom="0.111in" loext:contextual-spacing="true" fo:line-height="100%" fo:text-align="justify" style:justify-single-word="false">
        <style:tab-stops>
          <style:tab-stop style:position="0in"/>
        </style:tab-stops>
      </style:paragraph-properties>
      <style:text-properties style:font-name="Arial Narrow" fo:font-size="8pt" fo:language="es" fo:country="MX" officeooo:paragraph-rsid="002c59a1" style:font-name-asian="Calibri" style:font-size-asian="8pt" style:font-name-complex="Arial2" style:font-size-complex="8pt"/>
    </style:style>
    <style:style style:name="P86" style:family="paragraph" style:parent-style-name="Standard">
      <style:paragraph-properties fo:margin-top="0in" fo:margin-bottom="0.111in" loext:contextual-spacing="true" fo:line-height="100%" fo:text-align="justify" style:justify-single-word="false">
        <style:tab-stops>
          <style:tab-stop style:position="0.0984in"/>
        </style:tab-stops>
      </style:paragraph-properties>
      <style:text-properties style:font-name="Arial Narrow" fo:font-size="8pt" fo:language="es" fo:country="MX" officeooo:paragraph-rsid="002c59a1" style:font-name-asian="Calibri" style:font-size-asian="8pt" style:font-name-complex="Arial2" style:font-size-complex="8pt"/>
    </style:style>
    <style:style style:name="P87" style:family="paragraph" style:parent-style-name="Standard">
      <style:paragraph-properties fo:margin-left="0.0311in" fo:margin-right="0in" fo:margin-top="0in" fo:margin-bottom="0in" loext:contextual-spacing="false" fo:line-height="100%" fo:text-align="justify" style:justify-single-word="false" fo:text-indent="0in" style:auto-text-indent="false"/>
      <style:text-properties style:font-name="Arial Narrow" fo:font-size="8pt" fo:language="es" fo:country="MX" officeooo:paragraph-rsid="002c59a1" style:font-name-asian="Calibri" style:font-size-asian="8pt" style:font-name-complex="Arial2" style:font-size-complex="8pt"/>
    </style:style>
    <style:style style:name="P88" style:family="paragraph" style:parent-style-name="Standard" style:master-page-name="Standard">
      <style:paragraph-properties fo:margin-top="0in" fo:margin-bottom="0in" loext:contextual-spacing="false" fo:line-height="100%" fo:text-align="justify" style:justify-single-word="false" style:page-number="auto"/>
      <style:text-properties officeooo:paragraph-rsid="002f304b"/>
    </style:style>
    <style:style style:name="P89" style:family="paragraph" style:parent-style-name="Standard" style:list-style-name="WWNum10">
      <style:paragraph-properties fo:margin-top="0in" fo:margin-bottom="0in" loext:contextual-spacing="false" fo:line-height="100%" fo:text-align="justify" style:justify-single-word="false">
        <style:tab-stops>
          <style:tab-stop style:position="0.1972in"/>
        </style:tab-stops>
      </style:paragraph-properties>
      <style:text-properties style:font-name="Arial Narrow" fo:font-size="8pt" fo:language="es" fo:country="MX" officeooo:paragraph-rsid="00213b0c" fo:background-color="transparent" style:font-size-asian="8pt" style:font-name-complex="Calibri" style:font-size-complex="8pt"/>
    </style:style>
    <style:style style:name="P90" style:family="paragraph" style:parent-style-name="Standard" style:list-style-name="WWNum10">
      <style:paragraph-properties fo:margin-top="0in" fo:margin-bottom="0in" loext:contextual-spacing="false" fo:line-height="100%" fo:text-align="justify" style:justify-single-word="false">
        <style:tab-stops>
          <style:tab-stop style:position="0.1972in"/>
        </style:tab-stops>
      </style:paragraph-properties>
      <style:text-properties style:font-name="Arial Narrow" fo:font-size="8pt" fo:language="es" fo:country="MX" officeooo:paragraph-rsid="0022103b" fo:background-color="transparent" style:font-size-asian="8pt" style:font-name-complex="Calibri" style:font-size-complex="8pt"/>
    </style:style>
    <style:style style:name="P91" style:family="paragraph" style:parent-style-name="Standard" style:list-style-name="WWNum10">
      <style:paragraph-properties fo:margin-top="0in" fo:margin-bottom="0in" loext:contextual-spacing="false" fo:line-height="100%" fo:text-align="justify" style:justify-single-word="false">
        <style:tab-stops>
          <style:tab-stop style:position="0.1972in"/>
        </style:tab-stops>
      </style:paragraph-properties>
      <style:text-properties style:font-name="Arial Narrow" fo:font-size="8pt" fo:language="es" fo:country="MX" officeooo:paragraph-rsid="0022103b" style:font-size-asian="8pt" style:font-name-complex="Calibri" style:font-size-complex="8pt"/>
    </style:style>
    <style:style style:name="P92" style:family="paragraph" style:parent-style-name="Standard" style:list-style-name="WWNum10">
      <style:paragraph-properties fo:margin-top="0in" fo:margin-bottom="0in" loext:contextual-spacing="false" fo:line-height="100%" fo:text-align="justify" style:justify-single-word="false">
        <style:tab-stops>
          <style:tab-stop style:position="0.1972in"/>
        </style:tab-stops>
      </style:paragraph-properties>
      <style:text-properties style:font-name="Arial Narrow" fo:font-size="8pt" fo:language="es" fo:country="MX" style:text-underline-style="none" officeooo:rsid="01274abb" officeooo:paragraph-rsid="0022103b" fo:background-color="transparent" style:font-name-asian="Calibri" style:font-size-asian="8pt" style:font-name-complex="Calibri" style:font-size-complex="8pt"/>
    </style:style>
    <style:style style:name="P93" style:family="paragraph" style:parent-style-name="Standard" style:list-style-name="WWNum10">
      <style:paragraph-properties fo:margin-top="0in" fo:margin-bottom="0in" loext:contextual-spacing="false" fo:line-height="100%" fo:text-align="justify" style:justify-single-word="false">
        <style:tab-stops>
          <style:tab-stop style:position="0.1972in"/>
        </style:tab-stops>
      </style:paragraph-properties>
      <style:text-properties officeooo:paragraph-rsid="00213b0c"/>
    </style:style>
    <style:style style:name="P94" style:family="paragraph" style:parent-style-name="Standard" style:list-style-name="WWNum10">
      <style:paragraph-properties fo:margin-top="0in" fo:margin-bottom="0in" loext:contextual-spacing="false" fo:line-height="100%" fo:text-align="justify" style:justify-single-word="false">
        <style:tab-stops>
          <style:tab-stop style:position="0.1972in"/>
        </style:tab-stops>
      </style:paragraph-properties>
      <style:text-properties fo:language="es" fo:country="MX" officeooo:paragraph-rsid="0022103b" fo:background-color="transparent"/>
    </style:style>
    <style:style style:name="P95" style:family="paragraph" style:parent-style-name="Standard" style:list-style-name="WWNum10">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 Narrow" fo:font-size="8pt" fo:language="es" fo:country="MX" style:text-underline-style="none" officeooo:rsid="01274abb" officeooo:paragraph-rsid="00213b0c" fo:background-color="transparent" style:font-name-asian="Calibri" style:font-size-asian="8pt" style:font-name-complex="Arial2" style:font-size-complex="8pt"/>
    </style:style>
    <style:style style:name="P96" style:family="paragraph" style:parent-style-name="Standard" style:list-style-name="WWNum42">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officeooo:paragraph-rsid="002c59a1" style:font-name-asian="Calibri" style:font-size-asian="8pt" style:font-name-complex="Arial2" style:font-size-complex="8pt"/>
    </style:style>
    <style:style style:name="P97" style:family="paragraph" style:parent-style-name="Standard">
      <style:paragraph-properties fo:margin-top="0in" fo:margin-bottom="0.111in" loext:contextual-spacing="false" fo:line-height="100%" fo:text-align="justify" style:justify-single-word="false"/>
      <style:text-properties officeooo:paragraph-rsid="003d82f1"/>
    </style:style>
    <style:style style:name="P98" style:family="paragraph" style:parent-style-name="List_20_Paragraph" style:list-style-name="WWNum34">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fo:language="es" fo:country="MX" officeooo:paragraph-rsid="0028dbe1" fo:background-color="transparent"/>
    </style:style>
    <style:style style:name="P99" style:family="paragraph" style:parent-style-name="List_20_Paragraph" style:list-style-name="WWNum34">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officeooo:paragraph-rsid="0028dbe1"/>
    </style:style>
    <style:style style:name="P100" style:family="paragraph" style:parent-style-name="List_20_Paragraph" style:list-style-name="WWNum37">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officeooo:paragraph-rsid="002013f5" style:font-size-asian="8pt" style:font-name-complex="Arial2" style:font-size-complex="8pt"/>
    </style:style>
    <style:style style:name="P101" style:family="paragraph" style:parent-style-name="List_20_Paragraph" style:list-style-name="WWNum37">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style:text-underline-style="none" officeooo:rsid="01274abb" officeooo:paragraph-rsid="002013f5" fo:background-color="transparent" style:font-name-asian="Calibri" style:font-size-asian="8pt" style:font-name-complex="Arial2" style:font-size-complex="8pt"/>
    </style:style>
    <style:style style:name="P102" style:family="paragraph" style:parent-style-name="List_20_Paragraph" style:list-style-name="WWNum30">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officeooo:paragraph-rsid="002cc397" style:font-name-asian="Calibri" style:font-size-asian="8pt" style:font-name-complex="Arial2" style:font-size-complex="8pt"/>
    </style:style>
    <style:style style:name="P103" style:family="paragraph" style:parent-style-name="List_20_Paragraph" style:list-style-name="WWNum31">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officeooo:paragraph-rsid="0035be70" style:font-name-asian="Calibri" style:font-size-asian="8pt" style:font-name-complex="Arial2" style:font-size-complex="8pt"/>
    </style:style>
    <style:style style:name="P104" style:family="paragraph" style:parent-style-name="List_20_Paragraph" style:list-style-name="WWNum35">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officeooo:paragraph-rsid="00228479" style:font-name-asian="Times New Roman" style:font-size-asian="8pt" style:language-asian="es" style:country-asian="ES" style:font-name-complex="Arial2" style:font-size-complex="8pt"/>
    </style:style>
    <style:style style:name="P105" style:family="paragraph" style:parent-style-name="List_20_Paragraph" style:list-style-name="WWNum35">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officeooo:paragraph-rsid="00228479" fo:background-color="transparent" style:font-name-asian="Times New Roman" style:font-size-asian="8pt" style:language-asian="es" style:country-asian="ES" style:font-name-complex="Arial2" style:font-size-complex="8pt"/>
    </style:style>
    <style:style style:name="P106" style:family="paragraph" style:parent-style-name="List_20_Paragraph" style:list-style-name="WWNum35">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style:text-underline-style="none" officeooo:rsid="01274abb" officeooo:paragraph-rsid="00228479" fo:background-color="transparent" style:font-name-asian="Times New Roman" style:font-size-asian="8pt" style:language-asian="es" style:country-asian="ES" style:font-name-complex="Arial2" style:font-size-complex="8pt"/>
    </style:style>
    <style:style style:name="P107" style:family="paragraph" style:parent-style-name="List_20_Paragraph" style:list-style-name="WWNum40">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 style:position="6.311in"/>
        </style:tab-stops>
      </style:paragraph-properties>
      <style:text-properties style:font-name="Arial Narrow" fo:font-size="8pt" fo:language="es" fo:country="MX" style:text-underline-style="none" officeooo:rsid="01274abb" officeooo:paragraph-rsid="00249f67" fo:background-color="transparent" style:font-name-asian="Calibri" style:font-size-asian="8pt" style:language-asian="es" style:country-asian="ES" style:font-name-complex="Arial2" style:font-size-complex="8pt"/>
    </style:style>
    <style:style style:name="P108" style:family="paragraph" style:parent-style-name="List_20_Paragraph" style:list-style-name="WWNum40">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officeooo:paragraph-rsid="00249f67" style:font-name-asian="Calibri" style:font-size-asian="8pt" style:font-name-complex="Arial2" style:font-size-complex="8pt"/>
    </style:style>
    <style:style style:name="P109" style:family="paragraph" style:parent-style-name="List_20_Paragraph" style:list-style-name="WWNum41">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officeooo:paragraph-rsid="00295ad4" style:font-name-asian="Calibri" style:font-size-asian="8pt" style:font-name-complex="Arial2" style:font-size-complex="8pt"/>
    </style:style>
    <style:style style:name="P110" style:family="paragraph" style:parent-style-name="List_20_Paragraph" style:list-style-name="WWNum28">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officeooo:paragraph-rsid="002b3a66" style:font-name-asian="Calibri" style:font-size-asian="8pt" style:font-name-complex="Arial2" style:font-size-complex="8pt"/>
    </style:style>
    <style:style style:name="P111" style:family="paragraph" style:parent-style-name="List_20_Paragraph" style:list-style-name="WWNum33">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officeooo:paragraph-rsid="002c59a1" style:font-name-asian="Calibri" style:font-size-asian="8pt" style:font-name-complex="Arial2" style:font-size-complex="8pt"/>
    </style:style>
    <style:style style:name="P112" style:family="paragraph" style:parent-style-name="List_20_Paragraph" style:list-style-name="WWNum43">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officeooo:paragraph-rsid="002c59a1" style:font-name-asian="Calibri" style:font-size-asian="8pt" style:font-name-complex="Arial2" style:font-size-complex="8pt"/>
    </style:style>
    <style:style style:name="P113" style:family="paragraph" style:parent-style-name="List_20_Paragraph" style:list-style-name="WWNum40">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 style:position="6.311in"/>
        </style:tab-stops>
      </style:paragraph-properties>
      <style:text-properties style:font-name="Arial Narrow" fo:font-size="8pt" fo:language="es" fo:country="MX" officeooo:paragraph-rsid="00249f67" style:font-name-asian="Calibri" style:font-size-asian="8pt" style:font-name-complex="Arial2" style:font-size-complex="8pt"/>
    </style:style>
    <style:style style:name="P114" style:family="paragraph" style:parent-style-name="List_20_Paragraph" style:list-style-name="WWNum35">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fo:language="es" fo:country="MX" officeooo:paragraph-rsid="00228479" fo:background-color="transparent"/>
    </style:style>
    <style:style style:name="P115" style:family="paragraph" style:parent-style-name="List_20_Paragraph" style:list-style-name="WWNum35">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fo:language="es" fo:country="MX" officeooo:paragraph-rsid="00228479"/>
    </style:style>
    <style:style style:name="P116" style:family="paragraph" style:parent-style-name="List_20_Paragraph" style:list-style-name="WWNum26">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fo:language="es" fo:country="MX" officeooo:paragraph-rsid="00295ad4"/>
    </style:style>
    <style:style style:name="P117" style:family="paragraph" style:parent-style-name="List_20_Paragraph" style:list-style-name="WWNum40">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 style:position="6.311in"/>
        </style:tab-stops>
      </style:paragraph-properties>
      <style:text-properties fo:language="es" fo:country="MX" officeooo:paragraph-rsid="00249f67"/>
    </style:style>
    <style:style style:name="P118" style:family="paragraph" style:parent-style-name="List_20_Paragraph" style:list-style-name="WWNum26">
      <style:paragraph-properties fo:margin-left="0in" fo:margin-right="0in" fo:margin-top="0in" fo:margin-bottom="0.111in" loext:contextual-spacing="true" fo:line-height="100%" fo:text-align="justify" style:justify-single-word="false" fo:text-indent="-0.0075in" style:auto-text-indent="false">
        <style:tab-stops>
          <style:tab-stop style:position="0.1972in"/>
        </style:tab-stops>
      </style:paragraph-properties>
      <style:text-properties fo:language="es" fo:country="MX" officeooo:paragraph-rsid="00295ad4"/>
    </style:style>
    <style:style style:name="P119" style:family="paragraph" style:parent-style-name="List_20_Paragraph" style:list-style-name="WWNum26">
      <style:paragraph-properties fo:margin-left="0in" fo:margin-right="0in" fo:margin-top="0in" fo:margin-bottom="0.111in" loext:contextual-spacing="true" fo:line-height="100%" fo:text-align="justify" style:justify-single-word="false" fo:text-indent="-0.0075in" style:auto-text-indent="false">
        <style:tab-stops>
          <style:tab-stop style:position="0.1972in"/>
        </style:tab-stops>
      </style:paragraph-properties>
      <style:text-properties style:font-name="Arial Narrow" fo:font-size="8pt" fo:language="es" fo:country="MX" officeooo:paragraph-rsid="00295ad4" style:font-name-asian="Calibri" style:font-size-asian="8pt" style:font-name-complex="Arial2" style:font-size-complex="8pt"/>
    </style:style>
    <style:style style:name="T1" style:family="text">
      <style:text-properties style:font-name="Arial" fo:font-size="6pt" fo:language="es" fo:country="MX" officeooo:rsid="00d2f3b4" style:font-size-asian="6pt" style:font-size-complex="6pt"/>
    </style:style>
    <style:style style:name="T2" style:family="text">
      <style:text-properties style:font-name="Arial" fo:font-size="6pt" fo:language="es" fo:country="MX" fo:font-weight="bold" officeooo:rsid="00d2f3b4" style:font-size-asian="6pt" style:font-weight-asian="bold" style:font-name-complex="Arial2" style:font-size-complex="6pt" style:font-weight-complex="bold"/>
    </style:style>
    <style:style style:name="T3" style:family="text">
      <style:text-properties style:font-name="Arial" fo:font-size="10pt" fo:language="es" fo:country="MX" fo:font-weight="bold" officeooo:rsid="001cc335" fo:background-color="transparent" loext:char-shading-value="0" style:font-name-asian="Times New Roman" style:font-size-asian="10pt" style:font-weight-asian="bold" style:font-name-complex="Arial2" style:font-size-complex="10pt" style:font-weight-complex="bold"/>
    </style:style>
    <style:style style:name="T4" style:family="text">
      <style:text-properties style:font-name="Arial Narrow" fo:font-size="6pt" officeooo:rsid="00d936c0" style:font-size-asian="6pt" style:font-name-complex="Calibri" style:font-size-complex="6pt"/>
    </style:style>
    <style:style style:name="T5" style:family="text">
      <style:text-properties style:font-name="Arial Narrow" fo:font-size="6pt" fo:language="es" fo:country="MX" style:font-size-asian="6pt" style:font-name-complex="Calibri" style:font-size-complex="6pt"/>
    </style:style>
    <style:style style:name="T6" style:family="text">
      <style:text-properties style:font-name="Arial Narrow" fo:font-size="6pt" fo:language="es" fo:country="MX" officeooo:rsid="01274abb" style:font-size-asian="6pt" style:font-name-complex="Calibri" style:font-size-complex="6pt"/>
    </style:style>
    <style:style style:name="T7" style:family="text">
      <style:text-properties style:font-name="Arial Narrow" fo:font-size="6pt" fo:language="es" fo:country="MX" officeooo:rsid="00d936c0" style:font-size-asian="6pt" style:font-size-complex="6pt"/>
    </style:style>
    <style:style style:name="T8" style:family="text">
      <style:text-properties style:font-name="Arial Narrow" fo:font-size="8pt" fo:font-weight="bold" style:font-size-asian="8pt" style:font-weight-asian="bold" style:font-name-complex="Arial2" style:font-size-complex="8pt" style:font-weight-complex="bold"/>
    </style:style>
    <style:style style:name="T9" style:family="text">
      <style:text-properties style:font-name="Arial Narrow" fo:font-size="8pt" fo:font-weight="bold" style:font-name-asian="Calibri" style:font-size-asian="8pt" style:font-weight-asian="bold" style:font-name-complex="Arial2" style:font-size-complex="8pt" style:font-weight-complex="bold"/>
    </style:style>
    <style:style style:name="T10" style:family="text">
      <style:text-properties style:font-name="Arial Narrow" fo:font-size="8pt" style:font-size-asian="8pt" style:font-name-complex="Calibri" style:font-size-complex="8pt"/>
    </style:style>
    <style:style style:name="T11" style:family="text">
      <style:text-properties style:font-name="Arial Narrow" fo:font-size="8pt" style:font-size-asian="8pt" style:font-size-complex="8pt"/>
    </style:style>
    <style:style style:name="T12" style:family="text">
      <style:text-properties style:font-name="Arial Narrow" fo:font-size="8pt" style:font-size-asian="8pt" style:font-name-complex="Arial2" style:font-size-complex="8pt"/>
    </style:style>
    <style:style style:name="T13" style:family="text">
      <style:text-properties style:font-name="Arial Narrow" fo:font-size="8pt" fo:background-color="transparent" loext:char-shading-value="0" style:font-name-asian="Calibri" style:font-size-asian="8pt" style:font-name-complex="Arial2" style:font-size-complex="8pt"/>
    </style:style>
    <style:style style:name="T14" style:family="text">
      <style:text-properties style:font-name="Arial Narrow" fo:font-size="8pt" style:font-name-asian="Times New Roman" style:font-size-asian="8pt" style:language-asian="es" style:country-asian="ES" style:font-name-complex="Arial2" style:font-size-complex="8pt"/>
    </style:style>
    <style:style style:name="T15" style:family="text">
      <style:text-properties style:font-name="Arial Narrow" fo:font-size="8pt" style:font-name-asian="Calibri" style:font-size-asian="8pt" style:font-name-complex="Arial2" style:font-size-complex="8pt"/>
    </style:style>
    <style:style style:name="T16" style:family="text">
      <style:text-properties style:font-name="Arial Narrow" fo:font-size="8pt" style:font-name-asian="Calibri" style:font-size-asian="8pt" style:font-size-complex="8pt"/>
    </style:style>
    <style:style style:name="T17" style:family="text">
      <style:text-properties style:font-name="Arial Narrow" fo:font-size="8pt" fo:language="es" fo:country="MX" fo:background-color="transparent" loext:char-shading-value="0" style:font-size-asian="8pt" style:font-name-complex="Calibri" style:font-size-complex="8pt"/>
    </style:style>
    <style:style style:name="T18" style:family="text">
      <style:text-properties style:font-name="Arial Narrow" fo:font-size="8pt" fo:language="es" fo:country="MX" fo:font-weight="bold" style:font-size-asian="8pt" style:font-weight-asian="bold" style:font-name-complex="Arial2" style:font-size-complex="8pt" style:font-weight-complex="bold"/>
    </style:style>
    <style:style style:name="T19" style:family="text">
      <style:text-properties style:font-name="Arial Narrow" fo:font-size="8pt" fo:language="es" fo:country="MX" fo:font-weight="bold" fo:background-color="transparent" loext:char-shading-value="0" style:font-size-asian="8pt" style:font-weight-asian="bold" style:font-name-complex="Arial2" style:font-size-complex="8pt" style:font-weight-complex="bold"/>
    </style:style>
    <style:style style:name="T20" style:family="text">
      <style:text-properties style:font-name="Arial Narrow" fo:font-size="8pt" fo:language="es" fo:country="MX" fo:font-weight="bold" style:font-name-asian="Calibri" style:font-size-asian="8pt" style:font-weight-asian="bold" style:font-name-complex="Arial2" style:font-size-complex="8pt" style:font-weight-complex="bold"/>
    </style:style>
    <style:style style:name="T21" style:family="text">
      <style:text-properties style:font-name="Arial Narrow" fo:font-size="8pt" fo:language="es" fo:country="MX" style:font-name-asian="Calibri" style:font-size-asian="8pt" style:font-name-complex="Arial2" style:font-size-complex="8pt"/>
    </style:style>
    <style:style style:name="T22" style:family="text">
      <style:text-properties style:font-name="Arial Narrow" fo:font-size="8pt" fo:language="es" fo:country="MX" style:font-size-asian="8pt" style:font-name-complex="Arial2" style:font-size-complex="8pt"/>
    </style:style>
    <style:style style:name="T23" style:family="text">
      <style:text-properties style:font-name="Arial Narrow" fo:font-size="8pt" style:text-underline-style="solid" style:text-underline-width="auto" style:text-underline-color="font-color" style:font-name-asian="Calibri" style:font-size-asian="8pt" style:font-name-complex="Arial2" style:font-size-complex="8pt"/>
    </style:style>
    <style:style style:name="T24" style:family="text">
      <style:text-properties style:font-name="Arial Narrow" fo:font-size="8pt" style:text-underline-style="solid" style:text-underline-width="auto" style:text-underline-color="font-color" fo:font-weight="bold" style:font-name-asian="Calibri" style:font-size-asian="8pt" style:font-weight-asian="bold" style:font-name-complex="Arial2" style:font-size-complex="8pt" style:font-weight-complex="bold"/>
    </style:style>
    <style:style style:name="T25" style:family="text">
      <style:text-properties fo:color="#000000" style:font-name="Arial1" fo:font-size="8pt" fo:letter-spacing="-0.0043in" fo:font-weight="bold" officeooo:rsid="001640f5" fo:background-color="transparent" loext:char-shading-value="0" style:font-name-asian="Times New Roman" style:font-size-asian="8pt" style:font-weight-asian="bold" style:font-name-complex="Arial2" style:font-size-complex="8pt" style:font-weight-complex="bold"/>
    </style:style>
    <style:style style:name="T26" style:family="text">
      <style:text-properties fo:color="#000000" style:font-name="Arial1" fo:font-size="8pt" fo:letter-spacing="-0.0043in" fo:language="es" fo:country="MX" fo:font-weight="bold" officeooo:rsid="001640f5" fo:background-color="transparent" loext:char-shading-value="0" style:font-name-asian="Times New Roman" style:font-size-asian="8pt" style:font-weight-asian="bold" style:font-name-complex="Arial2" style:font-size-complex="8pt" style:font-weight-complex="bold"/>
    </style:style>
    <style:style style:name="T27" style:family="text">
      <style:text-properties fo:color="#000000" style:font-name="Arial1" fo:font-size="8pt" fo:language="es" fo:country="MX" fo:font-weight="bold" officeooo:rsid="001cc335" fo:background-color="transparent" loext:char-shading-value="0" style:font-name-asian="Times New Roman" style:font-size-asian="8pt" style:rfc-language-tag-asian="es-419" style:language-asian="es" style:font-weight-asian="bold" style:font-name-complex="Arial2" style:font-size-complex="8pt" style:font-weight-complex="bold"/>
    </style:style>
    <style:style style:name="T28" style:family="text">
      <style:text-properties fo:color="#000000" style:font-name="Arial1" fo:font-size="8pt" fo:font-weight="bold" officeooo:rsid="0020aca5" style:font-name-asian="Times New Roman" style:font-size-asian="8pt" style:language-asian="es" style:country-asian="ES" style:font-weight-asian="bold" style:font-name-complex="Arial2" style:font-size-complex="8pt" style:font-weight-complex="bold"/>
    </style:style>
    <style:style style:name="T29" style:family="text">
      <style:text-properties fo:color="#000000" style:font-name="Arial1" fo:font-size="8pt" fo:font-weight="bold" officeooo:rsid="0020aca5" fo:background-color="#ffffff" loext:char-shading-value="0" style:font-name-asian="Times New Roman" style:font-size-asian="8pt" style:language-asian="es" style:country-asian="ES" style:font-weight-asian="bold" style:font-name-complex="Arial2" style:font-size-complex="8pt" style:font-weight-complex="bold"/>
    </style:style>
    <style:style style:name="T30" style:family="text">
      <style:text-properties fo:color="#000000" style:font-name="Arial1" style:text-underline-style="solid" style:text-underline-width="auto" style:text-underline-color="font-color" fo:font-weight="bold" officeooo:rsid="0020aca5" fo:background-color="#ffffff" loext:char-shading-value="0" style:font-name-asian="Times New Roman" style:font-weight-asian="bold" style:font-weight-complex="bold"/>
    </style:style>
    <style:style style:name="T31" style:family="text">
      <style:text-properties fo:color="#000000" style:font-name="Arial Narrow" fo:font-size="9pt" fo:letter-spacing="-0.0043in" fo:language="es" fo:country="MX" fo:font-weight="bold" officeooo:rsid="001640f5" fo:background-color="transparent" loext:char-shading-value="0" style:font-name-asian="Calibri" style:font-size-asian="9pt" style:font-weight-asian="bold" style:font-name-complex="Arial2" style:font-size-complex="9pt" style:font-weight-complex="normal"/>
    </style:style>
    <style:style style:name="T32" style:family="text">
      <style:text-properties fo:color="#000000" style:font-name="Arial Narrow" fo:font-size="9pt" fo:letter-spacing="-0.0043in" fo:language="es" fo:country="MX" fo:font-weight="bold" officeooo:rsid="001640f5" fo:background-color="transparent" loext:char-shading-value="0" style:font-name-asian="Calibri" style:font-size-asian="9pt" style:font-weight-asian="bold" style:font-name-complex="Arial2" style:font-size-complex="9pt" style:font-weight-complex="bold"/>
    </style:style>
    <style:style style:name="T33" style:family="text">
      <style:text-properties fo:color="#000000" style:font-name="Arial Narrow" fo:font-size="8pt" fo:language="es" fo:country="MX" fo:font-weight="bold" fo:background-color="transparent" loext:char-shading-value="0" style:font-name-asian="Times New Roman" style:font-size-asian="8pt" style:rfc-language-tag-asian="es-419" style:language-asian="es" style:font-weight-asian="bold" style:font-name-complex="Calibri" style:font-size-complex="8pt" style:font-weight-complex="bold"/>
    </style:style>
    <style:style style:name="T34" style:family="text">
      <style:text-properties fo:color="#000000" style:font-name="Arial Narrow" fo:font-size="8pt" fo:letter-spacing="-0.0043in" fo:language="es" fo:country="MX" fo:font-weight="bold" officeooo:rsid="001640f5" fo:background-color="transparent" loext:char-shading-value="0" style:font-name-asian="Times New Roman" style:font-size-asian="8pt" style:font-weight-asian="bold" style:font-name-complex="Arial2" style:font-size-complex="8pt" style:font-weight-complex="bold"/>
    </style:style>
    <style:style style:name="T35" style:family="text">
      <style:text-properties fo:color="#000000" style:font-name="Arial" fo:font-size="9pt" style:text-underline-style="solid" style:text-underline-width="auto" style:text-underline-color="font-color" fo:font-weight="bold" fo:background-color="transparent" loext:char-shading-value="0" style:font-name-asian="Times New Roman" style:font-size-asian="9pt" style:rfc-language-tag-asian="es-419" style:language-asian="es" style:font-weight-asian="bold" style:font-name-complex="Calibri" style:font-size-complex="9pt" style:font-weight-complex="bold"/>
    </style:style>
    <style:style style:name="T36" style:family="text">
      <style:text-properties fo:color="#000000" style:font-name="Arial Narrow1" fo:font-size="8pt" fo:language="es" fo:country="MX" fo:font-weight="bold" officeooo:rsid="0018772a" fo:background-color="transparent" loext:char-shading-value="0" style:font-name-asian="Times New Roman" style:font-size-asian="8pt" style:rfc-language-tag-asian="es-419" style:language-asian="es" style:font-weight-asian="bold" style:font-name-complex="Calibri" style:font-size-complex="8pt" style:font-weight-complex="bold"/>
    </style:style>
    <style:style style:name="T37" style:family="text">
      <style:text-properties fo:color="#000000" style:font-name="Arial Narrow1" fo:font-size="8pt" fo:language="es" fo:country="MX" fo:font-weight="bold" officeooo:rsid="001a3ee7" fo:background-color="transparent" loext:char-shading-value="0" style:font-name-asian="Times New Roman" style:font-size-asian="8pt" style:rfc-language-tag-asian="es-419" style:language-asian="es" style:font-weight-asian="bold" style:font-name-complex="Calibri" style:font-size-complex="8pt" style:font-weight-complex="bold"/>
    </style:style>
    <style:style style:name="T38" style:family="text">
      <style:text-properties fo:color="#000000" officeooo:rsid="001640f5" fo:background-color="transparent" loext:char-shading-value="0" style:font-name-complex="Arial2"/>
    </style:style>
    <style:style style:name="T39" style:family="text">
      <style:text-properties fo:color="#000000" fo:language="es" fo:country="MX" officeooo:rsid="001640f5" fo:background-color="transparent" loext:char-shading-value="0" style:font-name-complex="Arial2"/>
    </style:style>
    <style:style style:name="T40" style:family="text">
      <style:text-properties fo:color="#000000" fo:font-size="9pt" fo:letter-spacing="-0.0043in" fo:font-weight="bold" officeooo:rsid="001640f5" fo:background-color="transparent" loext:char-shading-value="0" style:font-size-asian="9pt" style:font-weight-asian="bold" style:font-size-complex="9pt" style:font-weight-complex="bold"/>
    </style:style>
    <style:style style:name="T41" style:family="text">
      <style:text-properties fo:color="#595959" style:font-name="Arial Narrow" fo:font-size="8pt" fo:language="es" fo:country="MX" fo:background-color="transparent" loext:char-shading-value="0" style:font-size-asian="8pt" style:font-name-complex="Calibri" style:font-size-complex="8pt"/>
    </style:style>
    <style:style style:name="T42" style:family="text">
      <style:text-properties fo:color="#595959" style:font-name="Arial Narrow" fo:font-size="8pt" fo:language="es" fo:country="MX" fo:background-color="#c0c0c0" loext:char-shading-value="0" style:font-size-asian="8pt" style:font-name-complex="Calibri" style:font-size-complex="8pt"/>
    </style:style>
    <style:style style:name="T43" style:family="text">
      <style:text-properties fo:font-size="6pt" fo:language="es" fo:country="MX" officeooo:rsid="00d936c0" style:font-size-asian="6pt" style:font-size-complex="6pt"/>
    </style:style>
    <style:style style:name="T44" style:family="text">
      <style:text-properties fo:font-size="6pt" fo:language="es" fo:country="MX" fo:background-color="transparent" loext:char-shading-value="0" style:font-size-asian="6pt" style:font-size-complex="6pt"/>
    </style:style>
    <style:style style:name="T45" style:family="text">
      <style:text-properties style:text-underline-style="solid" style:text-underline-width="auto" style:text-underline-color="font-color" fo:font-weight="bold" fo:background-color="#ffffff" loext:char-shading-value="0" style:font-weight-asian="bold" style:font-weight-complex="bold"/>
    </style:style>
    <style:style style:name="T46" style:family="text">
      <style:text-properties style:text-underline-style="solid" style:text-underline-width="auto" style:text-underline-color="font-color" fo:background-color="#ffffff" loext:char-shading-value="0"/>
    </style:style>
    <style:style style:name="T47" style:family="text">
      <style:text-properties style:text-underline-style="none"/>
    </style:style>
    <style:style style:name="T48" style:family="text">
      <style:text-properties style:font-name-complex="Calibri"/>
    </style:style>
    <style:style style:name="T49" style:family="text">
      <style:text-properties style:font-name="Arial1" fo:font-size="8pt" fo:font-weight="bold" officeooo:rsid="0020aca5" style:font-name-asian="Times New Roman" style:font-size-asian="8pt" style:language-asian="es" style:country-asian="ES" style:font-weight-asian="bold" style:font-name-complex="Arial2" style:font-size-complex="8pt" style:font-weight-complex="bold"/>
    </style:style>
    <style:style style:name="T50" style:family="text">
      <style:text-properties style:font-name="Arial1" fo:font-size="8pt" fo:language="es" fo:country="MX" fo:font-weight="bold" style:font-name-asian="Times New Roman" style:font-size-asian="8pt" style:font-weight-asian="bold" style:font-name-complex="Arial2" style:font-size-complex="8pt" style:font-weight-complex="bold"/>
    </style:style>
    <style:style style:name="T51" style:family="text">
      <style:text-properties style:font-name="Arial1" fo:font-size="8pt" fo:language="es" fo:country="MX" fo:font-weight="bold" officeooo:rsid="001cc335" fo:background-color="transparent" loext:char-shading-value="0" style:font-name-asian="Times New Roman" style:font-size-asian="8pt" style:font-weight-asian="bold" style:font-name-complex="Arial2" style:font-size-complex="8pt" style:font-weight-complex="bold"/>
    </style:style>
    <style:style style:name="T52" style:family="text">
      <style:text-properties style:font-name="Arial1" fo:font-size="8pt" style:text-underline-style="solid" style:text-underline-width="auto" style:text-underline-color="font-color" fo:font-weight="bold" officeooo:rsid="0020aca5" style:font-name-asian="Times New Roman" style:font-size-asian="8pt" style:language-asian="es" style:country-asian="ES" style:font-weight-asian="bold" style:font-name-complex="Arial2" style:font-size-complex="8pt" style:font-weight-complex="bold"/>
    </style:style>
    <style:style style:name="T53" style:family="text">
      <style:text-properties style:font-name="Arial1" fo:font-size="8pt" fo:letter-spacing="-0.0043in" fo:font-weight="bold" officeooo:rsid="0020aca5" style:font-name-asian="Times New Roman" style:font-size-asian="8pt" style:font-weight-asian="bold" style:font-name-complex="Arial2" style:font-size-complex="8pt" style:font-weight-complex="bold"/>
    </style:style>
    <style:style style:name="T54" style:family="text">
      <style:text-properties style:font-name="Arial1" fo:font-weight="bold" officeooo:rsid="0020aca5" style:font-name-asian="Times New Roman" style:language-asian="es" style:country-asian="ES" style:font-weight-asian="bold" style:font-weight-complex="bold"/>
    </style:style>
    <style:style style:name="T55" style:family="text">
      <style:text-properties fo:background-color="transparent" loext:char-shading-value="0"/>
    </style:style>
    <style:style style:name="T56" style:family="text">
      <style:text-properties fo:background-color="#ffffff" loext:char-shading-value="0"/>
    </style:style>
    <style:style style:name="T57" style:family="text">
      <style:text-properties style:use-window-font-color="true" style:font-name="Arial" fo:font-size="9pt" fo:font-weight="bold" style:font-name-asian="Times New Roman" style:font-size-asian="9pt" style:rfc-language-tag-asian="es-419" style:language-asian="es" style:font-weight-asian="bold" style:font-name-complex="Calibri" style:font-size-complex="9pt" style:font-weight-complex="bold"/>
    </style:style>
    <style:style style:name="T58" style:family="text">
      <style:text-properties style:use-window-font-color="true" style:font-name="Arial" fo:font-size="9pt" fo:font-weight="bold" fo:background-color="#ffffff" loext:char-shading-value="0" style:font-size-asian="9pt" style:font-weight-asian="bold" style:font-size-complex="9pt" style:font-weight-complex="bold"/>
    </style:style>
    <style:style style:name="T59" style:family="text">
      <style:text-properties style:use-window-font-color="true" style:font-name="Arial" fo:font-size="10pt" fo:language="es" fo:country="ES" style:text-underline-style="none" fo:font-weight="bold" officeooo:rsid="001a3ee7" fo:background-color="transparent" loext:char-shading-value="0" style:font-name-asian="Calibri" style:font-size-asian="10pt" style:rfc-language-tag-asian="es-ES-u-co-trad" style:language-asian="es" style:country-asian="ES" style:font-weight-asian="bold" style:font-name-complex="Arial2" style:font-size-complex="10pt" style:font-weight-complex="bold"/>
    </style:style>
    <style:style style:name="T60" style:family="text">
      <style:text-properties style:use-window-font-color="true" style:font-name="Arial1" fo:font-size="8pt" fo:font-weight="bold" officeooo:rsid="0020aca5" style:font-name-asian="Times New Roman" style:font-size-asian="8pt" style:language-asian="es" style:country-asian="ES" style:font-weight-asian="bold" style:font-name-complex="Arial2" style:font-size-complex="8pt" style:font-weight-complex="bold"/>
    </style:style>
    <style:style style:name="T61" style:family="text">
      <style:text-properties style:use-window-font-color="true" style:font-name="Arial Narrow1" fo:font-size="10pt" fo:language="es" fo:country="MX" style:text-underline-style="none" fo:font-weight="bold" officeooo:rsid="001a3ee7" fo:background-color="transparent" loext:char-shading-value="0" style:font-name-asian="Times New Roman" style:font-size-asian="10pt" style:rfc-language-tag-asian="es-419" style:language-asian="es" style:font-weight-asian="bold" style:font-name-complex="Calibri" style:font-size-complex="10pt" style:font-weight-complex="bold"/>
    </style:style>
    <style:style style:name="T62" style:family="text">
      <style:text-properties style:use-window-font-color="true" style:font-name="Arial Narrow1" fo:font-size="10pt" fo:language="es" fo:country="MX" style:text-underline-style="none" fo:font-weight="bold" officeooo:rsid="003b68e9" fo:background-color="transparent" loext:char-shading-value="0" style:font-name-asian="Times New Roman" style:font-size-asian="10pt" style:rfc-language-tag-asian="es-419" style:language-asian="es" style:font-weight-asian="bold" style:font-name-complex="Calibri" style:font-size-complex="10pt" style:font-weight-complex="bold"/>
    </style:style>
    <style:style style:name="T63" style:family="text">
      <style:text-properties style:use-window-font-color="true" style:font-name="Arial Narrow" fo:font-size="8pt" fo:language="es" fo:country="MX" style:text-underline-style="none" fo:font-weight="bold" officeooo:rsid="001a3ee7" fo:background-color="transparent" loext:char-shading-value="0" style:font-name-asian="Calibri" style:font-size-asian="8pt" style:rfc-language-tag-asian="es-ES-u-co-trad" style:language-asian="es" style:country-asian="ES" style:font-weight-asian="bold" style:font-name-complex="Arial2" style:font-size-complex="8pt" style:font-weight-complex="bold"/>
    </style:style>
    <style:style style:name="T64" style:family="text">
      <style:text-properties style:use-window-font-color="true" style:font-name="Arial Narrow" fo:font-size="8pt" fo:language="es" fo:country="MX" style:text-underline-style="none" fo:font-weight="bold" officeooo:rsid="001a3ee7" fo:background-color="transparent" loext:char-shading-value="0" style:font-name-asian="Calibri" style:font-size-asian="8pt" style:rfc-language-tag-asian="es-419" style:language-asian="es" style:font-weight-asian="bold" style:font-name-complex="Arial2" style:font-size-complex="8pt" style:font-weight-complex="bold"/>
    </style:style>
    <style:style style:name="T65" style:family="text">
      <style:text-properties style:use-window-font-color="true" style:font-name="Arial Narrow" fo:font-size="8pt" fo:language="es" fo:country="MX" style:text-underline-style="none" fo:font-weight="bold" officeooo:rsid="003b68e9" fo:background-color="transparent" loext:char-shading-value="0" style:font-name-asian="Calibri" style:font-size-asian="8pt" style:rfc-language-tag-asian="es-419" style:language-asian="es" style:font-weight-asian="bold" style:font-name-complex="Arial2" style:font-size-complex="8pt" style:font-weight-complex="bold"/>
    </style:style>
    <style:style style:name="T66" style:family="text">
      <style:text-properties style:use-window-font-color="true" style:font-name="Arial Narrow" fo:font-size="8pt" fo:language="es" fo:country="MX" style:text-underline-style="none" fo:font-weight="normal" officeooo:rsid="003b68e9" fo:background-color="transparent" loext:char-shading-value="0" style:font-name-asian="Calibri" style:font-size-asian="8pt" style:rfc-language-tag-asian="es-419" style:language-asian="es" style:font-weight-asian="normal" style:font-name-complex="Arial2" style:font-size-complex="8pt" style:font-weight-complex="normal"/>
    </style:style>
    <style:style style:name="T67" style:family="text">
      <style:text-properties fo:font-weight="bold" style:font-weight-asian="bold" style:font-weight-complex="bold"/>
    </style:style>
    <style:style style:name="T68" style:family="text">
      <style:text-properties style:font-name-complex="Arial2"/>
    </style:style>
    <style:style style:name="T69" style:family="text">
      <style:text-properties fo:font-size="8pt" officeooo:rsid="001640f5" style:font-size-asian="8pt" style:font-name-complex="Calibri" style:font-size-complex="8pt"/>
    </style:style>
    <style:style style:name="T70" style:family="text">
      <style:text-properties officeooo:rsid="001640f5"/>
    </style:style>
    <style:style style:name="T71" style:family="text">
      <style:text-properties fo:font-variant="normal" fo:text-transform="none" fo:color="#000000" fo:letter-spacing="normal" fo:font-style="normal" fo:font-weight="bold" style:font-name-asian="Times New Roman" style:font-weight-asian="bold" style:font-style-complex="italic" style:font-weight-complex="bold"/>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loan_id" text:name="py3o.objects.loan_id"/>
        <text:user-field-decl office:value-type="string" office:string-value="partner_id" text:name="py3o.obj.partner_id.name"/>
        <text:user-field-decl office:value-type="string" office:string-value="proof_2.name" text:name="py3o.objects.proof_2.name"/>
        <text:user-field-decl office:value-type="string" office:string-value="proof_1.name" text:name="py3o.objects.proof_1.name"/>
        <text:user-field-decl office:value-type="string" office:string-value="vat" text:name="py3o.obj.partner_id.vat"/>
        <text:user-field-decl office:value-type="string" office:string-value="numero_instrumento" text:name="py3o.objects.partner_id.com_no_instrumento_pub"/>
        <text:user-field-decl office:value-type="string" office:string-value="fecha_instrumento" text:name="py3o.objects.partner_id.com_fecha_instrumento_pub"/>
        <text:user-field-decl office:value-type="string" office:string-value="nombre_lic" text:name="py3o.objects.partner_id.com_lic_nombre"/>
        <text:user-field-decl office:value-type="string" office:string-value="no_notaria" text:name="py3o.objects.partner_id.com_no_nota_pub"/>
        <text:user-field-decl office:value-type="string" office:string-value="not_pub_state" text:name="py3o.objects.partner_id.com_not_pub_state_id.name"/>
        <text:user-field-decl office:value-type="string" office:string-value="reg_pub_state" text:name="py3o.objects.partner_id.com_reg_pub_state_id.name"/>
        <text:user-field-decl office:value-type="string" office:string-value="partner_id.street" text:name="py3o.objects.partner_id.street"/>
        <text:user-field-decl office:value-type="string" office:string-value="colonia_id" text:name="py3o.objects.partner_id.colonia_id.name"/>
        <text:user-field-decl office:value-type="string" office:string-value="municipio_id" text:name="py3o.objects.partner_id.municipio_id.name"/>
        <text:user-field-decl office:value-type="string" office:string-value="zip_id" text:name="py3o.objects.partner_id.zip_id.name"/>
        <text:user-field-decl office:value-type="string" office:string-value="partner_id.state_id" text:name="py3o.objects.partner_id.state_id.name"/>
        <text:user-field-decl office:value-type="string" office:string-value="email" text:name="py3o.obj.partner_id.email"/>
        <text:user-field-decl office:value-type="string" office:string-value="loan_amount_txt" text:name="py3o.obj.loan_amount_txt"/>
        <text:user-field-decl office:value-type="string" office:string-value="month" text:name="py3o.obj.loan_period.month"/>
        <text:user-field-decl office:value-type="string" office:string-value="repayment_bank_num" text:name="py3o.obj.journal_repayment_id.bank_account_id.acc_number"/>
        <text:user-field-decl office:value-type="string" office:string-value="company_id.acc_clabe" text:name="py3o.obj.journal_repayment_id.bank_account_id.acc_clabe"/>
        <text:user-field-decl office:value-type="string" office:string-value="repayment_bank" text:name="py3o.obj.journal_repayment_id.bank_id.name"/>
        <text:user-field-decl office:value-type="string" office:string-value="int_rate_txt" text:name="py3o.obj.int_rate_txt"/>
        <text:user-field-decl office:value-type="string" office:string-value="user_id.comercial" text:name="py3o.obj.user_id.name"/>
        <text:user-field-decl office:value-type="string" office:string-value="month" text:name="py3o.obj.month"/>
      </text:user-field-decls>
      <text:p text:style-name="P88"><text:a xlink:type="simple" xlink:href="py3o://for=%22obj%20in%20objects%22" text:style-name="Internet_20_link" text:visited-style-name="Visited_20_Internet_20_Link"><text:span text:style-name="T2">for="obj in objects"</text:span></text:a></text:p>
      <text:p text:style-name="P1"><text:a xlink:type="simple" xlink:href="py3o://with=%22lang=obj.partner_id.lang%20or%20'en_US'%22" text:style-name="Internet_20_link" text:visited-style-name="Visited_20_Internet_20_Link"><text:span text:style-name="T1">with="lang=obj.partner_id.lang or 'en_US'"</text:span></text:a></text:p>
      <text:p text:style-name="P4"><text:a xlink:type="simple" xlink:href="py3o://with=%22o=obj.with_context(lang=lang)%22" text:style-name="Internet_20_link" text:visited-style-name="Visited_20_Internet_20_Link"><text:span text:style-name="T7">with="o=obj.with_context(lang=lang)"</text:span></text:a></text:p>
      <text:p text:style-name="P6"><text:span text:style-name="T18">CO</text:span><text:span text:style-name="T19">NTRATO DE APERTURA DE CRÉDITO SIMPLE NÚMERO </text:span><text:span text:style-name="Fuente_20_de_20_párrafo_20_predeter."><text:span text:style-name="T26"><text:user-field-get text:name="py3o.objects.loan_id">loan_id</text:user-field-get></text:span></text:span><text:span text:style-name="T19"><text:s/>QUE CELEBRAN:</text:span></text:p>
      <text:list xml:id="list2722322068" text:style-name="WWNum34">
        <text:list-item>
          <text:p text:style-name="P98"><text:bookmark-start text:name="_Hlk31851732"/><text:span text:style-name="T10">CREDIHOY FINANCIERA, </text:span><text:bookmark-end text:name="_Hlk31851732"/><text:span text:style-name="T10">SOCIEDAD ANÓNIMA DE CAPITAL VARIABLE, SOCIEDAD FINANCIERA DE OBJETO MÚLTIPLE, ENTIDAD NO REGULADA, REPRESENTADA POR SU(S) APODERADO(S) LEGAL(ES), A QUIEN SE LE DENOMINARÁ COMO “ACREDITANTE”;</text:span></text:p>
        </text:list-item>
        <text:list-item>
          <text:p text:style-name="P99"><text:span text:style-name="Fuente_20_de_20_párrafo_20_predeter."><text:span text:style-name="T31"><text:user-field-get text:name="py3o.obj.partner_id.name">partner_id</text:user-field-get></text:span></text:span><text:span text:style-name="T17">, REPRESENTADA POR </text:span><text:span text:style-name="Fuente_20_de_20_párrafo_20_predeter."><text:span text:style-name="T31"><text:user-field-get text:name="py3o.objects.proof_2.name">proof_2.name</text:user-field-get></text:span></text:span><text:span text:style-name="T41">, </text:span><text:span text:style-name="T17">A QUIEN SE DENOMINARÁ COMO “EL ACREDITADO”, y;</text:span></text:p>
        </text:list-item>
        <text:list-item>
          <text:p text:style-name="P99"><text:span text:style-name="Fuente_20_de_20_párrafo_20_predeter."><text:span text:style-name="T32"><text:user-field-get text:name="py3o.objects.proof_1.name">proof_1.name</text:user-field-get></text:span></text:span><text:span text:style-name="T17">, COMO AVAL U OBLIGADO SOLIDARIO, DEL CRÉDITO.</text:span><text:bookmark text:name="_Hlk35343002"/></text:p>
        </text:list-item>
      </text:list>
      <text:p text:style-name="P59"><text:span text:style-name="T10">TODOS LOS ANTERIORES EN FORMA CONJUNTA SERÁN DESIGNADOS COMO “LAS PARTES”, DE CONFORMIDAD CON LAS DECLARACIONES, CONDICIONES Y CLÁUSULAS SIGUIENTES</text:span><text:bookmark text:name="_Hlk35343184"/><text:span text:style-name="T10">:</text:span></text:p>
      <text:p text:style-name="P10"><text:a xlink:type="simple" xlink:href="py3o:///with" text:style-name="Internet_20_link" text:visited-style-name="Visited_20_Internet_20_Link"><text:span text:style-name="T44">/with</text:span></text:a></text:p>
      <text:p text:style-name="P10"><text:a xlink:type="simple" xlink:href="py3o:///with" text:style-name="Internet_20_link" text:visited-style-name="Visited_20_Internet_20_Link"><text:span text:style-name="T44">/with</text:span></text:a></text:p>
      <text:p text:style-name="P37"><text:a xlink:type="simple" xlink:href="py3o:///for" text:style-name="Internet_20_link" text:visited-style-name="Visited_20_Internet_20_Link"><text:span text:style-name="T6">/for</text:span></text:a></text:p>
      <text:section text:style-name="Sect1" text:name="Sección1">
        <text:p text:style-name="P2"><text:a xlink:type="simple" xlink:href="py3o://for=%22obj%20in%20objects%22" text:style-name="Internet_20_link" text:visited-style-name="Visited_20_Internet_20_Link"><text:span text:style-name="T1">for="obj in objects"</text:span></text:a></text:p>
        <text:p text:style-name="P2"><text:a xlink:type="simple" xlink:href="py3o://with=%22lang=obj.partner_id.lang%20or%20'en_US'%22" text:style-name="Internet_20_link" text:visited-style-name="Visited_20_Internet_20_Link"><text:span text:style-name="T1">with="lang=obj.partner_id.lang or 'en_US'"</text:span></text:a></text:p>
        <text:p text:style-name="P5"><text:a xlink:type="simple" xlink:href="py3o://with=%22o=obj.with_context(lang=lang)%22" text:style-name="Internet_20_link" text:visited-style-name="Visited_20_Internet_20_Link"><text:span text:style-name="T43">with="o=obj.with_context(lang=lang)"</text:span></text:a></text:p>
        <text:p text:style-name="P60">ANTECEDENTES</text:p>
        <text:p text:style-name="P64">PRIMERO. Con anterioridad a la celebración del presente contrato, EL ACREDITADO, a través de la Solicitud de Crédito, que formuló y firmó (en lo sucesivo la “Solicitud”) requirió al ACREDITANTE, el otorgamiento de un crédito simple, en moneda nacional (en lo sucesivo el “Cré<text:span text:style-name="T47">dito”).</text:span></text:p>
        <text:p text:style-name="P47">SEGUNDO. EL ACREDITANTE, previa revisión y análisis de la Solicitud realizada por EL ACREDITADO, así como de la demás información y documentación que fuera proporcionada y presentada por éste, autorizó la Solicitud a favor del ACREDITADO.</text:p>
        <text:p text:style-name="P61">DECLARACIONES</text:p>
        <text:p text:style-name="P65">I. DECLARA EL ACREDITANTE, QUE:</text:p>
        <text:list xml:id="list3406767514" text:style-name="WWNum37">
          <text:list-item>
            <text:p text:style-name="P100">Es una sociedad legalmente constituida de conformidad con las leyes de los Estados Unidos Mexicanos, según consta en la Escritura Pública número 23,968, de 16 de agosto de 2019, pasada ante la fe del Lic. Arturo López Corella, Notario Número 14 de Mexicali, Baja California, México, cuyo instrumento consta registrado con Folio Mercantil 2019074742, de fecha 18 de septiembre de 2019, en el Registro Público de Mexicali, Baja California, México.</text:p>
          </text:list-item>
          <text:list-item>
            <text:p text:style-name="P100">Sus representantes legales cuentan con las facultades necesarias para la celebración del presente contrato, las cuales no le han sido revocadas, modificadas ni limitadas en forma alguna.</text:p>
          </text:list-item>
          <text:list-item>
            <text:p text:style-name="P100">Su domicilio para todos los efectos del presente contrato es el ubicado en Blvd. Lázaro Cárdenas 3198, interior 2, Fraccionamiento Villa Verde, C.P. 21395, Mexicali, Baja California.</text:p>
          </text:list-item>
          <text:list-item>
            <text:p text:style-name="P100">Es su deseo otorgar en favor del ACREDITADO un crédito en los términos de las disposiciones contenidas en el presente Contrato.</text:p>
          </text:list-item>
          <text:list-item>
            <text:p text:style-name="P100">Para su constitución y operación con carácter de sociedad financiera de objeto múltiple, entidad no regulada, no requieren autorización de la Secretaría de Hacienda y Crédito Público y únicamente está sujeta a la supervisión de la Comisión Nacional Bancaria y de Valores para efectos del artículo 56 de la Ley General de Organizaciones y Actividades Auxiliares del Crédito. </text:p>
          </text:list-item>
          <text:list-item>
            <text:p text:style-name="P100">Su página de internet es: www.credihoy.mx</text:p>
          </text:list-item>
          <text:list-item>
            <text:p text:style-name="P101">El presente contrato fue debidamente registrado mediante el portal del Registro de Contratos de Adhesión de la Comisión Nacional para Protección y Defensa de<text:span text:style-name="T56"> los Usuarios de Servicios Financieros bajo el número: </text:span><text:span text:style-name="T71">15378-439-033020/01-01538-0420.</text:span></text:p>
          </text:list-item>
        </text:list>
        <text:p text:style-name="P74"/>
        <text:p text:style-name="P74">II. DECLARA EL ACREDITADO, QUE:</text:p>
        <text:list xml:id="list14000056" text:style-name="WWNum10">
          <text:list-item>
            <text:p text:style-name="P89">Es una sociedad mercantil debidamente constituida y válidamente existente</text:p>
            <text:p text:style-name="P93"><text:span text:style-name="T17">de conformidad con las leyes de los Estados Unidos Mexicanos, según consta en el Testimonio del Instrumento Público No. </text:span><text:span text:style-name="Fuente_20_de_20_párrafo_20_predeter."><text:span text:style-name="T33"><text:user-field-get text:name="py3o.objects.partner_id.com_no_instrumento_pub">numero_instrumento</text:user-field-get></text:span></text:span><text:span text:style-name="T17"><text:s/>de fecha </text:span><text:span text:style-name="Fuente_20_de_20_párrafo_20_predeter."><text:span text:style-name="T33"><text:user-field-get text:name="py3o.objects.partner_id.com_fecha_instrumento_pub">fecha_instrumento</text:user-field-get></text:span></text:span><text:span text:style-name="T17">, otorgado ante la fe del Notario/Corredor </text:span><text:span text:style-name="Fuente_20_de_20_párrafo_20_predeter."><text:span text:style-name="T33"><text:user-field-get text:name="py3o.objects.partner_id.com_lic_nombre">nombre_lic</text:user-field-get></text:span></text:span><text:span text:style-name="T17">, Titular de la Notaría Pública No. </text:span><text:span text:style-name="Fuente_20_de_20_párrafo_20_predeter."><text:span text:style-name="T33"><text:user-field-get text:name="py3o.objects.partner_id.com_no_nota_pub">no_notaria</text:user-field-get></text:span></text:span><text:span text:style-name="T17"><text:s/>de </text:span><text:span text:style-name="Fuente_20_de_20_párrafo_20_predeter."><text:span text:style-name="T33"><text:user-field-get text:name="py3o.objects.partner_id.com_not_pub_state_id.name">not_pub_state</text:user-field-get></text:span></text:span><text:span text:style-name="T17">; e inscrita en el Registro Público de Comercio de </text:span><text:span text:style-name="Fuente_20_de_20_párrafo_20_predeter."><text:span text:style-name="T33"><text:user-field-get text:name="py3o.objects.partner_id.com_reg_pub_state_id.name">reg_pub_state</text:user-field-get></text:span></text:span><text:span text:style-name="T17">.</text:span></text:p>
          </text:list-item>
          <text:list-item>
            <text:p text:style-name="P91">Su representante legal cuenta con los poderes suficientes para representarla, mismos que no le han sido revocadas, limitadas o modificadas de forma alguna a la fecha de celebración del presente Contrato.</text:p>
          </text:list-item>
          <text:list-item>
            <text:p text:style-name="P95"><text:span text:style-name="T48">Su clave del Registro Federal de Contribuyentes es </text:span><text:span text:style-name="T54"><text:user-field-get text:name="py3o.obj.partner_id.vat">vat</text:user-field-get></text:span><text:span text:style-name="T48">.</text:span></text:p>
          </text:list-item>
        </text:list>
        <text:p text:style-name="P43"/>
        <text:list xml:id="list201825197639798" text:continue-numbering="true" text:style-name="WWNum10">
          <text:list-item>
            <text:p text:style-name="P91">Cuenta con los recursos económicos necesarios y suficientes para hacer <text:span text:style-name="T55">frente y cumplir con cualquier obligación emanada del presente Contrato, y que la procedencia de los recursos con los cuales liquidará sus obligaciones es de origen lícito.</text:span></text:p>
            <text:p text:style-name="P90"/>
          </text:list-item>
          <text:list-item>
            <text:p text:style-name="P94"><text:span text:style-name="T10">Para los efectos del presente contrato señala como su domicilio el ubicado en: </text:span><text:span text:style-name="T29"><text:user-field-get text:name="py3o.objects.partner_id.street">partner_id.street</text:user-field-get></text:span><text:span text:style-name="T29"><text:s/></text:span><text:span text:style-name="T29"><text:user-field-get text:name="py3o.objects.partner_id.colonia_id.name">colonia_id</text:user-field-get></text:span><text:span text:style-name="T29"><text:s/></text:span><text:span text:style-name="T29"><text:user-field-get text:name="py3o.objects.partner_id.municipio_id.name">municipio_id</text:user-field-get></text:span><text:span text:style-name="T29"><text:s/>C.P. </text:span><text:span text:style-name="T29"><text:user-field-get text:name="py3o.objects.partner_id.zip_id.name">zip_id</text:user-field-get></text:span><text:span text:style-name="T29"><text:s/></text:span><text:span text:style-name="T29"><text:user-field-get text:name="py3o.objects.partner_id.state_id.name">partner_id.state_id</text:user-field-get></text:span><text:span text:style-name="T29">.</text:span></text:p>
          </text:list-item>
          <text:list-item>
            <text:p text:style-name="P90">Previo a la celebración del presente Contrato, tuvo a su disposición el Aviso de Privacidad del ACREDITANTE</text:p>
          </text:list-item>
          <text:list-item>
            <text:p text:style-name="P90">No tiene conocimiento de que, con anterioridad a la celebración de este CONTRATO, exista o esté pendiente; obligación, acto o procedimiento entablado en su contra ante un tribunal, agencia del gobierno o árbitro, que pudiera afectar su condición financiera u operaciones, o la legalidad, validez y exigibilidad de este CONTRATO.</text:p>
          </text:list-item>
          <text:list-item>
            <text:p text:style-name="P91">Ha obtenido todos los acuerdos y autorizaciones corporativas y todos los permisos y llenado todos los requisitos exigidos por las leyes aplicables y autoridades competentes para celebrar el presente CONTRATO y dar cumplimiento a las obligaciones aquí contraídas.</text:p>
          </text:list-item>
          <text:list-item>
            <text:p text:style-name="P91">No es parte de contrato o convenio, ni está sujeta a restricción alguna que, de manera adversa o materialmente, afecte sus negocios, propiedades o su condición financiera y/o económica.</text:p>
          </text:list-item>
          <text:list-item>
            <text:p text:style-name="P91">Es su deseo celebrar el presente Contrato en los términos y condiciones del mismo con el ACREDITADO, a efecto de obtener el crédito.</text:p>
          </text:list-item>
          <text:list-item>
            <text:p text:style-name="P91">Que le fue informado el costo anual total del contrato.</text:p>
          </text:list-item>
          <text:list-item>
            <text:p text:style-name="P91">EL ACREEDOR explicó a EL ACREDITADO, la Información del Crédito y, por lo tanto, el contenido, alcance y efectos del Contrato, mismos que son de la comprensión de este.</text:p>
          </text:list-item>
          <text:list-item>
            <text:p text:style-name="P92">Ha solicitado al ACREDITANTE un crédito, que se otorga en términos de las disposiciones contenidas en el apartado de CLÁUSULAS de este contrato, para el destino que se establece en el ANEXO A CARÁTULA del presente contrato que forma parte integral de éste.</text:p>
          </text:list-item>
        </text:list>
        <text:p text:style-name="P57"/>
        <text:p text:style-name="P57">III. DECLARA, EL OBLIGADO SOLIDARIO y AVAL bajo protesta de decir verdad que: </text:p>
        <text:list xml:id="list2701971492" text:style-name="WWNum35">
          <text:list-item>
            <text:p text:style-name="P104">Es mexicano por nacimiento, mayor de edad, con plena capacidad de goce y de ejercicio y con capacidad de entender, por lo que puede comprometerse en los <text:span text:style-name="T55">términos del presente Contrato.</text:span></text:p>
          </text:list-item>
          <text:list-item>
            <text:p text:style-name="P105">No tiene impedimento legal alguno que constituya un obstáculo para la celebración de este Contrato.</text:p>
          </text:list-item>
          <text:list-item>
            <text:p text:style-name="P105">Estar plenamente consciente de los derechos y obligaciones que por este medio contrae como obligado solidario, así como de los términos y las condiciones estipuladas en el presente contrato.</text:p>
          </text:list-item>
          <text:list-item>
            <text:p text:style-name="P114"><text:span text:style-name="T14">Para los efectos del presente contrato señala como su domicilio el ubicado en: </text:span><text:span text:style-name="T28"><text:user-field-get text:name="py3o.objects.partner_id.street">partner_id.street</text:user-field-get></text:span><text:span text:style-name="T49"><text:s/></text:span><text:bookmark-start text:name="_Hlk37841942"/><text:span text:style-name="T49"><text:s/></text:span><text:bookmark-end text:name="_Hlk37841942"/><text:span text:style-name="T28"><text:user-field-get text:name="py3o.objects.partner_id.colonia_id.name">colonia_id</text:user-field-get></text:span><text:span text:style-name="T28"><text:s/></text:span><text:span text:style-name="T28"><text:user-field-get text:name="py3o.objects.partner_id.municipio_id.name">municipio_id</text:user-field-get></text:span><text:span text:style-name="T28"><text:s/>C.P. </text:span><text:span text:style-name="T28"><text:user-field-get text:name="py3o.objects.partner_id.zip_id.name">zip_id</text:user-field-get></text:span><text:span text:style-name="T28"><text:s/></text:span><text:span text:style-name="T28"><text:user-field-get text:name="py3o.objects.partner_id.state_id.name">partner_id.state_id</text:user-field-get></text:span></text:p>
          </text:list-item>
          <text:list-item>
            <text:p text:style-name="P115"><text:span text:style-name="T14">Señala como su correo electrónico para efectos del contrato el siguiente </text:span><text:span text:style-name="T49"><text:user-field-get text:name="py3o.obj.partner_id.email">email</text:user-field-get></text:span><text:span text:style-name="T14">.</text:span></text:p>
          </text:list-item>
          <text:list-item>
            <text:p text:style-name="P104">Cuenta con los recursos económicos necesarios y suficientes para hacer frente y cumplir con cualquier obligación emanada del presente Contrato, y que la procedencia de los recursos con los cuales liquidará sus obligaciones son de origen lícito.</text:p>
          </text:list-item>
          <text:list-item>
            <text:p text:style-name="P104">Está de acuerdo en constituirse como obligado solidario de las obligaciones que asume el CLIENTE bajo los términos y condiciones estipuladas en el presente contrato, por el otorgamiento del crédito que el ACREEDOR efectúa al CLIENTE.</text:p>
          </text:list-item>
          <text:list-item>
            <text:p text:style-name="P106">Que le fue informado el costo anual total del contrato.</text:p>
          </text:list-item>
        </text:list>
        <text:p text:style-name="P62"><text:soft-page-break/>DEFINICIONES</text:p>
        <text:p text:style-name="P66">Para efectos del presente Contrato, se entiende por:</text:p>
        <text:list xml:id="list890571598" text:style-name="WWNum40">
          <text:list-item>
            <text:p text:style-name="P108">CARÁTULA DEL CRÉDITO. documento que es parte integrante del Contrato, en el que se establece la Información del Crédito que indica el Contrato y/o que se relaciona al Crédito. Los importes que se asientan en la Carátula se expresan en pesos, moneda nacional. En ella se establecen los elementos esenciales de la operación que permitan al acreditado comparar los servicios del mismo tipo ofrecido por diversas Entidades, entre otros datos, monto, plazo, tasa y forma de pago del crédito otorgado por EL ACREDITANTE. En adelante a dicho documento se le denominará CARÁTULA DE CRÉDITO.</text:p>
          </text:list-item>
          <text:list-item>
            <text:p text:style-name="P108">DÍA HÁBIL. Cualquier día de la semana, excluyendo los días sábado y domingo, así como los días en que, conforme a las disposiciones aplicables, las instituciones de crédito deban cerrar sus puertas, suspender operaciones y la prestación de servicios al público.</text:p>
          </text:list-item>
          <text:list-item>
            <text:p text:style-name="P108">CRÉDITO. El monto que EL ACREDITADO disponga en los términos de este contrato será destinado para lo que se establezca en la carátula del presente contrato.</text:p>
          </text:list-item>
          <text:list-item>
            <text:p text:style-name="P108">ACCESORIOS. Cualquiera de las prestaciones, gastos, primas de seguros y/o demás erogaciones en que incurra EL ACREDITADO con relación a este contrato.</text:p>
          </text:list-item>
          <text:list-item>
            <text:p text:style-name="P108">FECHA LÍMITE DE PAGO. Día Hábil en que EL ACREDITADO deberá pagar al ACREDITANTE la respectiva Parcialidad. En caso de que alguna Fecha Límite de Pago sea Día Inhábil, el pago de la respectiva Parcialidad, deberá efectuarse el Día Hábil inmediato siguiente, sin cargo alguno o cobro de intereses moratorios. el cual podrá consultar en su en la “TABLA DE AMORTIZACIÓN”.</text:p>
          </text:list-item>
          <text:list-item>
            <text:p text:style-name="P108">CAT. Costo Anual Total de financiamiento expresado en términos porcentuales anuales que, para fines informativos y de comparación, incorpora la totalidad de los costos y gastos inherentes a los créditos. </text:p>
          </text:list-item>
          <text:list-item>
            <text:p text:style-name="P108">CAPACIDAD DE PAGO. Monto máximo de liquidez mensual del ACREDITADO tomando como base su ingreso bruto mensual menos los compromisos financieros de acuerdo con las políticas de crédito establecidas por EL ACREDITANTE.</text:p>
          </text:list-item>
          <text:list-item>
            <text:p text:style-name="P108">CONDUSEF. Comisión Nacional para la Protección y Defensa de los Usuarios de los Servicios financieros.</text:p>
          </text:list-item>
          <text:list-item>
            <text:p text:style-name="P108">SOLICITUD DE CRÉDITO. Es el documento generado por EL ACREDITANTE y firmado por EL ACREDITADO Y EL AVALISTA U OBLIGADO SOLIDARIO que contiene sus datos de identificación personal, laboral y financiera con la finalidad de que EL ACREDITANTE considere el adecuado conocimiento de sus clientes y usuarios, para lo cual deberán considerar los antecedentes, condiciones específicas, actividad económica o profesional y las plazas en que operen; y la información y documentación que dichas instituciones deban recabar para la apertura de cuentas o celebración de contratos relativos a las operaciones y servicios que ellas presten y que acredite plenamente la identidad de sus clientes; a fin de que sirva como medida para prevenir y detectar actos, omisiones u operaciones que pudieran favorecer, prestar ayuda, auxilio o cooperación de cualquier especie para la comisión del delito de lavado de dinero y terrorismo.</text:p>
          </text:list-item>
          <text:list-item>
            <text:p text:style-name="P108">TABLA DE AMORTIZACIÓN. Documento que es firmado simultáneamente a la suscripción del presente contrato tanto por el representante del ACREDITANTE y EL ACREDITADO que, por así convenirlo todos los suscriptores, forma parte integral de este contrato, en la cual se hace constar, con fines netamente informativos, <text:s/>el monto y fecha del capital dispuesto, así como la fecha, los montos y el concepto de cada uno de los pagos que deba de realizar EL ACREDITADO a favor del ACREDITANTE, dentro de los cuales desde luego deberá incluirse los abonos a capital, el pago de los intereses ordinarios, el cálculo de los intereses moratorios, el monto del cargo de los seguros contratados, y demás accesorios que deban causarse con motivo de la disposición del crédito aquí documentado. Dicho documento se entrega al ACREDITADO al momento de la firma del presente Contrato.</text:p>
          </text:list-item>
          <text:list-item>
            <text:p text:style-name="P113">IMPORTE DEL CRÉDITO. Monto indicado en la Carátula que, respecto del Crédito y, conforme al Contrato, será otorgado a EL ACREDITADO por EL ACREDITANTE.</text:p>
          </text:list-item>
          <text:list-item>
            <text:p text:style-name="P113">IMPORTE TOTAL DEL CRÉDITO. El Importe Total del Crédito será el importe que EL ACREDITADO debe pagar al ACREDITANTE a través de las Parcialidades. El Importe Total del Crédito se indica en la Carátula.</text:p>
          </text:list-item>
          <text:list-item>
            <text:p text:style-name="P107">PAGO ADELANTADO. Al pago parcial o total, que aún no es exigible, aplicado a cubrir pagos periódicos del crédito respectivo, inmediatos siguientes.</text:p>
          </text:list-item>
          <text:list-item>
            <text:p text:style-name="P113">PAGO ANTICIPADO. Al pago parcial o total del Saldo Insoluto de un crédito, antes de la fecha en que sea exigible.</text:p>
          </text:list-item>
          <text:list-item>
            <text:p text:style-name="P117"><text:span text:style-name="T15">PARCIALIDADES. Son los importes que EL ACREDITADO deberá pagar al ACREDITANTE, para el efecto que sea pagado, en su totalidad, el Importe Total del Crédito. El número de parcialidades, periodicidad de pago e importe de cada una de las Parcialidades, que se indican en la Carátula.</text:span><text:span text:style-name="T11"> </text:span></text:p>
          </text:list-item>
        </text:list>
        <text:p text:style-name="P54"/>
        <text:p text:style-name="P54">Así mismo, las PARTES determinan que: (i) el Importe del Crédito; (ii) el Importe Total del Crédito; (iii) la Tasa de Interés Ordinaria del Crédito; (iv) las Parcialidades; y (v) la Tasa de Interés Moratoria; establecidos en la Carátula, serán integrantes de la Información del Crédito y, por lo tanto, aplicables y relativos al Crédito.</text:p>
        <text:p text:style-name="P48">Expuesto los ANTECEDENTES, DECLARACIONES y DEFINICIONES anteriores, las PARTES otorgan y se sujetan a las siguientes:</text:p>
        <text:p text:style-name="P63">CLÁUSULAS</text:p>
        <text:p text:style-name="P78"><text:span text:style-name="T9">PRIMERA. INFORMACIÓN DEL CRÉDITO</text:span><text:span text:style-name="T15">. Las PARTES determinan que, para efectos del presente Contrato, la Información del Crédito se encuentra establecida, en l</text:span><text:span text:style-name="T13">o conducente, en la Carátula. Los importes que se detallan en la Carátula se expresan en pesos, moneda nacional o dólares americanos según lo pactado por las partes. Así mismo el ACREDITANTE hace entrega al ACREDITADO, al momento de firmar este Contrato la TABLA DE AMORTIZACIÓN del crédito. El presente contrato no prevé comisión alguna a cargo de las partes, y no podrán generarse nuevas comisiones, ni incrementar el monto de la tasa de interés pactada inicialmente durante la vigencia del contrato, salvo reestructura precio consentimiento expreso del ACREDITADO.</text:span></text:p>
        <text:p text:style-name="P84"><text:span text:style-name="T9">SEGUNDA. OBJETO. </text:span><text:span text:style-name="T15">Con sujeción a los términos del presente contrato, EL ACREDITANTE apertura en este acto en favor del ACREDITADO un Crédito bajo la forma de Crédito Simple por la cantidad de $</text:span><text:span text:style-name="T60"><text:text-input text:description="py3o://function=&quot;o_format_lang(o.loan_amount,lang_code=lang)&quot;">[loan_amount]</text:text-input></text:span><text:span text:style-name="T57"> <text:s/></text:span><text:span text:style-name="T15">(</text:span><text:span text:style-name="T52"><text:user-field-get text:name="py3o.obj.loan_amount_txt">loan_amount_txt</text:user-field-get></text:span><text:span text:style-name="T15">), bajo el rubro “Monto del Crédito”.</text:span></text:p>
        <text:p text:style-name="P75">En el Monto del Crédito no quedan comprendidos intereses, gastos y demás accesorios financieros.</text:p>
        <text:p text:style-name="P84"><text:span text:style-name="T9">TERCERA. COSTO ANUAL TOTAL</text:span><text:span text:style-name="T15">. Las PARTES acuerdan que el costo anual total (de ahora en adelante CAT) de financiamiento expresado en términos porcentuales anuales que, para fines informativos y de comparación, incorpora la totalidad de los costos y gastos inherentes al Crédito, asciende al porcentaje indicado en la Carátula, mismo que fue explicado y se hizo del conocimiento del ACREDITADO por parte del ACREDITANTE.</text:span></text:p>
        <text:p text:style-name="P41"><text:span text:style-name="T56">Queda expresamente entendido y acordado por las PARTE</text:span>S que el porcentaje del CAT indicado en la Carátula, que se obtuvo conforme a la fórmula, los componentes y la metodología de cálculo establecidos en las disposiciones aplicables, no refleja los costos y gastos reales del Crédito, que se integran en el Importe Total del Crédito, que deberá ser pagado por EL ACREDITADO; toda vez que: (i) el porcentaje del CAT, es considerablemente superior con relación al porcentaje que resulta de la adición de la Tasa de Interés Ordinario del Crédito anual; y, (ii) la Tasa de Interés Ordinario del Crédito, son los únicos costos y gastos del Crédito que deberán ser pagados al ACREDITANTE. </text:p>
        <text:p text:style-name="P41"/>
        <text:p text:style-name="P12">Así mismo y, en el supuesto de que el plazo del Crédito sea inferior a un año; el porcentaje del CAT está expresado en términos anuales y, el porcentaje que resulta de la adición de la Tasa de Interés Ordinario del Crédito está expresado en términos del plazo del Crédito, que es inferior a un año.</text:p>
        <text:p text:style-name="P12"/>
        <text:p text:style-name="P79"><text:span text:style-name="T9">CUARTA. DESTINO DEL CRÉDITO. </text:span><text:span text:style-name="T15">EL ACREDITADO invertirá el dispondrá del Crédito para los fines establecidos en la Solicitud de Crédito y Formato de Identificación y Conocimiento del Cliente, formulada y firmada previo al otorgamiento del crédito.</text:span></text:p>
        <text:p text:style-name="P67">EL ACREDITADO expone que el destino del Importe del Crédito es y será lícito.</text:p>
        <text:p text:style-name="P49"><text:span text:style-name="T67">QUINTA. DISPOSICIÓN DEL IMPORTE DEL CRÉDITO</text:span>. LAS PARTES acuerdan que la totalidad del Crédito se hará en una sola disposición, mediante trasferencia electrónica a la cuenta que EL ACREDITADO proporcione, dentro de un plazo que no excederá de los 30 (treinta) días naturales, contados a partir de la fecha de firma de este contrato. El derecho para disponer del Crédito por parte del ACREDITADO estará sujeto a la suscripción y entrega del pagaré mencionado en este contrato.</text:p>
        <text:p text:style-name="P97"><text:soft-page-break/><text:span text:style-name="T20">SEXTA. PLAZO DEL CRÉDITO. </text:span><text:span text:style-name="T21">El plazo del CRÉDITO es de </text:span><text:span text:style-name="T63"><text:user-field-get text:name="py3o.obj.month">month</text:user-field-get></text:span><text:span text:style-name="T64"><text:s/></text:span><text:span text:style-name="T66">meses</text:span><text:span text:style-name="T65"> </text:span><text:span text:style-name="T21"><text:s/>(“plazo del crédito”), mismo que empezará a contarse a partir de la fecha de disposición del CRÉDITO.</text:span></text:p>
        <text:p text:style-name="P79"><text:span text:style-name="T9">SEPTIMA. FECHAS Y MEDIOS DE PAGO.</text:span><text:span text:style-name="T15"> EL ACREDITADO se obliga a pagar al ACREDITANTE el importe del crédito e intereses conforme a lo pactado en el contrato.</text:span></text:p>
        <text:p text:style-name="P67">El pago se realizará de acuerdo con las fechas, periodos y montos establecidos en la “TABLA DE AMORTIZACION”.</text:p>
        <text:p text:style-name="P67">Los pagos se realizarán en fecha, periodo y montos establecidos, independientemente de los abonos voluntarios que realice EL ACREDITADO, de acuerdo con el tipo de moneda nacional o extranjera (dólares americanos, al tipo de cambio vigente a la fecha de pago).</text:p>
        <text:p text:style-name="P77"><text:span text:style-name="T21">Todos los pagos que deba efectuar EL ACREDITADO en favor del ACREDITANTE, se llevarán a cabo sin necesidad de previo requerimiento, </text:span><text:span text:style-name="T22">por depósito o transferencia en la cuenta bancaria número </text:span><text:span text:style-name="Fuente_20_de_20_párrafo_20_predeter."><text:span text:style-name="T50"><text:user-field-get text:name="py3o.obj.journal_repayment_id.bank_account_id.acc_number">repayment_bank_num</text:user-field-get></text:span></text:span><text:span text:style-name="Fuente_20_de_20_párrafo_20_predeter."><text:span text:style-name="T50">,</text:span></text:span><text:span text:style-name="T22"> CLABE </text:span><text:span text:style-name="Fuente_20_de_20_párrafo_20_predeter."><text:span text:style-name="T51"><text:user-field-get text:name="py3o.obj.journal_repayment_id.bank_account_id.acc_clabe">company_id.acc_clabe</text:user-field-get></text:span></text:span><text:span text:style-name="Fuente_20_de_20_párrafo_20_predeter."><text:span text:style-name="T3"><text:s/></text:span></text:span><text:span text:style-name="T22">abierta en la Institución de Crédito </text:span><text:span text:style-name="Fuente_20_de_20_párrafo_20_predeter."><text:span text:style-name="T50"><text:user-field-get text:name="py3o.obj.journal_repayment_id.bank_id.name">repayment_bank</text:user-field-get></text:span></text:span><text:span text:style-name="Fuente_20_de_20_párrafo_20_predeter."><text:span text:style-name="T50">,</text:span></text:span><text:span text:style-name="T22"> abierta a favor del ACREDITANTE</text:span><text:span text:style-name="T21">. </text:span></text:p>
        <text:p text:style-name="P67">Cuando la fecha de pago corresponda a un día inhábil, ésta se recorrerá al día hábil siguiente, sin que proceda el cobro de Comisiones o intereses moratorios.</text:p>
        <text:p text:style-name="P80"><text:span text:style-name="T9">OCTAVA. FECHA DE ACREDITACIÓN</text:span><text:span text:style-name="T15">. Cualquier pago que, en términos del Contrato, sea realizado por EL ACREDITADO o por cuenta de éste, se acreditará de acuerdo con el medio de pago que se utilice en cada caso: </text:span></text:p>
        <text:list xml:id="list800669029" text:style-name="WWNum41">
          <text:list-item>
            <text:p text:style-name="P109">Depósito en efectivo: Se acreditará el mismo día. </text:p>
          </text:list-item>
          <text:list-item>
            <text:p text:style-name="P109">Cheque del mismo banco depositado en la cuenta especificada: Se acreditará el mismo día. </text:p>
          </text:list-item>
          <text:list-item>
            <text:p text:style-name="P109">Cheque de otro banco depositado en la cuenta especificada: Se acreditará al día hábil siguiente. </text:p>
          </text:list-item>
          <text:list-item>
            <text:p text:style-name="P109">Domiciliación: Se acreditará en la fecha que se acuerde con EL ACREDITANTE o en la fecha límite del pago del crédito. </text:p>
          </text:list-item>
          <text:list-item>
            <text:p text:style-name="P109">Sistema de pagos electrónicos interbancarios: Se acreditará el mismo día mientras se haya realizado dentro del horario especificado por la banca electrónica, de lo contrario se acreditará al día hábil siguiente.</text:p>
          </text:list-item>
        </text:list>
        <text:p text:style-name="P50"><text:span text:style-name="T67">NOVENA. PRELACIÓN DE PAGOS. </text:span>Cualquier pago que, en términos del Contrato, sea realizado por EL ACREDITADO o por cuenta de éste, será aplicado por EL ACREDITANTE, para cubrir los siguientes conceptos en el orden que se enlistan: i) intereses moratorios, ii) intereses ordinarios; iii) al saldo insoluto.</text:p>
        <text:p text:style-name="P50"><text:span text:style-name="T67">NOVENA. PRELACIÓN DE PAGOS. </text:span>Cualquier pago que, en términos del Contrato, sea realizado por EL ACREDITADO o por cuenta de éste, será aplicado por EL ACREDITANTE, para cubrir los siguientes conceptos en el orden que se enlistan: i) intereses moratorios, ii) intereses ordinarios; iii) al saldo insoluto.</text:p>
        <text:p text:style-name="P80"><text:span text:style-name="T9">DÉCIMA. PAGOS ADELANTADOS Y ANTICIPADOS</text:span><text:span text:style-name="T15">. </text:span></text:p>
        <text:list xml:id="list3395854890" text:style-name="WWNum26">
          <text:list-item>
            <text:p text:style-name="P118"><text:span text:style-name="T9">Pago adelantado.</text:span><text:span text:style-name="T15"> Cuando EL ACREDITADO lo solicite, podrá realizar pagos que aún no sean exigibles, con el fin de aplicarlos a cubrir pagos periódicos inmediatos siguientes. Cuando el importe del pago sea superior al que deba cubrirse en un periodo, EL ACREDITANTE podrá aplicar el diferencial para cubrir pagos periódicos del financiamiento inmediatos siguientes, previa autorización del ACREDITADO, a través de un escrito con firma autógrafa que incluya la leyenda: ““El Usuario autoriza que los recursos que se entregan en exceso a sus obligaciones exigibles, no se apliquen para el pagos anticipados del principal, sino que se utilicen para cubrir por adelantado los pagos periódicos del Crédito inmediatos siguientes”.</text:span></text:p>
          </text:list-item>
        </text:list>
        <text:p text:style-name="P56"/>
        <text:p text:style-name="P56">Cuando EL ACREDITANTE reciba el pago aun no exigible del Periodo o importes inferiores, no será necesario el escrito mencionado en el párrafo anterior.</text:p>
        <text:p text:style-name="P68">El pago adelantado de cualquier Parcialidad o Parcialidades: a) no causará cargo adicional alguno al saldo total del crédito; b) deberá realizarse por el o los importes íntegros de la Parcialidad o Parcialidades por vencer; y, c) causará la reducción del plazo del Crédito, en virtud de que se recorrerán la o las Fechas de Pago de la Parcialidad o Parcialidades que no sean objeto del mismo, para el efecto de que dicha o dichas Parcialidades sean pagadas por EL ACREDITADO en forma consecutiva e ininterrumpida.</text:p>
        <text:list xml:id="list201824602900935" text:continue-numbering="true" text:style-name="WWNum26">
          <text:list-item>
            <text:p text:style-name="P116"><text:span text:style-name="T9">Pago Anticipado.</text:span><text:span text:style-name="T15"> Cuando EL ACREDITADO lo solicite, podrá realizar pagos anticipados, siempre que se encuentre al corriente con los pagos exigibles de conformidad con el presente contrato y el importe de pago anticipado sea por una cantidad igual o mayor al pago que deba realizarse en el periodo correspondiente. </text:span></text:p>
          </text:list-item>
        </text:list>
        <text:p text:style-name="P68">Cuando EL ACREDITADO solicite efectuar pagos anticipados, EL ACREDITANTE le informará el Saldo Insoluto, debiendo proporcionar dicha información por escrito de forma física o electrónica, si el pago anticipado se efectúa en alguna de sus sucursales o por cualquier otro medio que se pacte cuando el pago se realice fuera de sucursal.</text:p>
        <text:p text:style-name="P68">EL ACREDITANTE aplicará los pagos anticipados en forma exclusiva al Saldo Insoluto del capital del financiamiento otorgado. Cuando el importe de los pagos anticipados no fuere suficiente para amortizar el saldo insoluto en su totalidad, EL ACREDITANTE reducirá el monto de los pagos periódicos pendientes, salvo cuando se pacte con EL ACREDITADO que se disminuya el número de pagos a realizar. En ambos supuestos EL ACREDITANTE deberá calcular el importe de los intereses por devengar, con base en el nuevo Saldo Insoluto.</text:p>
        <text:list xml:id="list201825269624281" text:continue-numbering="true" text:style-name="WWNum26">
          <text:list-item>
            <text:p text:style-name="P119">Respecto a los pagos que se realicen antes de la fecha en que sean exigibles respecto del financiamiento objeto de este instrumento, se considerará como pagos anticipados y no adelantados.</text:p>
          </text:list-item>
        </text:list>
        <text:p text:style-name="P68">Los pagos adelantados o anticipados que realice EL ACREDITADO, se verán reflejados en el estado de cuenta siguiente a la fecha en que el cliente realice cualquiera de dichos pagos, el cual, para efectos de este contrato, hará las veces de comprobante de pago.</text:p>
        <text:p text:style-name="P68">En el caso de pagos anticipados por un importe igual al saldo de capital, se entregará a EL ACREDITADO el finiquito y demás documentación que corresponda. </text:p>
        <text:p text:style-name="P50">Por lo tanto, EL ACREDITANTE podrá dar por terminado el contrato el día hábil siguiente a aquél en que reciban la solicitud por escrito de que no existen adeudos pendientes a cargo del ACREDITADO. De lo contrario, la EL ACREDITANTE, a más tardar el día hábil siguiente al de la recepción de la referida solicitud, comunicará por escrito a EL ACREDITADO el importe de los adeudos y dentro de los cinco días hábiles siguientes a su solicitud pondrá a su disposición dicho dato, y una vez liquidados los adeudos se dará por terminado el presente contrato. En los mismos términos EL ACREDITANTE deberá entregar el saldo, en su caso, en la fecha en que se dé por terminada la operación; y asimismo deberá poner a disposición del ACREDITADO, dentro del término de 10 (diez) días hábiles a partir de que se hubiera realizado el pago de los adeudos o en la siguiente fecha de corte, el estado de cuenta o documento en el que conste el fin de la relación contractual y la inexistencia de adeudos derivados exclusivamente de dicha relación. Finalmente, EL ACREDITANTE deberá reportar a las sociedades de información crediticia que la cuenta está cerrada sin adeudo alguno dentro del plazo que para tales efectos señala la Ley para Regular las Sociedades de Información Crediticia.</text:p>
        <text:p text:style-name="P69">EL ACREDITADO no tendrá derecho a ninguna bonificación por los Pagos adelantados y/o por los Pagos Anticipados que realicen.</text:p>
        <text:p text:style-name="P42"><text:span text:style-name="T67">DÉCIMA PRIMERA. INTERESES ORDINARIOS. </text:span>EL ACREDITADO se obliga a pagar al ACREDITANTE, duran<text:span text:style-name="T56">te la vigencia del presente contrato, INTERESES ORDINARIOS sobre el saldo insoluto del CRÉDITO, que se calcularán </text:span><text:span text:style-name="T46">razón de una tasa de interés anual ordinaria fija del </text:span><text:span text:style-name="T58"><text:text-input text:description="py3o://function=&quot;o_format_lang(o.int_rate,lang_code=lang)&quot;">[int_rate]</text:text-input></text:span><text:span text:style-name="T45">% </text:span><text:span text:style-name="T46">(</text:span><text:span text:style-name="T30"><text:user-field-get text:name="py3o.obj.int_rate_txt">int_rate_txt</text:user-field-get></text:span><text:span text:style-name="T46">),</text:span><text:span text:style-name="T56"> (para efectos del contrato “tasa de interés ordinaria”) siguiendo el método de cálculo siguiente:</text:span><text:span text:style-name="T46"> </text:span></text:p>
        <text:p text:style-name="P44"/>
        <text:p text:style-name="P13">EL ACREDITADO pagará intereses ordinarios calculados sobre el saldo insoluto diario del periodo comprendido entre dos fechas de corte, multiplicado a razón de la tasa fija anual ordinaria de interés en términos diarios. La tasa de interés anual ordinaria en términos diarios se obtendrá de dividir la tasa de interés anual ordinaria correspondiente entre 360. La tasa resultante se multiplicará por el saldo insoluto, multiplicando el resultado por el número de días comprendido entre las dos fechas de corte o límite de pago, este resultante será la cantidad que por concepto de intereses ordinarios deberá pagar EL ACREDITADO en la fecha de <text:soft-page-break/>pago que corresponda de acuerdo con el Estado de Cuenta o la “TABLA DE AMORTIZACIÓN”.</text:p>
        <text:p text:style-name="P13"/>
        <text:p text:style-name="P55">El pago de intereses no podrá ser exigido por adelantado, sino únicamente por periodos vencidos.</text:p>
        <text:p text:style-name="P27"><text:span text:style-name="T16">TASA DE INTERÉS MORATORIA. Es el porcentaje determinado en la Carátula, resultado de multiplicar por 2 (DOS), la tasa de interés ordinaria descrita en el inciso que antecede, </text:span><text:span text:style-name="T11">calculada sobre los pagos vencidos de capital a su cargo o sobre el saldo insoluto que corresponda, computables desde la fecha en que se constituya en mora, y mientras no se ponga al corriente en los pagos a que está obligado. Los intereses moratorios se calcularán multiplicando la tasa anual ordinaria por 2 y el resultado se dividirá entre 360 a razón de obtener la tasa en términos diarios, la tasa resultante se multiplicará por el monto vencido de capital, el resultado será multiplicado por el número de días en que se constituya en mora, el resultante será la cantidad que por concepto de intereses moratorios deberá pagar EL ACREDITADO en la fecha de pago que corresponda</text:span></text:p>
        <text:p text:style-name="P13"/>
        <text:p text:style-name="P27"><text:span text:style-name="T9">DÉCIMA SEGUNDA. INTERESES MORATORIOS</text:span><text:span text:style-name="T15">. EL ACREDITADO se obliga a pagar al ACREDITANTE, durante la vigencia del presente contrato, INTERESES MORATORIOS a partir del incumplimiento de pago del a </text:span><text:span text:style-name="T23">razón de una tasa de interés moratoria anual simple del </text:span><text:span text:style-name="T35"><text:text-input text:description="py3o://function=&quot;o_format_lang(o.late_fee_perc,lang_code=lang)&quot;">[late_fee_perc]</text:text-input></text:span><text:span text:style-name="T24">% </text:span><text:span text:style-name="T23">(por ciento)</text:span><text:span text:style-name="T15"> (para efectos del contrato “tasa de interés moratoria”).</text:span><text:span text:style-name="T23"> </text:span></text:p>
        <text:p text:style-name="P13"/>
        <text:p text:style-name="P13">En caso de falta de pago en la(s) fecha(s) establecida(s) en la “TABLA DE AMORTIZACIÓN” de cualquier cantidad(es) que deba(n) ser pagada(s) por EL ACREDITADO de conformidad con el contrato, éste pagará al ACREDITANTE, intereses moratorios calculados multiplicando por 2 (DOS) la tasa de interés ordinaria descrita en la cláusula DÉCIMA PRIMERA que antecede, calculada sobre los pagos vencidos de capital a su cargo o sobre el saldo insoluto que corresponda, computables desde la fecha en que se constituya en mora, y mientras no se ponga al corriente en los pagos a que está obligado. Los intereses moratorios se calcularán multiplicando la tasa anual ordinaria por 2 y el resultado se dividirá entre 360 a razón de obtener la tasa en términos diarios, la tasa resultante se multiplicará por el monto vencido de capital, el resultado será multiplicado por el número de días en que se constituya en mora, el resultante será la cantidad que por concepto de intereses moratorios deberá pagar EL ACREDITADO en la fecha de pago que corresponda. </text:p>
        <text:p text:style-name="P13"/>
        <text:p text:style-name="P13">En la fecha en que el Crédito sea considerado Vencido para Efectos Contables o bien cuando sea exigible el pago total anticipado del mismo, EL ACREDITADO pagará intereses moratorios sobre el saldo insoluto del Crédito, hasta en tanto no cubra la totalidad del saldo insoluto, aplicándose la tasa moratoria descrita en el párrafo anterior, durante el periodo en que subsista la mora </text:p>
        <text:p text:style-name="P13"/>
        <text:p text:style-name="P44">Por ningún motivo se podrán cobrar los intereses ordinarios y/o moratorios por adelantado. </text:p>
        <text:p text:style-name="P44"/>
        <text:p text:style-name="P51"><text:span text:style-name="T67">DÉCIMA TERCERA. EFECTOS DEL CUMPLIMIENTO DEL CONTRATO</text:span>. En caso de que el Crédito, sea pagado en los términos del Contrato, se dará por terminado el mismo y, por lo tanto, EL ACREDITANTE procederá a la entrega a favor del ACREDITADO el Pagaré y, en su caso, de los importes pagados en demasía por EL ACREDITADO, en el domicilio del ACREDITANTE y, dentro de los 30 Días Hábiles siguientes al Día Hábil en que se verifique el pago del Crédito. El acuse de recibo que, por su entrega, emita EL ACREDITADO, se refutará como la recepción, por EL ACREDITADO y, a su entera satisfacción, del Pagaré y de los importes pagados en demasía por EL ACREDITADO. Además, será publicado, dentro del plazo indicado en la presente CLÁUSULA, un estado de cuenta que establezca: </text:p>
        <text:list xml:id="list3292723791" text:style-name="WWNum28">
          <text:list-item>
            <text:p text:style-name="P110">La finalización de la relación contractual; </text:p>
          </text:list-item>
          <text:list-item>
            <text:p text:style-name="P110">La cancelación de los derechos y obligaciones derivados del Contrato; y, </text:p>
          </text:list-item>
          <text:list-item>
            <text:p text:style-name="P110">La inexistencia de adeudos entre las PARTES.</text:p>
          </text:list-item>
        </text:list>
        <text:p text:style-name="P51">En caso de que EL ACREDITADO no solicite al ACREDITANTE la terminación anticipada del contrato y realice el pago de la totalidad del crédito otorgado, así como de los accesorios generados, este deberá entregar o mantener a disposición del Usuario, el estado de cuenta o documento en el que conste el fin de la relación entre LAS PARTES y la inexistencia de adeudos derivados del contrato, esto, dentro de los diez días hábiles a partir de que se hubiera realizado el pago de los adeudos.</text:p>
        <text:p text:style-name="P81"><text:span text:style-name="T9">DÉCIMA CUARTA</text:span><text:span text:style-name="T15">. </text:span><text:span text:style-name="T9">AUTORIZACIÓN DEL ACREDITADO PARA REVISAR REPORTE DE CRÉDITO.</text:span></text:p>
        <text:p text:style-name="P70">EL ACREDITADO autorizó al ACREDITANTE para que, a su discreción, solicitara y obtuviera de cualquier SOCIEDAD DE INFORMACIÓN CREDITICIA (en lo sucesivo “SIC”), la información sobre su historial crediticio, respecto de las operaciones crediticias y otras de naturaleza análoga, que lo integran. Por lo tanto y, toda vez que EL ACREDITADO, ha leído y comprendido la naturaleza y alcance de la SIC y de la información contenida en su base de datos, cualquier incumplimiento del ACREDITADO a las obligaciones de pago que a su cargo establece el suscrito Contrato, será registrado por EL ACREDITANTE, en la SIC con claves de observación establecidas en el reporte de crédito respectivo, las cuales podrán afectar el historial crediticio del ACREDITADO.</text:p>
        <text:p text:style-name="P81"><text:span text:style-name="T9">DÉCIMA QUINTA. TÍTULO EJECUTIVO</text:span><text:span text:style-name="T15">. El Contrato y el estado de cuenta que certifique el contador del ACREDITANTE, serán título ejecutivo mercantil, sin necesidad de reconocimiento de firma ni de otro requisito alguno, lo anterior de conformidad con lo establecido por los artículos 87-E y 87-F de la Ley General de Organizaciones y Actividades Auxiliares del Crédito.</text:span></text:p>
        <text:p text:style-name="P81"><text:span text:style-name="T9">DÉCIMA SEXTA. GARANTÍA</text:span><text:span text:style-name="T15">. <text:s/>EL ACREDITADO, en este acto, suscribe a su cargo y a favor del ACREDITANTE, un pagaré cuyo importe asciende al Importe del monto otorgado; asimismo, las partes manifiestan que pactan la tasa de interés mencionada en la carátula del crédito anexa al presente instrumento; y, el que a su vez, documenta la disposición que realice o realiza EL ACREDITADO sobre el Importe del Crédito (en lo sucesivo el “Pagaré”). EL ACREDITANTE, por conducto del presente Contrato, acusa la recepción del Pagaré, manifestando su libre voluntad sin vicios del consentimiento, mismo que se recibe como garantía y no como vehículo de pago, y se adjunta al presente Contrato formando parte integral del mismo.</text:span></text:p>
        <text:p text:style-name="P81"><text:span text:style-name="T9">DÉCIMA SÉPTIMA. ESTADO DE CUENTA.</text:span><text:span text:style-name="T15"> EL ACREDITADO, respecto de los Estados de Cuenta que sean relativos al Crédito, elige como medio para su envío, recepción, consulta e impresión, el correo electrónico proporcionado al ACREDITANTE, y éste último tendrá los estados de cuenta a disposición del ACREDITADO, en forma mensual y, sin costo alguno a cargo del ACREDITADO, dentro de los 10 (DIEZ) Días Hábiles siguientes a la Fecha de Pago de la Parcialidad de que se trate. </text:span></text:p>
        <text:p text:style-name="P70">La modificación de la modalidad de envío deberá contar con el consentimiento del ACREDITADO por cualquier medio convenido, en el entendido de que el ACREDITADO podrá solicitar en cualquier momento a EL ACREDITANTE el envío del estado de cuenta a su domicilio y éste estará obligado a hacerlo en los términos estipulados en el párrafo anterior.</text:p>
        <text:p text:style-name="P51">El estado de cuenta certificado por el contador a que se refiere los artículos mencionados en la cláusula inmediata anterior hará fe, salvo prueba en contrario, en los juicios respectivos para la fijación de los saldos resultantes a cargo de los ACREDITADOS.</text:p>
        <text:p text:style-name="P51">En el <text:s/>estado de cuenta certificado antes citado, con independencia de los requisitos previamente establecidos que deberán de contener, <text:s/>deberá hacerse constar además el nombre del ACREDITADO; fecha del contrato; notario y número de escritura, en su caso; importe del crédito concedido; capital dispuesto; fecha hasta la que se calculó el adeudo, capital y demás obligaciones de pago vencidas a la fecha del corte; las disposiciones subsecuentes que se hicieron del crédito, en su caso; tasas de intereses ordinarios que aplicaron por cada periodo; pagos hechos sobre los intereses, especificando las tasas aplicadas de intereses y las amortizaciones hechas al capital; intereses moratorios aplicados y tasa aplicable por intereses moratorios. </text:p>
        <text:p text:style-name="P81"><text:span text:style-name="T9">DÉCIMA OCTAVA. COMPROBANTES DE OPERACIÓN.</text:span><text:span text:style-name="T15"> EL ACREDITANTE emitirá comprobantes de operación al ACREDITADO por cada operación realizada independientemente del medio por el que se realicen las operaciones. En caso de las operaciones realizadas vía telefónica deberán proporcionar a EL ACREDITADO un número de folio o clave de confirmación de la operación realizada.</text:span></text:p>
        <text:p text:style-name="P51">Los comprobantes de operación antes citado, deberán hacerse constar además el nombre del ACREDITADO; la identificación de la Entidad Financiera en donde haya sido efectuada la operación; la certificación electrónica o folio interno que, mediante una serie de caracteres, permita identificar la operación celebrada por EL <text:soft-page-break/>ACREDITADO; el monto, fecha y hora de la operación; el tipo de operación efectuada; los datos que permitan al ACREDITADO identificar el número de crédito que se está pagando; en la transacción por la Entidad Financiera que emita el comprobante de operación, y la plaza geográfica en donde la operación gata sido efectuada.</text:p>
        <text:p text:style-name="P81"><text:span text:style-name="T9">DÉCIMA NOVENA. PROCEDIMIENTO Y MEDIOS PARA PRESENTAR CONSULTAS, RECLAMACIONES O ACLARACIONES</text:span><text:span text:style-name="T15">. Cuando el ACREDITADO quiera presentar cualquier solicitud, consulta, aclaración, inconformidad, reclamación o queja que se relacione con el Crédito o no esté de acuerdo con alguno de los movimientos que aparezcan en el estado de cuenta respectivo o en los medios electrónicos, ópticos o de cualquier otra tecnología que se hubieren pactado, podrá presentar una solicitud de aclaración dentro del plazo de noventa días naturales contados a partir de la fecha de corte o, en su caso, de la realización de la operación o del servicio. La solicitud respectiva podrá presentarse ante la sucursal en la que radica la cuenta, o bien, en la unidad especializada de la institución de que se trate, mediante escrito firmado, en el domicilio ubicado </text:span><text:bookmark-start text:name="_Hlk36651925"/><text:span text:style-name="T15">Blvd. Lázaro Cárdenas 3198, interior 2, Fraccionamiento Villa Verde, C.P. 21395, Mexicali, Baja California</text:span><text:bookmark-end text:name="_Hlk36651925"/><text:span text:style-name="T15">, México, con la C. Estrella Sandez Márquez o al correo electrónico unidad.especializada@credihoy.mx, o al teléfono (686) 2009444, en un horario de atención de 9:00 a 14:00:00 y 15:00 a 18:00 horas de lunes a viernes.</text:span></text:p>
        <text:p text:style-name="P70">En todos los casos, EL ACREDITANTE estará obligada a acusar recibo de dicha solicitud. Así mismo, EL ACREDITADO tendrá el derecho de no realizar el pago cuya aclaración solicita, así como el de cualquier otra cantidad relacionada con dicho pago, hasta en tanto se resuelva la aclaración conforme al procedimiento a que se refiere este párrafo.</text:p>
        <text:p text:style-name="P73">Una vez recibida la solicitud de aclaración, EL ACREDITANTE tendrá un plazo máximo de cuarenta y cinco días para entregar al ACREDITADO el dictamen correspondiente, anexando copia simple del documento o evidencia considerada para la emisión de dicho dictamen, con base en la información que, conforme a las disposiciones aplicables, deba obrar en su poder, así como un informe detallado en el que se respondan todos los hechos contenidos en la solicitud presentada por el ACREDITADO. </text:p>
        <text:p text:style-name="P73">El dictamen e informe antes referidos deberán formularse por escrito y suscribirse por personal de la institución facultado para ello. En el evento de que, conforme al dictamen que emita EL ACREDITANTE, resulte procedente el cobro del monto respectivo, el ACREDITADO deberá hacer el pago de la cantidad a su cargo, incluyendo los intereses ordinarios conforme a lo pactado, sin que proceda el cobro de intereses moratorios y otros accesorios generados por la suspensión del pago realizada en términos de esta cláusula.</text:p>
        <text:p text:style-name="P73">Dentro del plazo de cuarenta y cinco días naturales contados a partir de la entrega del dictamen a que se refiere el párrafo anterior, el ACREDITANTE estará obligada a poner a disposición del ACREDITADO en la sucursal en la que radica la cuenta, o bien, en la unidad especializada de la institución de que se trate, el expediente generado con motivo de la solicitud, así como a integrar en éste, bajo su más estricta responsabilidad, toda la documentación e información que, conforme a las disposiciones aplicables, deba obrar en su poder y que se relacione directamente con la solicitud de aclaración que corresponda y sin incluir datos correspondientes a operaciones relacionadas con terceras personas.</text:p>
        <text:p text:style-name="P73">Hasta en tanto la solicitud de aclaración de que se trate no quede resuelta de conformidad con el procedimiento señalado en esta cláusula, EL ACREDITANTE no podrá reportar como vencidas las cantidades sujetas a dicha aclaración a las sociedades de información crediticia. </text:p>
        <text:p text:style-name="P73">Lo antes dispuesto es sin perjuicio del derecho del ACREDITADO de acudir ante la Comisión Nacional para la Protección y Defensa de los Usuarios de Servicios Financieros o ante la autoridad jurisdiccional correspondiente conforme a las disposiciones legales aplicables. Sin embargo, el procedimiento previsto en esta cláusula quedará sin efectos a partir de que el ACREDITADO presente su demanda ante autoridad jurisdiccional o conduzca su reclamación en términos y plazos de la Ley de Protección y Defensa al Usuario de Servicios Financieros.</text:p>
        <text:p text:style-name="P51">De igual forma, se hace del conocimiento del ACREDITADO, el número telefónico de atención a usuarios: 53-40-09-99 o 01800-999-80-80 (lada sin costo), dirección en Internet: <text:a xlink:type="simple" xlink:href="http://www.condusef.gob.mx/" text:style-name="Internet_20_link" text:visited-style-name="Visited_20_Internet_20_Link"><text:span text:style-name="Internet_20_link"><text:span text:style-name="T68">www.condusef.gob.mx</text:span></text:span></text:a>, y correo electrónico: <text:a xlink:type="simple" xlink:href="mailto:asesoria@condusef.gob.mx" text:style-name="Internet_20_link" text:visited-style-name="Visited_20_Internet_20_Link"><text:span text:style-name="Internet_20_link"><text:span text:style-name="T68">asesoria@condusef.gob.mx</text:span></text:span></text:a>, de la COMISIÓN NACIONAL PARA LA PROTECCIÓN Y DEFENSA DE LOS USUARIOS DE SERVICIOS FINANCIEROS.</text:p>
        <text:p text:style-name="P82"><text:span text:style-name="T9">VIGÉSIMA. REQUISITOS Y PROCEDIMIENTO PARA CONSULTA DE SALDOS, TRANSACCIONES Y MOVIMIENTOS</text:span><text:span text:style-name="T15">. Cuando EL ACREDITADO quiera consultar saldos, transacciones y movimientos, deberá apegarse a los siguientes requisitos:</text:span></text:p>
        <text:list xml:id="list1993596692" text:style-name="WWNum33">
          <text:list-item>
            <text:p text:style-name="P111">Cuando acuda a sucursal: deberá presentar su Identificación Oficial y número de contrato asignado en el estado de cuenta.</text:p>
          </text:list-item>
          <text:list-item>
            <text:p text:style-name="P111">Vía telefónica: el asesor que lo atienda le pedirá datos para confirmar su personalidad, tales como domicilio, número de contrato, nombre completo, RFC o CURP.</text:p>
          </text:list-item>
        </text:list>
        <text:p text:style-name="P82"><text:span text:style-name="T15">Para cualquier solicitud, consulta, aclaración, inconformidad, reclamación o queja que se relacione con el Crédito, EL ACREDITADO podrá formularla, por escrito, </text:span><text:span text:style-name="T12">ante el Titular de la Unidad Especializada de Consultas y Reclamaciones o encargado regional de LA FINANCIERA, quien tendrá que hacer del conocimiento del titular de la Unidad Especializada, en el domicilio de de ubicado en domicilio ubicado en Blvd. Lázaro Cárdenas 3198, interior 2, Fraccionamiento Villa Verde, C.P. 21395, Mexicali, Baja California, con el C. Estrella Sandez Márquez o al correo electrónico unidad.especializada@credihoy.mx, o al teléfono (686) 2009444, en un horario de atención de 9:00 a 14:00:00 horas y de 15:00 a 18:00 de lunes a viernes, Titular de la Unidad Especializada de Consultas y Reclamaciones.</text:span></text:p>
        <text:p text:style-name="P82"><text:span text:style-name="T9">VIGÉSIMA PRIMERA. SUBTÍTULOS</text:span><text:span text:style-name="T15">. Los subtítulos en las CLÁUSULAS del presente Instrumento son exclusivamente por conveniencia de las PARTES, para una referencia y lectura más simple, por lo que no regirán la interpretación del Contrato.</text:span></text:p>
        <text:p text:style-name="P52"><text:span text:style-name="T67">VIGÉSIMA SEGUNDA. VIGENCIA. </text:span>Este contrato estará vigente durante el “plazo del crédito”. Este contrato no es prorrogable, sin embargo, en caso de que existan obligaciones de pago pendientes a cargo del ACREDITADO se prorrogará la vigencia del presente contrato hasta en tanto dichas obligaciones de pago sean cumplidas por EL ACREDITADO.</text:p>
        <text:p text:style-name="P82"><text:span text:style-name="T9">VIGÉSIMA TERCERA. VENCIMIENTO ANTICIPADO O RESCISIÓN DEL CONTRATO</text:span><text:span text:style-name="T15">. EL ACREDITANTE podrá dar por vencido anticipadamente el presente contrato para el pago de la totalidad del CRÉDITO y requerir del pago el saldo total de la suerte principal del mismo, junto con sus intereses acumulados e insolutos y las demás cantidades que deban pagarse de acuerdo con los términos pactados en el clausulado de este contrato, de forma inmediata, en cualquiera de los casos previstos por la ley y en los siguientes casos:</text:span></text:p>
        <text:p text:style-name="P14">a) Si EL ACREDITADO deja de cubrir puntualmente con el pago de acuerdo con lo pactado en la carátula anexa al presente contrato, referentes a la exhibición de capital o intereses en los términos establecidos en el presente instrumento; así como cualquier otra cantidad pendiente de pago de conformidad con el mismo.</text:p>
        <text:p text:style-name="P14">b) Si los bienes o inversiones del ACREDITADO son objeto de embargo decretado por cualquier autoridad.</text:p>
        <text:p text:style-name="P14">c) Si EL ACREDITADO contraviene o incumple con cualquiera de las disposiciones de este contrato.</text:p>
        <text:p text:style-name="P14">d) Por concurso o quiebra del ACREDITADO.</text:p>
        <text:p text:style-name="P14">e) Si EL ACREDITADO es declarado culpable de algún delito cometido y;</text:p>
        <text:p text:style-name="P14">f) Si la información proporcionada al ACREDITANTE resulta ser falsa u omisa</text:p>
        <text:p text:style-name="P14"/>
        <text:p text:style-name="P71">En cualquiera de estos casos, EL ACREDITANTE, podrá dar por vencido anticipadamente el plazo para el pago del CRÉDITO.</text:p>
        <text:p text:style-name="P71">Sin perjuicio de lo anterior, el CRÉDITO se extinguirá en los casos previstos por el Artículo 301 de la LGTOC.</text:p>
        <text:p text:style-name="P71">Asimismo, EL ACREDITADO podrá solicitar, en todo momento, la terminación anticipada de este contrato, debiendo cubrir, en su caso, el monto total del adeudo, incluyendo todos los accesorios que se hubieren generado a la fecha en que se solicite la terminación, bastando para ello la presentación de una solicitud por escrito en la oficina del ACREDITANTE, a la cual acompañe el comprobante de pago original de las sumas referidas.</text:p>
        <text:p text:style-name="P52">Para la terminación anticipada del contrato, EL ACREDITANTE deberá cerciorarse de la autenticidad y veracidad de la identidad del usuario que formule la solicitud <text:soft-page-break/>de terminación respectiva, así como proporcionar al ACREDITADO un acuse de recibo, clave de confirmación o número de folio.</text:p>
        <text:p text:style-name="P82"><text:span text:style-name="T9">VIGÉSIMA CUARTA. TERMINACIÓN ANTICIPADA DEL CONTRATO Y CANCELACIÓN SIN RESPONSABILIDAD PARA EL ACREDITADO.</text:span><text:span text:style-name="T15"> EL ACREDITADO podrá solicitar al ACREDITANTE, en cualquier tiempo, la terminación anticipada del Contrato, para tal efecto:</text:span></text:p>
        <text:list xml:id="list3267358919" text:style-name="WWNum42">
          <text:list-item>
            <text:p text:style-name="P96">Presentará una solicitud por escrito en el domicilio del ACREDITANTE señalado en el cuerpo de este contrato o bien por teléfono.</text:p>
          </text:list-item>
          <text:list-item>
            <text:p text:style-name="P96">EL ACREDITANTE proporcionará a EL ACREDITADO un acuse de recibo, clave de confirmación o número de folio, cerciorándose EL ACREDITANTE de la autenticidad y veracidad de la identidad del ACREDITADO que formule la solicitud de terminación respectiva.</text:p>
          </text:list-item>
          <text:list-item>
            <text:p text:style-name="P96">EL ACREDITADO deberá pagar al ACREDITANTE, en los términos establecidos en el presente Contrato: el saldo insoluto por principal conforme al Contrato. </text:p>
          </text:list-item>
        </text:list>
        <text:p text:style-name="P85"/>
        <text:p text:style-name="P15">Por la terminación anticipada del Contrato, no se reducirá o condonará el saldo insoluto de la Tasa de Interés Ordinario del Crédito.</text:p>
        <text:p text:style-name="P87"/>
        <text:p text:style-name="P71">Al día hábil siguiente de la recepción de la solicitud por escrito de la terminación del Contrato, EL ACREDITANTE informará, por escrito o bien por teléfono o cualquier otro medio electrónico, a EL ACREDITADO el saldo respectivo.</text:p>
        <text:p text:style-name="P71">EL ACREDITANTE, dentro de los 10 (diez) días hábiles siguientes a la fecha de pago del saldo por parte del ACREDITADO entregará a este último, la constancia respectiva en donde entre otras cosas se dé por terminado el Contrato.</text:p>
        <text:p text:style-name="P86">La presentación de la solicitud de terminación anticipada tendrá los siguientes efectos:</text:p>
        <text:list xml:id="list4080468021" text:style-name="WWNum43">
          <text:list-item>
            <text:p text:style-name="P112">EL ACREDITANTE cancelará los Medios de Disposición vinculados al Contrato en la fecha de presentación de la solicitud. EL ACREDITADO deberá hacer entrega de éstos o manifestar por escrito y bajo protesta de decir verdad, que fueron destruidos o que no cuenta con ellos, por lo que no podrá hacer disposición alguna de dichos medios a partir de esa fecha;</text:p>
          </text:list-item>
          <text:list-item>
            <text:p text:style-name="P112">EL ACREDITANTE Rechazará cualquier disposición que pretenda efectuarse con posterioridad a la cancelación de los Medios de Disposición. En consecuencia, no se podrán hacer cargos adicionales a partir del momento en que se realice la cancelación, excepto los ya generados, pero no reflejados;</text:p>
          </text:list-item>
          <text:list-item>
            <text:p text:style-name="P112">EL ACREDITANTE no podrá condicionar la terminación del Contrato de Adhesión a cualquier otro acto no previsto en el contrato respectivo;</text:p>
          </text:list-item>
          <text:list-item>
            <text:p text:style-name="P112">EL ACREDITANTE se abstendrá de cobrar al Usuario Comisión o penalización por la terminación anticipada del contrato.</text:p>
          </text:list-item>
          <text:list-item>
            <text:p text:style-name="P112">Se podrá dar por terminado el Contrato de Adhesión a más tardar el día hábil siguiente a aquél en que reciba la solicitud con la condición de que no existen adeudos. De lo contrario, EL ACREDITANTE comunicará AL ACREDITADO el importe de los adeudos y dentro de los cinco días hábiles siguientes al de la recepción de la solicitud aquel pondrá a disposición de este los saldos pendientes de pago, y una vez liquidados los adeudos se dará por terminado el Contrato.</text:p>
          </text:list-item>
          <text:list-item>
            <text:p text:style-name="P112">En caso de que EL ACREDITADO cuente con saldo a su favor, EL ACREDITANTE se lo entregará en la fecha en que se dé por terminada la operación o le informará como puede ser devuelto.</text:p>
          </text:list-item>
          <text:list-item>
            <text:p text:style-name="P112">Dentro de diez días hábiles a partir de que se hubiera realizado el pago de los adeudos, si los hubiese, EL ACREDITANTE entregará o mantendrá a disposición del ACREDITADO, el documento en el que conste el fin de la relación contractual y la inexistencia de adeudos del contrato.</text:p>
          </text:list-item>
          <text:list-item>
            <text:p text:style-name="P112">En caso de cancelación del contrato, EL ACREDITANTE deberá reportar a las sociedades de información crediticia de la cancelación del contrato. De <text:s/>igual forma, reportará que la cuenta esta cerrada y sin adeudo, en el plazo establecido en la Ley para Regular las Sociedades de Información Crediticia. <text:s/></text:p>
          </text:list-item>
        </text:list>
        <text:p text:style-name="P71">EL ACREDITADO, dentro de los 10 (diez) días hábiles siguientes a la firma del presente Contrato y sus Anexos, en los términos señalados en la presente cláusula, podrá solicitar al ACREDITANTE la cancelación del contrato, en este caso EL ACREDITANTE no cobrará comisión alguna, regresando las cosas al estado en que se encontraban antes de su firma, sin responsabilidad para EL ACREDITADO, siempre y cuando éste último no haya utilizado o dispuesto del Crédito objeto del presente instrumento.</text:p>
        <text:p text:style-name="P53">EL ACREDITADO podrá convenir por escrito la terminación del contrato por conducto de otra Institución Financiera denominada “la receptora”. El contrato se dará por terminado, una vez que la Institución Financiera receptora comunique al ACREDITANTE su compromiso sobre la veracidad y legitimidad de la instrucción de terminar la relación contractual, así mismo, que la Institución Financiera receptora cumpla con la obligación de liquidar el adeudo que el ACREDITADO tenga pendiente con el ACREDITANTE.</text:p>
        <text:p text:style-name="P83"><text:span text:style-name="T9">VIGÉSIMA QUINTA. CASO FORTUITO O FUERZA MAYOR.</text:span><text:span text:style-name="T15"> EL ACREDITADO se obliga ante EL ACREDITANTE al debido cumplimiento de las obligaciones que, a su cargo, se encuentran establecidas en el suscrito Contrato, excepto en presencia de hechos o eventos de caso fortuito y/o de fuerza mayor.</text:span></text:p>
        <text:p text:style-name="P83"><text:span text:style-name="T9">VIGÉSIMA SEXTA. </text:span><text:span text:style-name="T8">OBLIGADO SOLIDARIO Y AVAL. </text:span><text:span text:style-name="T12">Por medio del presente Contrato, aquella(s) personas, identificada(s) en las declaraciones de este Contrato como Obligado Solidario y Aval, se constituyen indistintamente en obligados solidarios y avales del Acreditado, de forma solidaria e ilimitada, en relación con todas y cada una de las obligaciones que en este acto contrae el Acreditado, incluyendo gastos y costos de juicio si este llegase a suscitarse, en los términos que establecen los Artículos 1987, 1988 y 1989 del Código Civil Federal y sus correlativos en cada uno de los Estados de México.</text:span></text:p>
        <text:p text:style-name="P76">Con base en lo anterior, el Obligado Solidario y Aval se obliga a pagar puntual y oportunamente el importe total del Crédito y sus accesorios legales, en los mismos términos en que se encuentra obligado el Acreditado, respondiendo ante el Acreditante con todo su patrimonio presente y futuro, del cumplimiento de todas y cada una de las obligaciones establecidas en este Contrato, inclusive las de pago.</text:p>
        <text:p text:style-name="P76">Asimismo, el Obligado Solidario y Aval se obliga solidaria e ilimitadamente al cumplimiento de todas las obligaciones a cargo del Acreditado que deriven de cualquier modificación al presente Contrato, inclusive las de pago.</text:p>
        <text:p text:style-name="P76">A ese efecto, como medio para el cumplimiento de las obligaciones asumidas por el Acreditado en términos de este Contrato, el Obligado Solidario y Aval otorga un mandato irrevocable en términos de los Artículos 285 del Código Comercio y 2596 del Código Civil Federal, a favor del Acreditado para que ésta, en nombre del Obligado Solidario y Aval acepte las modificaciones citadas, bastando para tal efecto que exclusivamente el Acreditado a nombre propio, realice cualquier acto de ejecución en señal de aceptación de cualquier modificación al crédito en términos de lo aquí previsto. En consecuencia, en ningún caso será necesario que, en la realización de cualquier acto de ejecución, el Acreditado manifieste al Acreditante que obra a nombre propio y en nombre del Obligado Solidario y Aval.</text:p>
        <text:p text:style-name="P76">El Obligado Solidario y Aval se obliga, asimismo, al cumplimiento de todas las obligaciones asumidas por el Acreditado, y el Acreditante podrá declarar por vencido anticipadamente el plazo para el pago del Crédito si el Obligado Solidario y Aval incurriera en cualquiera de los supuestos previstos en la Cláusula “Terminación Anticipada del Contrato”, en la inteligencia de que todas las referencias al Acreditado contenidas en dichas Cláusulas, se entenderán como si fueren hechas también respecto del Obligado Solidario y Aval.</text:p>
        <text:p text:style-name="P76">La obligación solidaria subsistirá hasta que haya sido pagado al Acreditante todo cuanto se le adeude por concepto de las obligaciones contraídas por el Acreditado bajo el presente Contrato y los Pagarés, así como sus accesorios y consecuencias legales, aun cuando se conceda prórroga o espera a el Acreditado sin consentimiento del Obligado Solidario y Aval. </text:p>
        <text:p text:style-name="P76">Las obligaciones del Obligado Solidario y Aval subsistirán si en cualquier momento y por cualquier causa, cualquier cantidad que el Acreditado haya entregado al Acreditante en pago de las cantidades adeudadas al amparo del presente Contrato y/o los gastos en que incurra el Acreditante al exigir cualquiera de sus derechos conforme a este Contrato, tuviere que ser devuelta por el Acreditado por cualquier causa, lo anterior como si dicho pago no hubiere sido realizado.</text:p>
        <text:p text:style-name="P76">Asimismo, el Obligado Solidario y Aval renuncia expresamente a los beneficios de orden y exclusión, así como a los derechos a que se refieren los Artículos 2814, 2815 y 2818 del Código Civil Federal, renunciando también a los derechos y beneficios que establecen en su favor los Artículos 2842, 2843, 2845 y 2849 del Código Civil Federal.</text:p>
        <text:p text:style-name="P76"><text:soft-page-break/>La obligación solidaria asumida en esta cláusula no implica ni implicará una extinción, disminución, liberación, modificación o transmisión de las obligaciones del Acreditado derivadas de este Contrato.</text:p>
        <text:p text:style-name="P53">EL ACREDITADO se obliga a informar al ACREDITANTE, cualquier situación de muerte o incapacidad jurídica del OBLIGADO SOLIDARIO. En dado caso, dicho OBLIGADO SOLIDADARIO deberá ser sustituido por el ACREDITADO para garantizar la obligación. </text:p>
        <text:p text:style-name="P83"><text:span text:style-name="T9">VIGESIMA SÉPTIMA. LEYES APLICABLES Y JURISDICCIÓN</text:span><text:span text:style-name="T15">. Éste contrato <text:s/>se regirá por lo dispuesto en las presentes CLAUSULAS, en su defecto o supletoriamente, por las disposiciones contenidas y que resulten aplicables y vigentes de la Ley General de Títulos y Operaciones de Crédito, de la ley General de Organizaciones y Actividades Auxiliares del Crédito, de la Ley para la Transparencia y Ordenamiento de los Servicios Financieros, del Código de Comercio, las DISPOSICIONES de carácter general en materia de transparencia aplicables a las Sociedades Financieras de Objeto Múltiple, Entidades No Reguladas., la Ley para Regular las Instituciones de Información Crediticia, así como del Código Civil Federal.</text:span></text:p>
        <text:p text:style-name="P72">El anexo de disposiciones legales de disposiciones legales se encuentra como “TRANSCRIPCIONES DE ARTÍCULOS Y DISPOSICIONES LEGALES”, mismas que forman parte integral del presente contrato y, a su vez también podrán se consultadas en la página de CONDUSEF en la sección RECA, y estarán a disposición del ACREDITADO en sucursales.</text:p>
        <text:p text:style-name="P72">Para la interpretación y cumplimiento del contrato, las PARTES se someten de manera expresa a la jurisdicción de los tribunales competentes en la Ciudad de México, renunciando de manera expresa e irrevocable a cualquier otra jurisdicción que pudiera corresponderles por razón de sus domicilios, presentes o futuros.</text:p>
        <text:p text:style-name="P83"><text:span text:style-name="T8">VIGÉSIMA OCTAVA. </text:span><text:span text:style-name="T9">DOMICILIOS.</text:span><text:span text:style-name="T15"> Las PARTES señalan como sus domicilios para los efectos de notificaciones de carácter extrajudicial o judicial que se relacionen con el Contrato, los que refiere, respectivamente, el capítulo de DECLARACIONES y/o en la Solicitud.</text:span></text:p>
        <text:p text:style-name="P16">Sin embargo, las PARTES podrán cambiar o señalar en el futuro cualquier otro domicilio, mediante notificación por escrito realizada a la otra parte con por lo menos 10 (diez) Días Hábiles de anticipación, en el entendido que, de no proporcionarse tal aviso de cambio, todas y cada una de las notificaciones que se le hicieren a la parte de que se trate, en el domicilio que ahora señala, se considerarán legalmente realizadas en su perjuicio.</text:p>
        <text:p text:style-name="P72">Las notificaciones extrajudiciales que tengan que realizar las PARTES, serán por escrito, dirigidas a la contraparte, mediante entrega personal con acuse de recibo en el respectivo domicilio y serán entregadas en la fecha en que sean recibidas por la parte a quien hayan sido dirigidas.</text:p>
        <text:p text:style-name="P72">Sin perjuicio de lo establecido en los párrafos primero y tercero de la presente CLÁUSULA, las notificaciones extrajudiciales que sean relativas al requerimiento del o de los pagos del Crédito a EL ACREDITADO, podrán realizarse por EL ACREDITANTE, en cualquier domicilio del ACREDITADO que sea del conocimiento del ACREDITANTE, por escrito o por cualquier medio electrónico, de comunicación o técnico, entregadas en forma personal o mediante recado, sin necesidad de acuse de recibo. En este acto EL ACREDITADO autoriza al ACREDITANTE a utilizar cualquier medio que considere necesario para hacer llegar la notificación de adeudo y a dejarla con cualquier tercero sin que esto sea considerado como difamación, acoso, amenaza, allanamiento, practica antiética o cualquier otro delito que se encuadre.</text:p>
        <text:p text:style-name="P83"><text:span text:style-name="T9">VIGÉSIMA NOVENA. MODIFICACIONES</text:span><text:span text:style-name="T15">. El presente contrato podrá ser modificado por EL ACREDITANTE, de acuerdo con el siguiente procedimiento:</text:span></text:p>
        <text:list xml:id="list1916753222" text:style-name="WWNum30">
          <text:list-item>
            <text:p text:style-name="P102">EL ACREDITANTE dará aviso de modificación de contrato al ACREDITADO a través del estado de cuenta o de cualquier otro medio pactado, con treinta días naturales de anticipación a la entrada en vigor de la modificación, deberá notificar a EL ACREDITADO las modificaciones propuestas mediante aviso incluido en el estado de cuenta correspondiente o a través de cualquier medio que se haya establecido en el Contrato. El aviso deberá especificar en forma notoria la fecha en que la modificación surtirá efecto.</text:p>
          </text:list-item>
          <text:list-item>
            <text:p text:style-name="P102">En el evento de que EL ACREDITADO no esté de acuerdo con las modificaciones propuestas, podrá solicitar la terminación del contrato por escrito dentro de los treinta días posteriores al aviso arriba señalado, sin responsabilidad ni comisión alguna a su cargo por dicho concepto, debiendo cubrir el capital, intereses y demás accesorios que se hubieren generado hasta la fecha en que solicite la terminación anticipada del contrato con base en esta cláusula.</text:p>
          </text:list-item>
          <text:list-item>
            <text:p text:style-name="P102">Una vez transcurrido el plazo a que se refiere el numeral precedente sin que EL ACREDITANTE, haya recibido comunicación alguna del ACREDITADO, se tendrán por aceptadas las modificaciones al presente contrato. En consecuencia, EL ACREDITADO renuncia, de manera expresa, a dar por terminado el presente contrato fuera del plazo referido.</text:p>
          </text:list-item>
        </text:list>
        <text:p text:style-name="P16"/>
        <text:p text:style-name="P72">LAS PARTES acuerdan que no se cobrarán cantidades adicionales, en caso de que EL ACREDITADO solicite la terminación del Contrato, con excepción de los adeudos que ya se hubieren generado a la fecha en que el Usuario solicite darlo por terminado. Así mismo, la cancelación se realizará bajo las condiciones originalmente pactadas.</text:p>
        <text:p text:style-name="P28"><text:span text:style-name="T9">TRIGÉSIMA. REGISTRO DE CONTRATO DE ADHESIÓN</text:span><text:span text:style-name="T15">. Este modelo de contrato y sus anexos pueden ser consultados por EL ACREDITADO en Registro de Contratos de Adhesión (RECA), de la CONDUSEF, en la página https://phpapps.condusef.gob.mx/reca/_index.php ingresando el número de registro señalado en apartado de declaraciones del ACREDITANTE de este contrato. De igual manera, contrato y sus anexos pueden ser consultados en el domicilio del ACREDITANTE en días hábiles y previa acreditación con identificación oficial del ACREDITADO.</text:span></text:p>
        <text:p text:style-name="P53">Las PARTES reconocen el alcance y efectos del Contrato, obligándose en todos y cada uno de los términos asentados en el mismo y, por lo tanto, lo firman en un solo acto, en dos ejemplares autógrafos, quedando un tanto en poder del ACREDITANTE y el otro en poder del ACREDITADO, en la Ciudad y el día indicados en la Carátula. Lugar y fecha que se considerarán para todos los efectos legales, como lugar y fecha de firma del Contrato.</text:p>
        <text:p text:style-name="P26"><text:a xlink:type="simple" xlink:href="py3o:///with" text:style-name="Internet_20_link" text:visited-style-name="Visited_20_Internet_20_Link"><text:span text:style-name="T44">/with</text:span></text:a></text:p>
        <text:p text:style-name="P26"><text:a xlink:type="simple" xlink:href="py3o:///with" text:style-name="Internet_20_link" text:visited-style-name="Visited_20_Internet_20_Link"><text:span text:style-name="T44">/with</text:span></text:a></text:p>
        <text:p text:style-name="P38"><text:a xlink:type="simple" xlink:href="py3o:///for" text:style-name="Internet_20_link" text:visited-style-name="Visited_20_Internet_20_Link"><text:span text:style-name="T5">/for</text:span></text:a></text:p>
        <text:p text:style-name="P45"/>
        <text:p text:style-name="P45"/>
        <text:p text:style-name="P45"/>
        <text:section text:style-name="Sect2" text:name="Sección2">
          <text:p text:style-name="P3"><text:a xlink:type="simple" xlink:href="py3o://for=%22obj%20in%20objects%22" text:style-name="Internet_20_link" text:visited-style-name="Visited_20_Internet_20_Link"><text:span text:style-name="T1">for="obj in objects"</text:span></text:a></text:p>
          <text:p text:style-name="P3"><text:a xlink:type="simple" xlink:href="py3o://with=%22lang=obj.partner_id.lang%20or%20'en_US'%22" text:style-name="Internet_20_link" text:visited-style-name="Visited_20_Internet_20_Link"><text:span text:style-name="T1">with="lang=obj.partner_id.lang or 'en_US'"</text:span></text:a></text:p>
          <text:p text:style-name="P40"><text:a xlink:type="simple" xlink:href="py3o://with=%22o=obj.with_context(lang=lang)%22" text:style-name="Internet_20_link" text:visited-style-name="Visited_20_Internet_20_Link"><text:span text:style-name="T4">with="o=obj.with_context(lang=lang)"</text:span></text:a></text:p>
          <text:p text:style-name="P46"/>
          <table:table table:name="Tabla1" table:style-name="Tabla1">
            <table:table-column table:style-name="Tabla1.A"/>
            <table:table-column table:style-name="Tabla1.B" table:number-columns-repeated="2"/>
            <table:table-row table:style-name="Tabla1.1">
              <table:table-cell table:style-name="Tabla1.A1" office:value-type="string">
                <text:p text:style-name="P19">__________________________________</text:p>
                <text:p text:style-name="P19">“ACREDITANTE”</text:p>
                <text:p text:style-name="P11">REPRESENTANTE LEGAL DE: CREDIHOY FINANCIERA, S.A. DE C.V., SOFOM, E.N.R.</text:p>
                <text:p text:style-name="P19"/>
              </table:table-cell>
              <table:table-cell table:style-name="Tabla1.A1" office:value-type="string">
                <text:p text:style-name="P19">__________________________________</text:p>
                <text:p text:style-name="P8"><text:span text:style-name="Fuente_20_de_20_párrafo_20_predeter."><text:span text:style-name="T34"><text:user-field-get text:name="py3o.objects.proof_2.name">proof_2.name</text:user-field-get></text:span></text:span></text:p>
                <text:p text:style-name="P31">REPRESENTANTE LEGAL</text:p>
                <text:p text:style-name="P34"><text:span text:style-name="Fuente_20_de_20_párrafo_20_predeter."><text:span text:style-name="T39"><text:user-field-get text:name="py3o.obj.partner_id.name">partner_id</text:user-field-get></text:span></text:span></text:p>
                <text:p text:style-name="P19"/>
              </table:table-cell>
              <table:table-cell table:style-name="Tabla1.A1" office:value-type="string">
                <text:p text:style-name="P19">__________________________________</text:p>
                <text:p text:style-name="P8"><text:span text:style-name="Fuente_20_de_20_párrafo_20_predeter."><text:span text:style-name="T34"><text:user-field-get text:name="py3o.objects.proof_1.name">proof_1.name</text:user-field-get></text:span></text:span></text:p>
                <text:p text:style-name="P19">(NOMBRE Y FIRMA)</text:p>
                <text:p text:style-name="P35"><text:span text:style-name="Fuente_20_de_20_párrafo_20_predeter."><text:span text:style-name="T38"><text:user-field-get text:name="py3o.obj.partner_id.name">partner_id</text:user-field-get></text:span></text:span></text:p>
                <text:p text:style-name="P19"/>
              </table:table-cell>
            </table:table-row>
          </table:table>
          <text:p text:style-name="P20"/>
          <text:p text:style-name="P20"/>
          <text:p text:style-name="P20">AUTORIZACIONES ADICIONALES.</text:p>
          <text:p text:style-name="P21"/>
          <text:p text:style-name="P22">AUTORIZACIÓN PARA CONSULTAS DE INFORMACIÓN EN SOCIEDADES DE INFORMACIÓN CREDITICIA.</text:p>
          <text:p text:style-name="P17">EL ACREDITADO, otorga su consentimiento para: </text:p>
          <text:list xml:id="list1902577769" text:style-name="WWNum31">
            <text:list-item>
              <text:p text:style-name="P103">que EL ACREDITANTE comparta y/o proporcione la información financiera, comercial, operativa y personal del ACREDITADO, así como la relativa al Crédito y al Contrato;</text:p>
            </text:list-item>
            <text:list-item>
              <text:p text:style-name="P103"><text:soft-page-break/>que su información pueda ser utilizada por EL ACREDITANTE con fines mercadotécnicos y/o publicitarios;</text:p>
            </text:list-item>
            <text:list-item>
              <text:p text:style-name="P103">recibir en su domicilio particular y/o laboral, correos electrónicos personales y/o laborales, teléfonos fijos particulares y/o laborales, teléfonos móviles particulares y/o laborales o, por cualquier otro medio, publicidad de los bienes, productos y/o servicios financieros que ofrezca EL ACREDITANTE. El ofrecimiento de los bienes, productos y/o servicios financieros será realizado por EL ACREDITANTE, a través de publicidad, promoción o mercadeo telefónico. Esta autorización podrá ser revocada presentando un escrito en cualquiera de las sucursales del ACREDITANTE.</text:p>
            </text:list-item>
          </text:list>
          <text:p text:style-name="P58"/>
          <text:p text:style-name="P58"/>
          <table:table table:name="Tabla2" table:style-name="Tabla2">
            <table:table-column table:style-name="Tabla2.A" table:number-columns-repeated="2"/>
            <table:table-row table:style-name="Tabla2.1">
              <table:table-cell table:style-name="Tabla2.A1" office:value-type="string">
                <text:p text:style-name="P19">__________________________________</text:p>
                <text:p text:style-name="P9"><text:span text:style-name="T42">[</text:span><text:span text:style-name="Fuente_20_de_20_párrafo_20_predeter."><text:span text:style-name="T34"><text:user-field-get text:name="py3o.objects.proof_2.name">proof_2.name</text:user-field-get></text:span></text:span></text:p>
                <text:p text:style-name="P31">REPRESENTANTE LEGAL</text:p>
                <text:p text:style-name="P34"><text:span text:style-name="Fuente_20_de_20_párrafo_20_predeter."><text:span text:style-name="T39"><text:user-field-get text:name="py3o.obj.partner_id.name">partner_id</text:user-field-get></text:span></text:span></text:p>
              </table:table-cell>
              <table:table-cell table:style-name="Tabla2.A1" office:value-type="string">
                <text:p text:style-name="P19">__________________________________</text:p>
                <text:p text:style-name="P8"><text:span text:style-name="Fuente_20_de_20_párrafo_20_predeter."><text:span text:style-name="T34"><text:user-field-get text:name="py3o.objects.proof_1.name">proof_1.name</text:user-field-get></text:span></text:span></text:p>
                <text:p text:style-name="P19">(NOMBRE Y FIRMA)</text:p>
                <text:p text:style-name="P34"><text:span text:style-name="Fuente_20_de_20_párrafo_20_predeter."><text:span text:style-name="T39"><text:user-field-get text:name="py3o.obj.partner_id.name">partner_id</text:user-field-get></text:span></text:span></text:p>
              </table:table-cell>
            </table:table-row>
          </table:table>
          <text:p text:style-name="P21"/>
          <text:p text:style-name="P21"/>
          <text:p text:style-name="P21">AVISO DE PRIVACIDAD:</text:p>
          <text:p text:style-name="P17">I. CREDIHOY FINANCIERA, S.A. DE C.V., SOFOM, E.N.R (el “Responsable”) con domicilio en Blvd. Lázaro Cárdenas 3198, interior 2, Fraccionamiento Villa Verde, C.P. 21395, Mexicali, Baja California, México, se obliga a tratar mis datos personales (el(la) Titular) para los fines que se señalan a continuación:</text:p>
          <text:p text:style-name="P29"><text:span text:style-name="T9">I. a)</text:span><text:span text:style-name="T15"> La identificación y el conocimiento del(la) Titular; </text:span><text:span text:style-name="T9">b)</text:span><text:span text:style-name="T15"> La o las consultas en las Sociedades de Información de Crediticia de la información e historial crediticio del (la) Titular; </text:span><text:span text:style-name="T9">c)</text:span><text:span text:style-name="T15"> La prevención y/o la detección de fraudes u otros ilícitos en agravio del responsable y/o del (la) Titular; </text:span><text:span text:style-name="T9">d)</text:span><text:span text:style-name="T15"> La cobranza extrajudicial y/o judicial del Contrato al (la) Titular; </text:span><text:span text:style-name="T9">e)</text:span><text:span text:style-name="T15"> La publicidad, promoción y/o mercadeo telefónico al (la) Titular, de los bienes, productos y/o servicios que sean ofertados por el responsable; </text:span><text:span text:style-name="T9">f)</text:span><text:span text:style-name="T15"> La estadística, mercadotecnia y/o reporteo del y/o por el responsable; </text:span><text:span text:style-name="T9">II</text:span><text:span text:style-name="T15">. Mis datos personales sólo serán transferidos a terceros cuando: </text:span><text:span text:style-name="T9">a)</text:span><text:span text:style-name="T15"> el Responsable ceda, transmita, transfiera, afecte, grave y/o negocie en cualquier forma, los derechos de crédito del Contrato y/o del pagaré que sea suscrito por el (la) Titular al amparo del mismo (los “Derechos de Crédito”); </text:span><text:span text:style-name="T9">b)</text:span><text:span text:style-name="T15"> dichos terceros sean causahabientes y/o beneficiarios de los Derechos de Crédito; </text:span><text:span text:style-name="T9">c) </text:span><text:span text:style-name="T15">dicha transferencia sea obligatoria, necesaria y/o conveniente en relación con y/o, con respecto a, los Derechos de Crédito y/o el Contrato; y/o, </text:span><text:span text:style-name="T9">d)</text:span><text:span text:style-name="T15"> se requiera por y/o sea conveniente para el Responsable por las relaciones comerciales y/o de negocio que detente con dicho tercero. </text:span><text:span text:style-name="T9">III.</text:span><text:span text:style-name="T15"> Las modificaciones de que, en cualquier tiempo, sea objeto el presente Aviso de Privacidad, me serán notificadas a través el correo electrónico proporcionado al “responsable”. </text:span><text:span text:style-name="T9">IV</text:span><text:span text:style-name="T15">. El “Responsable” cuenta con el Departamento de Protección de Datos Personales (el “Departamento”), y que podré en todo momento acudir al Departamento para solicitar el acceso, corrección, cancelación y la oposición al tratamiento de mis datos personales, con domicilio en Blvd. Lázaro Cárdenas 3198, interior 2, Fraccionamiento Villa Verde, C.P. 21395, Mexicali, Baja California. México, teléfono: (686) 2009444, correo electrónico unidad.especializada@credihoy.mx.</text:span></text:p>
          <text:p text:style-name="P17">Al firmar este Aviso de Privacidad otorgo mi consentimiento para que el responsable, realice el tratamiento de mis datos personales para los fines que se establecen en el mismo. Mis datos personales se asientan en este contrato y en los anexos que se suscriban a su amparo, así como en las comunicaciones entre el Responsable y el Titular que se realicen con motivo del mismo.</text:p>
          <text:p text:style-name="P18"/>
          <table:table table:name="Tabla3" table:style-name="Tabla3">
            <table:table-column table:style-name="Tabla3.A" table:number-columns-repeated="2"/>
            <table:table-row table:style-name="Tabla3.1">
              <table:table-cell table:style-name="Tabla3.A1" office:value-type="string">
                <text:p text:style-name="P24">__________________________________</text:p>
                <text:p text:style-name="P33"><text:span text:style-name="Fuente_20_de_20_párrafo_20_predeter."><text:span text:style-name="T69"><text:user-field-get text:name="py3o.objects.proof_2.name">proof_2.name</text:user-field-get></text:span></text:span></text:p>
                <text:p text:style-name="P30">REPRESENTANTE LEGAL</text:p>
                <text:p text:style-name="P32"><text:span text:style-name="Fuente_20_de_20_párrafo_20_predeter."><text:span text:style-name="T70"><text:user-field-get text:name="py3o.obj.partner_id.name">partner_id</text:user-field-get></text:span></text:span></text:p>
                <text:p text:style-name="P32"><text:span text:style-name="Fuente_20_de_20_párrafo_20_predeter."/></text:p>
              </table:table-cell>
              <table:table-cell table:style-name="Tabla3.A1" office:value-type="string">
                <text:p text:style-name="P24">__________________________________</text:p>
                <text:p text:style-name="P23"><text:span text:style-name="Fuente_20_de_20_párrafo_20_predeter."><text:span text:style-name="T40"><text:user-field-get text:name="py3o.objects.proof_1.name">proof_1.name</text:user-field-get></text:span></text:span></text:p>
                <text:p text:style-name="P24">“AVAL U OBLIGADO SOLIDARIO”</text:p>
                <text:p text:style-name="P32"><text:span text:style-name="Fuente_20_de_20_párrafo_20_predeter."><text:span text:style-name="T70"><text:user-field-get text:name="py3o.obj.partner_id.name">partner_id</text:user-field-get></text:span></text:span></text:p>
                <text:p text:style-name="P24"/>
              </table:table-cell>
            </table:table-row>
          </table:table>
          <text:p text:style-name="P25"/>
          <text:p text:style-name="P7"><text:span text:style-name="T15">Ejecutivo/promotor: </text:span><text:span text:style-name="T53"><text:user-field-get text:name="py3o.obj.user_id.name">user_id.comercial</text:user-field-get></text:span></text:p>
          <text:p text:style-name="P7"><text:span text:style-name="T15">ID del Contrato: </text:span><text:span text:style-name="Fuente_20_de_20_párrafo_20_predeter."><text:span text:style-name="T25"><text:user-field-get text:name="py3o.objects.loan_id">loan_id</text:user-field-get></text:span></text:span></text:p>
          <text:p text:style-name="P36"><text:a xlink:type="simple" xlink:href="py3o:///with" text:style-name="Internet_20_link" text:visited-style-name="Visited_20_Internet_20_Link"><text:span text:style-name="T44">/with</text:span></text:a></text:p>
          <text:p text:style-name="P36"><text:a xlink:type="simple" xlink:href="py3o:///with" text:style-name="Internet_20_link" text:visited-style-name="Visited_20_Internet_20_Link"><text:span text:style-name="T44">/with</text:span></text:a></text:p>
          <text:p text:style-name="P39"><text:a xlink:type="simple" xlink:href="py3o:///for" text:style-name="Internet_20_link" text:visited-style-name="Visited_20_Internet_20_Link"><text:span text:style-name="T5">/for</text:span></text:a></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1"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Arial1"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Head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Header_20_and_20_Footer" style:display-name="Header and Footer" style:family="paragraph" style:parent-style-name="Standard" style:class="extra"/>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style:style style:name="ListLabel_20_58" style:display-name="ListLabel 58" style:family="text">
      <style:text-properties fo:font-size="8pt" fo:font-style="normal" fo:font-weight="bold" style:font-size-asian="8pt" style:font-style-asian="normal" style:font-weight-asian="bold" style:font-weight-complex="bold"/>
    </style:style>
    <style:style style:name="ListLabel_20_57" style:display-name="ListLabel 57" style:family="text">
      <style:text-properties fo:font-weight="bold" style:font-weight-asian="bold" style:font-weight-complex="bold"/>
    </style:style>
    <style:style style:name="ListLabel_20_56" style:display-name="ListLabel 56" style:family="text">
      <style:text-properties fo:font-weight="bold" style:font-weight-asian="bold" style:font-weight-complex="bold"/>
    </style:style>
    <style:style style:name="ListLabel_20_55" style:display-name="ListLabel 55" style:family="text">
      <style:text-properties fo:font-size="8pt" fo:font-style="normal" fo:font-weight="bold" style:font-size-asian="8pt" style:font-style-asian="normal" style:font-weight-asian="bold" style:font-weight-complex="bold"/>
    </style:style>
    <style:style style:name="ListLabel_20_54" style:display-name="ListLabel 54" style:family="text">
      <style:text-properties fo:font-size="8pt" fo:font-style="normal" fo:font-weight="bold" style:font-size-asian="8pt" style:font-style-asian="normal" style:font-weight-asian="bold" style:font-weight-complex="bold"/>
    </style:style>
    <style:style style:name="ListLabel_20_53" style:display-name="ListLabel 53" style:family="text">
      <style:text-properties fo:font-weight="bold" style:font-weight-asian="bold" style:font-weight-complex="bold"/>
    </style:style>
    <style:style style:name="ListLabel_20_52" style:display-name="ListLabel 52" style:family="text">
      <style:text-properties fo:font-weight="bold" style:font-weight-asian="bold" style:font-weight-complex="bold"/>
    </style:style>
    <style:style style:name="ListLabel_20_51" style:display-name="ListLabel 51" style:family="text">
      <style:text-properties fo:font-weight="bold" style:font-weight-asian="bold" style:font-weight-complex="bold"/>
    </style:style>
    <style:style style:name="ListLabel_20_50" style:display-name="ListLabel 50" style:family="text">
      <style:text-properties fo:font-size="8pt" fo:font-style="normal" fo:font-weight="bold" style:font-size-asian="8pt" style:font-style-asian="normal" style:font-weight-asian="bold" style:font-weight-complex="bold"/>
    </style:style>
    <style:style style:name="ListLabel_20_49" style:display-name="ListLabel 49" style:family="text">
      <style:text-properties fo:font-size="8pt" fo:font-style="normal" fo:font-weight="bold" style:font-size-asian="8pt" style:font-style-asian="normal" style:font-weight-asian="bold" style:font-weight-complex="bold"/>
    </style:style>
    <style:style style:name="ListLabel_20_48" style:display-name="ListLabel 48" style:family="text">
      <style:text-properties fo:font-weight="bold" style:font-weight-asian="bold" style:font-weight-complex="bold"/>
    </style:style>
    <style:style style:name="ListLabel_20_47" style:display-name="ListLabel 47" style:family="text">
      <style:text-properties fo:font-weight="bold" style:font-weight-asian="bold"/>
    </style:style>
    <style:style style:name="ListLabel_20_46" style:display-name="ListLabel 46" style:family="text">
      <style:text-properties fo:font-size="8pt" fo:font-style="normal" fo:font-weight="bold" style:font-size-asian="8pt" style:font-style-asian="normal" style:font-weight-asian="bold" style:font-weight-complex="bold"/>
    </style:style>
    <style:style style:name="ListLabel_20_45" style:display-name="ListLabel 45" style:family="text">
      <style:text-properties fo:font-weight="bold" style:font-weight-asian="bold" style:font-name-complex="Times New Roman" style:font-family-complex="'Times New Roman'" style:font-family-generic-complex="system" style:font-pitch-complex="variable"/>
    </style:style>
    <style:style style:name="ListLabel_20_44" style:display-name="ListLabel 44" style:family="text">
      <style:text-properties fo:font-weight="bold" style:font-weight-asian="bold"/>
    </style:style>
    <style:style style:name="ListLabel_20_43" style:display-name="ListLabel 43" style:family="text">
      <style:text-properties fo:font-weight="bold" style:font-weight-asian="bold" style:font-weight-complex="bold"/>
    </style:style>
    <style:style style:name="ListLabel_20_42" style:display-name="ListLabel 42" style:family="text">
      <style:text-properties fo:font-weight="bold" style:font-weight-asian="bold"/>
    </style:style>
    <style:style style:name="ListLabel_20_41" style:display-name="ListLabel 41" style:family="text">
      <style:text-properties fo:font-weight="bold" style:font-weight-asian="bold"/>
    </style:style>
    <style:style style:name="ListLabel_20_40" style:display-name="ListLabel 40" style:family="text">
      <style:text-properties fo:font-size="8pt" fo:font-style="normal" fo:font-weight="bold" style:font-size-asian="8pt" style:font-style-asian="normal" style:font-weight-asian="bold" style:font-weight-complex="bold"/>
    </style:style>
    <style:style style:name="ListLabel_20_39" style:display-name="ListLabel 39" style:family="text">
      <style:text-properties fo:font-weight="bold" style:font-weight-asian="bold" style:font-name-complex="Times New Roman" style:font-family-complex="'Times New Roman'" style:font-family-generic-complex="system" style:font-pitch-complex="variable"/>
    </style:style>
    <style:style style:name="ListLabel_20_38" style:display-name="ListLabel 38" style:family="text">
      <style:text-properties fo:font-weight="bold" style:font-weight-asian="bold"/>
    </style:style>
    <style:style style:name="ListLabel_20_37" style:display-name="ListLabel 37" style:family="text">
      <style:text-properties fo:font-weight="bold" style:font-weight-asian="bold"/>
    </style:style>
    <style:style style:name="ListLabel_20_36" style:display-name="ListLabel 36" style:family="text">
      <style:text-properties fo:font-weight="bold" style:font-weight-asian="bold"/>
    </style:style>
    <style:style style:name="ListLabel_20_35" style:display-name="ListLabel 35" style:family="text">
      <style:text-properties fo:font-weight="bold" style:font-weight-asian="bold"/>
    </style:style>
    <style:style style:name="ListLabel_20_34" style:display-name="ListLabel 34" style:family="text">
      <style:text-properties fo:font-weight="bold" style:font-weight-asian="bold"/>
    </style:style>
    <style:style style:name="ListLabel_20_33" style:display-name="ListLabel 33" style:family="text">
      <style:text-properties fo:font-weight="bold" style:font-weight-asian="bold"/>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fo:font-weight="bold" style:font-weight-asian="bold" style:font-name-complex="Times New Roman" style:font-family-complex="'Times New Roman'" style:font-family-generic-complex="system" style:font-pitch-complex="variable"/>
    </style:style>
    <style:style style:name="ListLabel_20_23" style:display-name="ListLabel 23" style:family="text">
      <style:text-properties fo:font-weight="bold" style:font-weight-asian="bold"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fo:font-style="normal" fo:font-weight="bold" style:font-style-asian="normal" style:font-weight-asian="bold" style:font-name-complex="Times New Roman" style:font-family-complex="'Times New Roman'" style:font-family-generic-complex="system" style:font-pitch-complex="variable" style:font-weight-complex="normal"/>
    </style:style>
    <style:style style:name="ListLabel_20_13" style:display-name="ListLabel 13" style:family="text">
      <style:text-properties fo:font-weight="bold" style:font-weight-asian="bold" style:font-name-complex="Times New Roman" style:font-family-complex="'Times New Roman'" style:font-family-generic-complex="system" style:font-pitch-complex="variable"/>
    </style:style>
    <style:style style:name="ListLabel_20_12" style:display-name="ListLabel 12" style:family="text">
      <style:text-properties fo:font-weight="bold" style:font-weight-asian="bold" style:font-name-complex="Times New Roman" style:font-family-complex="'Times New Roman'"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Calibri" style:font-family-asian="Calibri"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1" style:display-name="ListLabel 1" style:family="text">
      <style:text-properties fo:font-weight="bold" style:font-weight-asian="bold"/>
    </style:style>
    <style:style style:name="Unresolved_20_Mention" style:display-name="Unresolved Mention" style:family="text" style:parent-style-name="Default_20_Paragraph_20_Font">
      <style:text-properties fo:color="#605e5c" fo:background-color="#e1dfdd"/>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Texto_20_comentario_20_Car" style:display-name="Texto comentario C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system" style:font-pitch-complex="variable"/>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2" style:num-suffix=")" style:num-format="a" style:num-letter-sync="true">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3" style:num-suffix=")" style:num-format="a" style:num-letter-sync="true">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4"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5"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6"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2"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23" style:num-suffix="." style:num-format="I" text:start-value="3">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4"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5"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6"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8"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9"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2"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33" style:num-suffix=")" style:num-format="a" style:num-letter-sync="true">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34" style:num-suffix=")" style:num-format="a" style:num-letter-sync="true">
        <style:list-level-properties text:list-level-position-and-space-mode="label-alignment">
          <style:list-level-label-alignment text:label-followed-by="listtab" fo:text-indent="-0.25in" fo:margin-left="0.5453in"/>
        </style:list-level-properties>
      </text:list-level-style-number>
      <text:list-level-style-number text:level="2" text:style-name="ListLabel_20_35" style:num-prefix="(" style:num-suffix=")" style:num-format="1">
        <style:list-level-properties text:list-level-position-and-space-mode="label-alignment">
          <style:list-level-label-alignment text:label-followed-by="listtab" fo:text-indent="-0.25in" fo:margin-left="1.0453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53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5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5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5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53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53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5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36" style:num-suffix="." style:num-format="I" text:start-value="5">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37" style:num-suffix="." style:num-format="I" text:start-value="5">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0.4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39" style:num-suffix=")" style:num-format="a" style:num-letter-sync="true">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4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4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a" style:num-letter-sync="true">
        <style:list-level-properties text:list-level-position-and-space-mode="label-alignment">
          <style:list-level-label-alignment text:label-followed-by="listtab" fo:text-indent="-0.2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2" style:num-suffix="." style:num-format="a" style:num-letter-sync="true">
        <style:list-level-properties text:list-level-position-and-space-mode="label-alignment">
          <style:list-level-label-alignment text:label-followed-by="listtab" fo:text-indent="-0.25in" fo:margin-left="0.4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4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4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45" style:num-suffix=")" style:num-format="a" style:num-letter-sync="true">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46"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4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48"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4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5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5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fo:text-indent="-0.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5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5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5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55"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56" style:num-suffix=")" style:num-format="a" style:num-letter-sync="true">
        <style:list-level-properties text:list-level-position-and-space-mode="label-alignment">
          <style:list-level-label-alignment text:label-followed-by="listtab" fo:text-indent="-0.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57" style:num-suffix=")" style:num-format="a" style:num-letter-sync="true">
        <style:list-level-properties text:list-level-position-and-space-mode="label-alignment">
          <style:list-level-label-alignment text:label-followed-by="listtab" fo:text-indent="-0.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58" style:num-prefix="ANEXO "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Header"><draw:frame draw:style-name="Mfr1" draw:name="Image1" text:anchor-type="char" svg:x="6.4146in" svg:y="-0.4374in" svg:width="0.5008in" svg:height="0.3693in" draw:z-index="7"><draw:image xlink:href="Pictures/1000020100000150000000F836DD33AC0C7957EE.png" xlink:type="simple" xlink:show="embed" xlink:actuate="onLoad" loext:mime-type="image/png"/></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9T14:14:42.792186045</meta:creation-date>
    <dc:date>2020-06-12T20:18:23.829375815</dc:date>
    <meta:editing-duration>PT4H41M</meta:editing-duration>
    <meta:editing-cycles>36</meta:editing-cycles>
    <meta:generator>LibreOffice/6.0.7.3$Linux_X86_64 LibreOffice_project/00m0$Build-3</meta:generator>
    <meta:document-statistic meta:table-count="3" meta:image-count="1" meta:object-count="0" meta:page-count="8" meta:paragraph-count="244" meta:word-count="9424" meta:character-count="60279" meta:non-whitespace-character-count="51143"/>
  </office:meta>
</office:document-meta>
</file>